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1.4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24.36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120.84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43.74pt"/>
    </style:style>
    <style:style style:name="co10" style:family="table-column">
      <style:table-column-properties fo:break-before="auto" style:column-width="153.5pt"/>
    </style:style>
    <style:style style:name="co11" style:family="table-column">
      <style:table-column-properties fo:break-before="auto" style:column-width="264.61pt"/>
    </style:style>
    <style:style style:name="co12" style:family="table-column">
      <style:table-column-properties fo:break-before="auto" style:column-width="140.29pt"/>
    </style:style>
    <style:style style:name="co13" style:family="table-column">
      <style:table-column-properties fo:break-before="auto" style:column-width="135.44pt"/>
    </style:style>
    <style:style style:name="co14" style:family="table-column">
      <style:table-column-properties fo:break-before="auto" style:column-width="88.89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111.09pt"/>
    </style:style>
    <style:style style:name="co17" style:family="table-column">
      <style:table-column-properties fo:break-before="auto" style:column-width="209.76pt"/>
    </style:style>
    <style:style style:name="co18" style:family="table-column">
      <style:table-column-properties fo:break-before="auto" style:column-width="73.59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41pt"/>
    </style:style>
    <style:style style:name="co21" style:family="table-column">
      <style:table-column-properties fo:break-before="auto" style:column-width="209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art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Purchase_20_Sum_20_By_20_Date">
      <style:table-properties table:display="true" style:writing-mode="lr-tb"/>
    </style:style>
    <style:style style:name="ta4" style:family="table" style:master-page-name="PageStyle_5f_Purchase_20_Sum_20_By_20_Month">
      <style:table-properties table:display="true" style:writing-mode="lr-tb"/>
    </style:style>
    <style:style style:name="ta5" style:family="table" style:master-page-name="PageStyle_5f_Categories">
      <style:table-properties table:display="true" style:writing-mode="lr-tb"/>
    </style:style>
    <style:style style:name="ta6" style:family="table" style:master-page-name="PageStyle_5f_Bins">
      <style:table-properties table:display="true" style:writing-mode="lr-tb"/>
    </style:style>
    <style:style style:name="ta7" style:family="table" style:master-page-name="PageStyle_5f_Combination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e65e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e65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e65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none"/>
    </style:style>
    <style:style style:name="ce28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>
      <style:table-cell-properties fo:border-bottom="none" fo:border-left="none" fo:border-right="none" fo:border-top="0.99pt solid #000000"/>
    </style:style>
    <style:style style:name="ce32" style:family="table-cell" style:parent-style-name="Pivot_20_Table_20_Value">
      <style:table-cell-properties fo:border-bottom="2.01pt solid #000000" fo:border-left="none" fo:border-right="none" fo:border-top="none"/>
    </style:style>
    <style:style style:name="ce3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4" style:family="table-cell" style:parent-style-name="Pivot_20_Table_20_Value">
      <style:table-cell-properties fo:border-bottom="none" fo:border-left="none" fo:border-right="0.99pt solid #000000" fo:border-top="none"/>
    </style:style>
    <style:style style:name="ce35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Result">
      <style:table-cell-properties fo:border-bottom="2.01pt solid #000000" fo:border-left="0.99pt solid #000000" fo:border-right="2.01pt solid #000000" fo:border-top="none"/>
    </style:style>
    <style:style style:name="ce4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5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2.01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2.01pt solid #000000" fo:border-top="0.99pt solid #000000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_1,cust_2,cust_3,cust_4,cust_5,cust_6,cust_7,cust_8,cust_9,cust_10,cust_11,cust_12,cust_13,cust_14,cust_15,cust_16,cust_17,cust_18,cust_19,cust_20,cust_21,cust_22,cust_23,cust_24,cust_25,cust_26,cust_27,cust_28,cust_29,cust_30,cust_31,cust_32,cust_33,cust_34,cust_35,cust_36,cust_37,cust_38,cust_39,cust_40,cust_41,cust_42,cust_43,cust_44,cust_45,cust_46,cust_47,cust_48,cust_49,cust_50,cust_51,cust_52,cust_53,cust_54,cust_55,cust_56,cust_57,cust_58,cust_59,cust_60,cust_61,cust_62,cust_63,cust_64,cust_65,cust_66,cust_67,cust_68,cust_69,cust_70,cust_71,cust_72,cust_73,cust_74,cust_75,cust_76,cust_77,cust_78,cust_79,cust_80,cust_81,cust_82,cust_83,cust_84,cust_85,cust_86,cust_87,cust_88,cust_89,cust_90,cust_91,cust_92,cust_93,cust_94,cust_95,cust_96,cust_97,cust_98,cust_99,cust_100,cust_101,cust_102,cust_103,cust_104,cust_105,cust_106,cust_107,cust_108,cust_109,cust_110,cust_111,cust_112,cust_113,cust_114,cust_115,cust_116,cust_117,cust_118,cust_119,cust_120,cust_121,cust_122,cust_123,cust_124,cust_125,cust_1)" table:allow-empty-cell="true" table:display-list="no" table:base-cell-address="Data.A2">
          <table:error-message table:message-type="stop" table:display="true"/>
        </table:content-validation>
        <table:content-validation table:name="val2" table:condition="of:cell-content-is-in-list(&quot;Furniture&quot;;&quot;Sports&quot;;&quot;Grocery&quot;;&quot;Clothing&quot;;&quot;Electronics&quot;)" table:allow-empty-cell="true" table:display-list="no" table:base-cell-address="Data.B2">
          <table:error-message table:message-type="stop" table:display="true"/>
        </table:content-validation>
        <table:content-validation table:name="val3" table:condition="of: and cell-content-is-between(AND(ISNUMBER([.C2]);(NOT(OR(NOT(ISERROR(DATEVALUE([.C2]))); AND(ISNUMBER([.C2]); LEFT(CELL(&quot;format&quot;; [.C2]))=&quot;D&quot;))))),0)" table:allow-empty-cell="true" table:base-cell-address="Data.C2"/>
        <table:content-validation table:name="val4" table:condition="of: and cell-content-is-between(OR(NOT(ISERROR(DATEVALUE([.D2]))); AND(ISNUMBER([.D2]); LEFT(CELL(&quot;format&quot;; [.D2]))=&quot;D&quot;)),0)" table:allow-empty-cell="true" table:base-cell-address="Data.D2"/>
        <table:content-validation table:name="val5" table:condition="of:cell-content-is-in-list(&quot;Credit Card&quot;;&quot;Net Banking&quot;;&quot;Cash&quot;;&quot;UPI&quot;;&quot;Debit Card&quot;)" table:allow-empty-cell="true" table:display-list="no" table:base-cell-address="Data.E2">
          <table:error-message table:message-type="stop" table:display="true"/>
        </table:content-validation>
      </table:content-validations>
      <table:table table:name="Char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2"/>
          <table:table-cell table:number-columns-repeated="5"/>
          <table:table-cell>
            <draw:frame table:end-cell-address="Charts.N18" table:end-x="35.43pt" table:end-y="10.49pt" draw:z-index="0" draw:name="Chart 1" draw:style-name="gr1" draw:text-style-name="P1" svg:width="452.98pt" svg:height="278.22pt" svg:x="3.34pt" svg:y="0pt">
              <draw:object draw:notify-on-update-of-ranges="Categories.B2:Categories.B6 Categories.F2:Categories.F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unt: 5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docs.google.com/spreadsheets/d/11rvJtN6_WVO7IpoyceDNNhM5zn_3ZUXWMeHM-NKHOv0/edit?gid=1988286868" xlink:type="simple">Turn on screen reader support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 enable screen reader support, press Ctrl+Alt+Z To learn about keyboard shortcuts, press Ctrl+sla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lect a data range</text:p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Charts.N37" table:end-x="35.43pt" table:end-y="8.99pt" draw:z-index="1" draw:name="Chart 2" draw:style-name="gr1" draw:text-style-name="P1" svg:width="452.98pt" svg:height="278.22pt" svg:x="3.34pt" svg:y="14.26pt">
              <draw:object draw:notify-on-update-of-ranges="Bins.B2:Bins.B11 Bins.C2:Bins.C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>
            <draw:frame table:end-cell-address="Charts.G56" table:end-x="29.08pt" table:end-y="10.49pt" draw:z-index="2" draw:name="Chart 3" draw:style-name="gr1" draw:text-style-name="P1" svg:width="449.97pt" svg:height="278.22pt" svg:x="0pt" svg:y="0.03pt">
              <draw:object draw:notify-on-update-of-ranges="'Purchase Sum By Month'.B2:'Purchase Sum By Month'.H2 'Purchase Sum By Month'.A3:'Purchase Sum By Month'.A3 'Purchase Sum By Month'.B3:'Purchase Sum By Month'.H3 'Purchase Sum By Month'.A4:'Purchase Sum By Month'.A4 'Purchase Sum By Month'.B4:'Purchase Sum By Month'.H4 'Purchase Sum By Month'.A5:'Purchase Sum By Month'.A5 'Purchase Sum By Month'.B5:'Purchase Sum By Month'.H5 'Purchase Sum By Month'.A6:'Purchase Sum By Month'.A6 'Purchase Sum By Month'.B6:'Purchase Sum By Month'.H6 'Purchase Sum By Month'.A7:'Purchase Sum By Month'.A7 'Purchase Sum By Month'.B7:'Purchase Sum By Month'.H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Charts.N56" table:end-x="33.17pt" table:end-y="10.49pt" draw:z-index="3" draw:name="Chart 4" draw:style-name="gr1" draw:text-style-name="P1" svg:width="449.97pt" svg:height="278.22pt" svg:x="4.08pt" svg:y="0.03pt">
              <draw:object draw:notify-on-update-of-ranges="'Purchase Sum By Date'.B2:'Purchase Sum By Date'.AF2 'Purchase Sum By Date'.A3:'Purchase Sum By Date'.A3 'Purchase Sum By Date'.B3:'Purchase Sum By Date'.AF3 'Purchase Sum By Date'.A4:'Purchase Sum By Date'.A4 'Purchase Sum By Date'.B4:'Purchase Sum By Date'.AF4 'Purchase Sum By Date'.A5:'Purchase Sum By Date'.A5 'Purchase Sum By Date'.B5:'Purchase Sum By Date'.AF5 'Purchase Sum By Date'.A6:'Purchase Sum By Date'.A6 'Purchase Sum By Date'.B6:'Purchase Sum By Date'.AF6 'Purchase Sum By Date'.A7:'Purchase Sum By Date'.A7 'Purchase Sum By Date'.B7:'Purchase Sum By Date'.AF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style-name="ce4" office:value-type="string" calcext:value-type="string">
            <text:p>Customer_ID</text:p>
          </table:table-cell>
          <table:table-cell table:style-name="ce8" office:value-type="string" calcext:value-type="string">
            <text:p>Product_Category</text:p>
          </table:table-cell>
          <table:table-cell table:style-name="ce8" office:value-type="string" calcext:value-type="string">
            <text:p>Purchase_Amount</text:p>
          </table:table-cell>
          <table:table-cell table:style-name="ce8" office:value-type="string" calcext:value-type="string">
            <text:p>Purchase_Date</text:p>
          </table:table-cell>
          <table:table-cell table:style-name="ce8" office:value-type="string" calcext:value-type="string">
            <text:p>Payment_Method</text:p>
          </table:table-cell>
          <table:table-cell table:style-name="ce8" office:value-type="string" calcext:value-type="string">
            <text:p>Year-Month</text:p>
          </table:table-cell>
          <table:table-cell table:style-name="ce15" office:value-type="string" calcext:value-type="string">
            <text:p>Date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91.88" calcext:value-type="float">
            <text:p>491.88</text:p>
          </table:table-cell>
          <table:table-cell table:style-name="ce12" table:content-validation-name="val4" office:value-type="date" office:date-value="2024-01-01" calcext:value-type="date">
            <text:p>2024-01-0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table:number-matrix-columns-spanned="1" table:number-matrix-rows-spanned="200" table:formula="of:=TEXT([.D2:.D201]; &quot;MM&quot;)" office:value-type="string" office:string-value="01" calcext:value-type="string">
            <text:p>01</text:p>
          </table:table-cell>
          <table:table-cell table:style-name="ce16" table:number-matrix-columns-spanned="1" table:number-matrix-rows-spanned="200" table:formula="of:=TEXT([.D2:.D201]; &quot;DD&quot;)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205.42" calcext:value-type="float">
            <text:p>205.42</text:p>
          </table:table-cell>
          <table:table-cell table:style-name="ce13" table:content-validation-name="val4" office:value-type="date" office:date-value="2024-01-02" calcext:value-type="date">
            <text:p>2024-01-02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410.05" calcext:value-type="float">
            <text:p>410.05</text:p>
          </table:table-cell>
          <table:table-cell table:style-name="ce12" table:content-validation-name="val4" office:value-type="date" office:date-value="2024-01-03" calcext:value-type="date">
            <text:p>2024-01-03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401.19" calcext:value-type="float">
            <text:p>401.19</text:p>
          </table:table-cell>
          <table:table-cell table:style-name="ce13" table:content-validation-name="val4" office:value-type="date" office:date-value="2024-01-04" calcext:value-type="date">
            <text:p>2024-01-04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83.85" calcext:value-type="float">
            <text:p>83.85</text:p>
          </table:table-cell>
          <table:table-cell table:style-name="ce12" table:content-validation-name="val4" office:value-type="date" office:date-value="2024-01-05" calcext:value-type="date">
            <text:p>2024-01-05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59.02" calcext:value-type="float">
            <text:p>259.02</text:p>
          </table:table-cell>
          <table:table-cell table:style-name="ce13" table:content-validation-name="val4" office:value-type="date" office:date-value="2024-01-06" calcext:value-type="date">
            <text:p>2024-01-06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50.95" calcext:value-type="float">
            <text:p>350.95</text:p>
          </table:table-cell>
          <table:table-cell table:style-name="ce12" table:content-validation-name="val4" office:value-type="date" office:date-value="2024-01-07" calcext:value-type="date">
            <text:p>2024-01-07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430.6" calcext:value-type="float">
            <text:p>430.6</text:p>
          </table:table-cell>
          <table:table-cell table:style-name="ce13" table:content-validation-name="val4" office:value-type="date" office:date-value="2024-01-08" calcext:value-type="date">
            <text:p>2024-01-08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169.72" calcext:value-type="float">
            <text:p>169.72</text:p>
          </table:table-cell>
          <table:table-cell table:style-name="ce12" table:content-validation-name="val4" office:value-type="date" office:date-value="2024-01-09" calcext:value-type="date">
            <text:p>2024-01-09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17.92" calcext:value-type="float">
            <text:p>117.92</text:p>
          </table:table-cell>
          <table:table-cell table:style-name="ce13" table:content-validation-name="val4" office:value-type="date" office:date-value="2024-01-10" calcext:value-type="date">
            <text:p>2024-01-10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58.46" calcext:value-type="float">
            <text:p>358.46</text:p>
          </table:table-cell>
          <table:table-cell table:style-name="ce12" table:content-validation-name="val4" office:value-type="date" office:date-value="2024-01-11" calcext:value-type="date">
            <text:p>2024-01-11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406.66" calcext:value-type="float">
            <text:p>406.66</text:p>
          </table:table-cell>
          <table:table-cell table:style-name="ce13" table:content-validation-name="val4" office:value-type="date" office:date-value="2024-01-12" calcext:value-type="date">
            <text:p>2024-01-12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180.85" calcext:value-type="float">
            <text:p>180.85</text:p>
          </table:table-cell>
          <table:table-cell table:style-name="ce12" table:content-validation-name="val4" office:value-type="date" office:date-value="2024-01-13" calcext:value-type="date">
            <text:p>2024-01-13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57.13" calcext:value-type="float">
            <text:p>57.13</text:p>
          </table:table-cell>
          <table:table-cell table:style-name="ce13" table:content-validation-name="val4" office:value-type="date" office:date-value="2024-01-14" calcext:value-type="date">
            <text:p>2024-01-14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70.86" calcext:value-type="float">
            <text:p>470.86</text:p>
          </table:table-cell>
          <table:table-cell table:style-name="ce12" table:content-validation-name="val4" office:value-type="date" office:date-value="2024-01-15" calcext:value-type="date">
            <text:p>2024-01-15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04.81" calcext:value-type="float">
            <text:p>204.81</text:p>
          </table:table-cell>
          <table:table-cell table:style-name="ce13" table:content-validation-name="val4" office:value-type="date" office:date-value="2024-01-16" calcext:value-type="date">
            <text:p>2024-01-16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263.7" calcext:value-type="float">
            <text:p>263.7</text:p>
          </table:table-cell>
          <table:table-cell table:style-name="ce12" table:content-validation-name="val4" office:value-type="date" office:date-value="2024-01-17" calcext:value-type="date">
            <text:p>2024-01-17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420.48" calcext:value-type="float">
            <text:p>420.48</text:p>
          </table:table-cell>
          <table:table-cell table:style-name="ce13" table:content-validation-name="val4" office:value-type="date" office:date-value="2024-01-18" calcext:value-type="date">
            <text:p>2024-01-18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41.09" calcext:value-type="float">
            <text:p>341.09</text:p>
          </table:table-cell>
          <table:table-cell table:style-name="ce12" table:content-validation-name="val4" office:value-type="date" office:date-value="2024-01-19" calcext:value-type="date">
            <text:p>2024-01-19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370.26" calcext:value-type="float">
            <text:p>370.26</text:p>
          </table:table-cell>
          <table:table-cell table:style-name="ce13" table:content-validation-name="val4" office:value-type="date" office:date-value="2024-01-20" calcext:value-type="date">
            <text:p>2024-01-20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21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112.45" calcext:value-type="float">
            <text:p>112.45</text:p>
          </table:table-cell>
          <table:table-cell table:style-name="ce12" table:content-validation-name="val4" office:value-type="date" office:date-value="2024-01-21" calcext:value-type="date">
            <text:p>2024-01-21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275.31" calcext:value-type="float">
            <text:p>275.31</text:p>
          </table:table-cell>
          <table:table-cell table:style-name="ce13" table:content-validation-name="val4" office:value-type="date" office:date-value="2024-01-22" calcext:value-type="date">
            <text:p>2024-01-22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2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50.93" calcext:value-type="float">
            <text:p>350.93</text:p>
          </table:table-cell>
          <table:table-cell table:style-name="ce12" table:content-validation-name="val4" office:value-type="date" office:date-value="2024-01-23" calcext:value-type="date">
            <text:p>2024-01-23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4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21.99" calcext:value-type="float">
            <text:p>121.99</text:p>
          </table:table-cell>
          <table:table-cell table:style-name="ce13" table:content-validation-name="val4" office:value-type="date" office:date-value="2024-01-24" calcext:value-type="date">
            <text:p>2024-01-24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2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95.73" calcext:value-type="float">
            <text:p>95.73</text:p>
          </table:table-cell>
          <table:table-cell table:style-name="ce12" table:content-validation-name="val4" office:value-type="date" office:date-value="2024-01-25" calcext:value-type="date">
            <text:p>2024-01-25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6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491.26" calcext:value-type="float">
            <text:p>491.26</text:p>
          </table:table-cell>
          <table:table-cell table:style-name="ce13" table:content-validation-name="val4" office:value-type="date" office:date-value="2024-01-26" calcext:value-type="date">
            <text:p>2024-01-26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2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263.15" calcext:value-type="float">
            <text:p>263.15</text:p>
          </table:table-cell>
          <table:table-cell table:style-name="ce12" table:content-validation-name="val4" office:value-type="date" office:date-value="2024-01-27" calcext:value-type="date">
            <text:p>2024-01-27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28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137.81" calcext:value-type="float">
            <text:p>137.81</text:p>
          </table:table-cell>
          <table:table-cell table:style-name="ce13" table:content-validation-name="val4" office:value-type="date" office:date-value="2024-01-28" calcext:value-type="date">
            <text:p>2024-01-28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29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98.16" calcext:value-type="float">
            <text:p>498.16</text:p>
          </table:table-cell>
          <table:table-cell table:style-name="ce12" table:content-validation-name="val4" office:value-type="date" office:date-value="2024-01-29" calcext:value-type="date">
            <text:p>2024-01-29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3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83.06" calcext:value-type="float">
            <text:p>483.06</text:p>
          </table:table-cell>
          <table:table-cell table:style-name="ce13" table:content-validation-name="val4" office:value-type="date" office:date-value="2024-01-30" calcext:value-type="date">
            <text:p>2024-01-30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1" calcext:value-type="string">
            <text:p>01</text:p>
          </table:table-cell>
          <table:table-cell table:style-name="ce17" office:value-type="string" office:string-value="30" calcext:value-type="string">
            <text:p>3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1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283.56" calcext:value-type="float">
            <text:p>283.56</text:p>
          </table:table-cell>
          <table:table-cell table:style-name="ce12" table:content-validation-name="val4" office:value-type="date" office:date-value="2024-01-31" calcext:value-type="date">
            <text:p>2024-01-31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1" calcext:value-type="string">
            <text:p>01</text:p>
          </table:table-cell>
          <table:table-cell table:style-name="ce16" office:value-type="string" office:string-value="31" calcext:value-type="string">
            <text:p>3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32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42.49" calcext:value-type="float">
            <text:p>442.49</text:p>
          </table:table-cell>
          <table:table-cell table:style-name="ce13" table:content-validation-name="val4" office:value-type="date" office:date-value="2024-02-01" calcext:value-type="date">
            <text:p>2024-02-01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102.47" calcext:value-type="float">
            <text:p>102.47</text:p>
          </table:table-cell>
          <table:table-cell table:style-name="ce12" table:content-validation-name="val4" office:value-type="date" office:date-value="2024-02-02" calcext:value-type="date">
            <text:p>2024-02-02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34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46.65" calcext:value-type="float">
            <text:p>146.65</text:p>
          </table:table-cell>
          <table:table-cell table:style-name="ce13" table:content-validation-name="val4" office:value-type="date" office:date-value="2024-02-03" calcext:value-type="date">
            <text:p>2024-02-03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5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53.18" calcext:value-type="float">
            <text:p>353.18</text:p>
          </table:table-cell>
          <table:table-cell table:style-name="ce12" table:content-validation-name="val4" office:value-type="date" office:date-value="2024-02-04" calcext:value-type="date">
            <text:p>2024-02-04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36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424.86" calcext:value-type="float">
            <text:p>424.86</text:p>
          </table:table-cell>
          <table:table-cell table:style-name="ce13" table:content-validation-name="val4" office:value-type="date" office:date-value="2024-02-05" calcext:value-type="date">
            <text:p>2024-02-05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429.6" calcext:value-type="float">
            <text:p>429.6</text:p>
          </table:table-cell>
          <table:table-cell table:style-name="ce12" table:content-validation-name="val4" office:value-type="date" office:date-value="2024-02-06" calcext:value-type="date">
            <text:p>2024-02-0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38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208.21" calcext:value-type="float">
            <text:p>208.21</text:p>
          </table:table-cell>
          <table:table-cell table:style-name="ce13" table:content-validation-name="val4" office:value-type="date" office:date-value="2024-02-07" calcext:value-type="date">
            <text:p>2024-02-07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3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445.01" calcext:value-type="float">
            <text:p>445.01</text:p>
          </table:table-cell>
          <table:table-cell table:style-name="ce12" table:content-validation-name="val4" office:value-type="date" office:date-value="2024-02-08" calcext:value-type="date">
            <text:p>2024-02-08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0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26.95" calcext:value-type="float">
            <text:p>426.95</text:p>
          </table:table-cell>
          <table:table-cell table:style-name="ce13" table:content-validation-name="val4" office:value-type="date" office:date-value="2024-02-09" calcext:value-type="date">
            <text:p>2024-02-09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41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68.46" calcext:value-type="float">
            <text:p>468.46</text:p>
          </table:table-cell>
          <table:table-cell table:style-name="ce12" table:content-validation-name="val4" office:value-type="date" office:date-value="2024-02-10" calcext:value-type="date">
            <text:p>2024-02-10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394.82" calcext:value-type="float">
            <text:p>394.82</text:p>
          </table:table-cell>
          <table:table-cell table:style-name="ce13" table:content-validation-name="val4" office:value-type="date" office:date-value="2024-02-11" calcext:value-type="date">
            <text:p>2024-02-11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4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37.8" calcext:value-type="float">
            <text:p>337.8</text:p>
          </table:table-cell>
          <table:table-cell table:style-name="ce12" table:content-validation-name="val4" office:value-type="date" office:date-value="2024-02-12" calcext:value-type="date">
            <text:p>2024-02-12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94.54" calcext:value-type="float">
            <text:p>294.54</text:p>
          </table:table-cell>
          <table:table-cell table:style-name="ce13" table:content-validation-name="val4" office:value-type="date" office:date-value="2024-02-13" calcext:value-type="date">
            <text:p>2024-02-13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45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192.42" calcext:value-type="float">
            <text:p>192.42</text:p>
          </table:table-cell>
          <table:table-cell table:style-name="ce12" table:content-validation-name="val4" office:value-type="date" office:date-value="2024-02-14" calcext:value-type="date">
            <text:p>2024-02-14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6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70.67" calcext:value-type="float">
            <text:p>470.67</text:p>
          </table:table-cell>
          <table:table-cell table:style-name="ce13" table:content-validation-name="val4" office:value-type="date" office:date-value="2024-02-15" calcext:value-type="date">
            <text:p>2024-02-15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47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487.1" calcext:value-type="float">
            <text:p>487.1</text:p>
          </table:table-cell>
          <table:table-cell table:style-name="ce12" table:content-validation-name="val4" office:value-type="date" office:date-value="2024-02-16" calcext:value-type="date">
            <text:p>2024-02-16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48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49.12" calcext:value-type="float">
            <text:p>149.12</text:p>
          </table:table-cell>
          <table:table-cell table:style-name="ce13" table:content-validation-name="val4" office:value-type="date" office:date-value="2024-02-17" calcext:value-type="date">
            <text:p>2024-02-17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49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159.63" calcext:value-type="float">
            <text:p>159.63</text:p>
          </table:table-cell>
          <table:table-cell table:style-name="ce12" table:content-validation-name="val4" office:value-type="date" office:date-value="2024-02-18" calcext:value-type="date">
            <text:p>2024-02-18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5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247.95" calcext:value-type="float">
            <text:p>247.95</text:p>
          </table:table-cell>
          <table:table-cell table:style-name="ce13" table:content-validation-name="val4" office:value-type="date" office:date-value="2024-02-19" calcext:value-type="date">
            <text:p>2024-02-19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1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229.73" calcext:value-type="float">
            <text:p>229.73</text:p>
          </table:table-cell>
          <table:table-cell table:style-name="ce12" table:content-validation-name="val4" office:value-type="date" office:date-value="2024-02-20" calcext:value-type="date">
            <text:p>2024-02-20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52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97.28" calcext:value-type="float">
            <text:p>497.28</text:p>
          </table:table-cell>
          <table:table-cell table:style-name="ce13" table:content-validation-name="val4" office:value-type="date" office:date-value="2024-02-21" calcext:value-type="date">
            <text:p>2024-02-21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96.2" calcext:value-type="float">
            <text:p>96.2</text:p>
          </table:table-cell>
          <table:table-cell table:style-name="ce12" table:content-validation-name="val4" office:value-type="date" office:date-value="2024-02-22" calcext:value-type="date">
            <text:p>2024-02-22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54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8.86" calcext:value-type="float">
            <text:p>18.86</text:p>
          </table:table-cell>
          <table:table-cell table:style-name="ce13" table:content-validation-name="val4" office:value-type="date" office:date-value="2024-02-23" calcext:value-type="date">
            <text:p>2024-02-23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5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252.01" calcext:value-type="float">
            <text:p>252.01</text:p>
          </table:table-cell>
          <table:table-cell table:style-name="ce12" table:content-validation-name="val4" office:value-type="date" office:date-value="2024-02-24" calcext:value-type="date">
            <text:p>2024-02-24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56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97.62" calcext:value-type="float">
            <text:p>97.62</text:p>
          </table:table-cell>
          <table:table-cell table:style-name="ce13" table:content-validation-name="val4" office:value-type="date" office:date-value="2024-02-25" calcext:value-type="date">
            <text:p>2024-02-25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189.57" calcext:value-type="float">
            <text:p>189.57</text:p>
          </table:table-cell>
          <table:table-cell table:style-name="ce12" table:content-validation-name="val4" office:value-type="date" office:date-value="2024-02-26" calcext:value-type="date">
            <text:p>2024-02-26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58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374.64" calcext:value-type="float">
            <text:p>374.64</text:p>
          </table:table-cell>
          <table:table-cell table:style-name="ce13" table:content-validation-name="val4" office:value-type="date" office:date-value="2024-02-27" calcext:value-type="date">
            <text:p>2024-02-27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59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63.26" calcext:value-type="float">
            <text:p>363.26</text:p>
          </table:table-cell>
          <table:table-cell table:style-name="ce12" table:content-validation-name="val4" office:value-type="date" office:date-value="2024-02-28" calcext:value-type="date">
            <text:p>2024-02-28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2" calcext:value-type="string">
            <text:p>02</text:p>
          </table:table-cell>
          <table:table-cell table:style-name="ce16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0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160.95" calcext:value-type="float">
            <text:p>160.95</text:p>
          </table:table-cell>
          <table:table-cell table:style-name="ce13" table:content-validation-name="val4" office:value-type="date" office:date-value="2024-02-29" calcext:value-type="date">
            <text:p>2024-02-29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2" calcext:value-type="string">
            <text:p>02</text:p>
          </table:table-cell>
          <table:table-cell table:style-name="ce17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61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75.84" calcext:value-type="float">
            <text:p>275.84</text:p>
          </table:table-cell>
          <table:table-cell table:style-name="ce12" table:content-validation-name="val4" office:value-type="date" office:date-value="2024-03-01" calcext:value-type="date">
            <text:p>2024-03-0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2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259.32" calcext:value-type="float">
            <text:p>259.32</text:p>
          </table:table-cell>
          <table:table-cell table:style-name="ce13" table:content-validation-name="val4" office:value-type="date" office:date-value="2024-03-02" calcext:value-type="date">
            <text:p>2024-03-02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6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321.8" calcext:value-type="float">
            <text:p>321.8</text:p>
          </table:table-cell>
          <table:table-cell table:style-name="ce12" table:content-validation-name="val4" office:value-type="date" office:date-value="2024-03-03" calcext:value-type="date">
            <text:p>2024-03-03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132.73" calcext:value-type="float">
            <text:p>132.73</text:p>
          </table:table-cell>
          <table:table-cell table:style-name="ce13" table:content-validation-name="val4" office:value-type="date" office:date-value="2024-03-04" calcext:value-type="date">
            <text:p>2024-03-04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65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99.04" calcext:value-type="float">
            <text:p>299.04</text:p>
          </table:table-cell>
          <table:table-cell table:style-name="ce12" table:content-validation-name="val4" office:value-type="date" office:date-value="2024-03-05" calcext:value-type="date">
            <text:p>2024-03-05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6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89.66" calcext:value-type="float">
            <text:p>489.66</text:p>
          </table:table-cell>
          <table:table-cell table:style-name="ce13" table:content-validation-name="val4" office:value-type="date" office:date-value="2024-03-06" calcext:value-type="date">
            <text:p>2024-03-06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67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48.5" calcext:value-type="float">
            <text:p>248.5</text:p>
          </table:table-cell>
          <table:table-cell table:style-name="ce12" table:content-validation-name="val4" office:value-type="date" office:date-value="2024-03-07" calcext:value-type="date">
            <text:p>2024-03-07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68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53.99" calcext:value-type="float">
            <text:p>453.99</text:p>
          </table:table-cell>
          <table:table-cell table:style-name="ce13" table:content-validation-name="val4" office:value-type="date" office:date-value="2024-03-08" calcext:value-type="date">
            <text:p>2024-03-08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69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222.85" calcext:value-type="float">
            <text:p>222.85</text:p>
          </table:table-cell>
          <table:table-cell table:style-name="ce12" table:content-validation-name="val4" office:value-type="date" office:date-value="2024-03-09" calcext:value-type="date">
            <text:p>2024-03-09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7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181.54" calcext:value-type="float">
            <text:p>181.54</text:p>
          </table:table-cell>
          <table:table-cell table:style-name="ce13" table:content-validation-name="val4" office:value-type="date" office:date-value="2024-03-10" calcext:value-type="date">
            <text:p>2024-03-10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26.1" calcext:value-type="float">
            <text:p>326.1</text:p>
          </table:table-cell>
          <table:table-cell table:style-name="ce12" table:content-validation-name="val4" office:value-type="date" office:date-value="2024-03-11" calcext:value-type="date">
            <text:p>2024-03-1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7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337.77" calcext:value-type="float">
            <text:p>337.77</text:p>
          </table:table-cell>
          <table:table-cell table:style-name="ce13" table:content-validation-name="val4" office:value-type="date" office:date-value="2024-03-12" calcext:value-type="date">
            <text:p>2024-03-12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433.44" calcext:value-type="float">
            <text:p>433.44</text:p>
          </table:table-cell>
          <table:table-cell table:style-name="ce12" table:content-validation-name="val4" office:value-type="date" office:date-value="2024-03-13" calcext:value-type="date">
            <text:p>2024-03-13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7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122.79" calcext:value-type="float">
            <text:p>122.79</text:p>
          </table:table-cell>
          <table:table-cell table:style-name="ce13" table:content-validation-name="val4" office:value-type="date" office:date-value="2024-03-14" calcext:value-type="date">
            <text:p>2024-03-14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5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254.6" calcext:value-type="float">
            <text:p>254.6</text:p>
          </table:table-cell>
          <table:table-cell table:style-name="ce12" table:content-validation-name="val4" office:value-type="date" office:date-value="2024-03-15" calcext:value-type="date">
            <text:p>2024-03-15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76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90.28" calcext:value-type="float">
            <text:p>290.28</text:p>
          </table:table-cell>
          <table:table-cell table:style-name="ce13" table:content-validation-name="val4" office:value-type="date" office:date-value="2024-03-16" calcext:value-type="date">
            <text:p>2024-03-16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7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86.59" calcext:value-type="float">
            <text:p>386.59</text:p>
          </table:table-cell>
          <table:table-cell table:style-name="ce12" table:content-validation-name="val4" office:value-type="date" office:date-value="2024-03-17" calcext:value-type="date">
            <text:p>2024-03-17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78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31.37" calcext:value-type="float">
            <text:p>31.37</text:p>
          </table:table-cell>
          <table:table-cell table:style-name="ce13" table:content-validation-name="val4" office:value-type="date" office:date-value="2024-03-18" calcext:value-type="date">
            <text:p>2024-03-18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79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97.33" calcext:value-type="float">
            <text:p>497.33</text:p>
          </table:table-cell>
          <table:table-cell table:style-name="ce12" table:content-validation-name="val4" office:value-type="date" office:date-value="2024-03-19" calcext:value-type="date">
            <text:p>2024-03-19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240.27" calcext:value-type="float">
            <text:p>240.27</text:p>
          </table:table-cell>
          <table:table-cell table:style-name="ce13" table:content-validation-name="val4" office:value-type="date" office:date-value="2024-03-20" calcext:value-type="date">
            <text:p>2024-03-20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81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146.98" calcext:value-type="float">
            <text:p>146.98</text:p>
          </table:table-cell>
          <table:table-cell table:style-name="ce12" table:content-validation-name="val4" office:value-type="date" office:date-value="2024-03-21" calcext:value-type="date">
            <text:p>2024-03-21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42.91" calcext:value-type="float">
            <text:p>442.91</text:p>
          </table:table-cell>
          <table:table-cell table:style-name="ce13" table:content-validation-name="val4" office:value-type="date" office:date-value="2024-03-22" calcext:value-type="date">
            <text:p>2024-03-22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8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376.38" calcext:value-type="float">
            <text:p>376.38</text:p>
          </table:table-cell>
          <table:table-cell table:style-name="ce12" table:content-validation-name="val4" office:value-type="date" office:date-value="2024-03-23" calcext:value-type="date">
            <text:p>2024-03-23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4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477.01" calcext:value-type="float">
            <text:p>477.01</text:p>
          </table:table-cell>
          <table:table-cell table:style-name="ce13" table:content-validation-name="val4" office:value-type="date" office:date-value="2024-03-24" calcext:value-type="date">
            <text:p>2024-03-24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8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72.07" calcext:value-type="float">
            <text:p>172.07</text:p>
          </table:table-cell>
          <table:table-cell table:style-name="ce12" table:content-validation-name="val4" office:value-type="date" office:date-value="2024-03-25" calcext:value-type="date">
            <text:p>2024-03-25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6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280.85" calcext:value-type="float">
            <text:p>280.85</text:p>
          </table:table-cell>
          <table:table-cell table:style-name="ce13" table:content-validation-name="val4" office:value-type="date" office:date-value="2024-03-26" calcext:value-type="date">
            <text:p>2024-03-26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87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290.42" calcext:value-type="float">
            <text:p>290.42</text:p>
          </table:table-cell>
          <table:table-cell table:style-name="ce12" table:content-validation-name="val4" office:value-type="date" office:date-value="2024-03-27" calcext:value-type="date">
            <text:p>2024-03-27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88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90.36" calcext:value-type="float">
            <text:p>490.36</text:p>
          </table:table-cell>
          <table:table-cell table:style-name="ce13" table:content-validation-name="val4" office:value-type="date" office:date-value="2024-03-28" calcext:value-type="date">
            <text:p>2024-03-28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89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6.92" calcext:value-type="float">
            <text:p>46.92</text:p>
          </table:table-cell>
          <table:table-cell table:style-name="ce12" table:content-validation-name="val4" office:value-type="date" office:date-value="2024-03-29" calcext:value-type="date">
            <text:p>2024-03-29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90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159.79" calcext:value-type="float">
            <text:p>159.79</text:p>
          </table:table-cell>
          <table:table-cell table:style-name="ce13" table:content-validation-name="val4" office:value-type="date" office:date-value="2024-03-30" calcext:value-type="date">
            <text:p>2024-03-30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3" calcext:value-type="string">
            <text:p>03</text:p>
          </table:table-cell>
          <table:table-cell table:style-name="ce17" office:value-type="string" office:string-value="30" calcext:value-type="string">
            <text:p>3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1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103.55" calcext:value-type="float">
            <text:p>103.55</text:p>
          </table:table-cell>
          <table:table-cell table:style-name="ce12" table:content-validation-name="val4" office:value-type="date" office:date-value="2024-03-31" calcext:value-type="date">
            <text:p>2024-03-31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3" calcext:value-type="string">
            <text:p>03</text:p>
          </table:table-cell>
          <table:table-cell table:style-name="ce16" office:value-type="string" office:string-value="31" calcext:value-type="string">
            <text:p>3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9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41.55" calcext:value-type="float">
            <text:p>141.55</text:p>
          </table:table-cell>
          <table:table-cell table:style-name="ce13" table:content-validation-name="val4" office:value-type="date" office:date-value="2024-04-01" calcext:value-type="date">
            <text:p>2024-04-01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3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247.79" calcext:value-type="float">
            <text:p>247.79</text:p>
          </table:table-cell>
          <table:table-cell table:style-name="ce12" table:content-validation-name="val4" office:value-type="date" office:date-value="2024-04-02" calcext:value-type="date">
            <text:p>2024-04-02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94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192.62" calcext:value-type="float">
            <text:p>192.62</text:p>
          </table:table-cell>
          <table:table-cell table:style-name="ce13" table:content-validation-name="val4" office:value-type="date" office:date-value="2024-04-03" calcext:value-type="date">
            <text:p>2024-04-03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203.4" calcext:value-type="float">
            <text:p>203.4</text:p>
          </table:table-cell>
          <table:table-cell table:style-name="ce12" table:content-validation-name="val4" office:value-type="date" office:date-value="2024-04-04" calcext:value-type="date">
            <text:p>2024-04-04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96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423.66" calcext:value-type="float">
            <text:p>423.66</text:p>
          </table:table-cell>
          <table:table-cell table:style-name="ce13" table:content-validation-name="val4" office:value-type="date" office:date-value="2024-04-05" calcext:value-type="date">
            <text:p>2024-04-05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7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465.71" calcext:value-type="float">
            <text:p>465.71</text:p>
          </table:table-cell>
          <table:table-cell table:style-name="ce12" table:content-validation-name="val4" office:value-type="date" office:date-value="2024-04-06" calcext:value-type="date">
            <text:p>2024-04-0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98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4.5" calcext:value-type="float">
            <text:p>44.5</text:p>
          </table:table-cell>
          <table:table-cell table:style-name="ce13" table:content-validation-name="val4" office:value-type="date" office:date-value="2024-04-07" calcext:value-type="date">
            <text:p>2024-04-07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99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112.37" calcext:value-type="float">
            <text:p>112.37</text:p>
          </table:table-cell>
          <table:table-cell table:style-name="ce12" table:content-validation-name="val4" office:value-type="date" office:date-value="2024-04-08" calcext:value-type="date">
            <text:p>2024-04-08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0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338.86" calcext:value-type="float">
            <text:p>338.86</text:p>
          </table:table-cell>
          <table:table-cell table:style-name="ce13" table:content-validation-name="val4" office:value-type="date" office:date-value="2024-04-09" calcext:value-type="date">
            <text:p>2024-04-09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01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185.74" calcext:value-type="float">
            <text:p>185.74</text:p>
          </table:table-cell>
          <table:table-cell table:style-name="ce12" table:content-validation-name="val4" office:value-type="date" office:date-value="2024-04-10" calcext:value-type="date">
            <text:p>2024-04-10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34.54" calcext:value-type="float">
            <text:p>134.54</text:p>
          </table:table-cell>
          <table:table-cell table:style-name="ce13" table:content-validation-name="val4" office:value-type="date" office:date-value="2024-04-11" calcext:value-type="date">
            <text:p>2024-04-11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0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154.69" calcext:value-type="float">
            <text:p>154.69</text:p>
          </table:table-cell>
          <table:table-cell table:style-name="ce12" table:content-validation-name="val4" office:value-type="date" office:date-value="2024-04-12" calcext:value-type="date">
            <text:p>2024-04-12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168.05" calcext:value-type="float">
            <text:p>168.05</text:p>
          </table:table-cell>
          <table:table-cell table:style-name="ce13" table:content-validation-name="val4" office:value-type="date" office:date-value="2024-04-13" calcext:value-type="date">
            <text:p>2024-04-13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0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425.85" calcext:value-type="float">
            <text:p>425.85</text:p>
          </table:table-cell>
          <table:table-cell table:style-name="ce12" table:content-validation-name="val4" office:value-type="date" office:date-value="2024-04-14" calcext:value-type="date">
            <text:p>2024-04-14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6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76.94" calcext:value-type="float">
            <text:p>76.94</text:p>
          </table:table-cell>
          <table:table-cell table:style-name="ce13" table:content-validation-name="val4" office:value-type="date" office:date-value="2024-04-15" calcext:value-type="date">
            <text:p>2024-04-15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0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57.37" calcext:value-type="float">
            <text:p>357.37</text:p>
          </table:table-cell>
          <table:table-cell table:style-name="ce12" table:content-validation-name="val4" office:value-type="date" office:date-value="2024-04-16" calcext:value-type="date">
            <text:p>2024-04-1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08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280.88" calcext:value-type="float">
            <text:p>280.88</text:p>
          </table:table-cell>
          <table:table-cell table:style-name="ce13" table:content-validation-name="val4" office:value-type="date" office:date-value="2024-04-17" calcext:value-type="date">
            <text:p>2024-04-17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09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155.29" calcext:value-type="float">
            <text:p>155.29</text:p>
          </table:table-cell>
          <table:table-cell table:style-name="ce12" table:content-validation-name="val4" office:value-type="date" office:date-value="2024-04-18" calcext:value-type="date">
            <text:p>2024-04-18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10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215.69" calcext:value-type="float">
            <text:p>215.69</text:p>
          </table:table-cell>
          <table:table-cell table:style-name="ce13" table:content-validation-name="val4" office:value-type="date" office:date-value="2024-04-19" calcext:value-type="date">
            <text:p>2024-04-19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35.54" calcext:value-type="float">
            <text:p>135.54</text:p>
          </table:table-cell>
          <table:table-cell table:style-name="ce12" table:content-validation-name="val4" office:value-type="date" office:date-value="2024-04-20" calcext:value-type="date">
            <text:p>2024-04-20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12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309.64" calcext:value-type="float">
            <text:p>309.64</text:p>
          </table:table-cell>
          <table:table-cell table:style-name="ce13" table:content-validation-name="val4" office:value-type="date" office:date-value="2024-04-21" calcext:value-type="date">
            <text:p>2024-04-21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49.98" calcext:value-type="float">
            <text:p>49.98</text:p>
          </table:table-cell>
          <table:table-cell table:style-name="ce12" table:content-validation-name="val4" office:value-type="date" office:date-value="2024-04-22" calcext:value-type="date">
            <text:p>2024-04-22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14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12.54" calcext:value-type="float">
            <text:p>12.54</text:p>
          </table:table-cell>
          <table:table-cell table:style-name="ce13" table:content-validation-name="val4" office:value-type="date" office:date-value="2024-04-23" calcext:value-type="date">
            <text:p>2024-04-23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17.67" calcext:value-type="float">
            <text:p>317.67</text:p>
          </table:table-cell>
          <table:table-cell table:style-name="ce12" table:content-validation-name="val4" office:value-type="date" office:date-value="2024-04-24" calcext:value-type="date">
            <text:p>2024-04-24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16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05.19" calcext:value-type="float">
            <text:p>105.19</text:p>
          </table:table-cell>
          <table:table-cell table:style-name="ce13" table:content-validation-name="val4" office:value-type="date" office:date-value="2024-04-25" calcext:value-type="date">
            <text:p>2024-04-25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7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44.76" calcext:value-type="float">
            <text:p>44.76</text:p>
          </table:table-cell>
          <table:table-cell table:style-name="ce12" table:content-validation-name="val4" office:value-type="date" office:date-value="2024-04-26" calcext:value-type="date">
            <text:p>2024-04-2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18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204.42" calcext:value-type="float">
            <text:p>204.42</text:p>
          </table:table-cell>
          <table:table-cell table:style-name="ce13" table:content-validation-name="val4" office:value-type="date" office:date-value="2024-04-27" calcext:value-type="date">
            <text:p>2024-04-27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1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4.88" calcext:value-type="float">
            <text:p>34.88</text:p>
          </table:table-cell>
          <table:table-cell table:style-name="ce12" table:content-validation-name="val4" office:value-type="date" office:date-value="2024-04-28" calcext:value-type="date">
            <text:p>2024-04-28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0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44.44" calcext:value-type="float">
            <text:p>444.44</text:p>
          </table:table-cell>
          <table:table-cell table:style-name="ce13" table:content-validation-name="val4" office:value-type="date" office:date-value="2024-04-29" calcext:value-type="date">
            <text:p>2024-04-29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4" calcext:value-type="string">
            <text:p>04</text:p>
          </table:table-cell>
          <table:table-cell table:style-name="ce17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21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3.53" calcext:value-type="float">
            <text:p>23.53</text:p>
          </table:table-cell>
          <table:table-cell table:style-name="ce12" table:content-validation-name="val4" office:value-type="date" office:date-value="2024-04-30" calcext:value-type="date">
            <text:p>2024-04-30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4" calcext:value-type="string">
            <text:p>04</text:p>
          </table:table-cell>
          <table:table-cell table:style-name="ce16" office:value-type="string" office:string-value="30" calcext:value-type="string">
            <text:p>3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2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293.64" calcext:value-type="float">
            <text:p>293.64</text:p>
          </table:table-cell>
          <table:table-cell table:style-name="ce13" table:content-validation-name="val4" office:value-type="date" office:date-value="2024-05-01" calcext:value-type="date">
            <text:p>2024-05-01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2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224.85" calcext:value-type="float">
            <text:p>224.85</text:p>
          </table:table-cell>
          <table:table-cell table:style-name="ce12" table:content-validation-name="val4" office:value-type="date" office:date-value="2024-05-02" calcext:value-type="date">
            <text:p>2024-05-02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4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339.29" calcext:value-type="float">
            <text:p>339.29</text:p>
          </table:table-cell>
          <table:table-cell table:style-name="ce13" table:content-validation-name="val4" office:value-type="date" office:date-value="2024-05-03" calcext:value-type="date">
            <text:p>2024-05-03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25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70.79" calcext:value-type="float">
            <text:p>170.79</text:p>
          </table:table-cell>
          <table:table-cell table:style-name="ce12" table:content-validation-name="val4" office:value-type="date" office:date-value="2024-05-04" calcext:value-type="date">
            <text:p>2024-05-04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6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85.97" calcext:value-type="float">
            <text:p>85.97</text:p>
          </table:table-cell>
          <table:table-cell table:style-name="ce13" table:content-validation-name="val4" office:value-type="date" office:date-value="2024-05-05" calcext:value-type="date">
            <text:p>2024-05-05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27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491.1" calcext:value-type="float">
            <text:p>491.1</text:p>
          </table:table-cell>
          <table:table-cell table:style-name="ce12" table:content-validation-name="val4" office:value-type="date" office:date-value="2024-05-06" calcext:value-type="date">
            <text:p>2024-05-06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28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21.08" calcext:value-type="float">
            <text:p>421.08</text:p>
          </table:table-cell>
          <table:table-cell table:style-name="ce13" table:content-validation-name="val4" office:value-type="date" office:date-value="2024-05-07" calcext:value-type="date">
            <text:p>2024-05-07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29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431.6" calcext:value-type="float">
            <text:p>431.6</text:p>
          </table:table-cell>
          <table:table-cell table:style-name="ce12" table:content-validation-name="val4" office:value-type="date" office:date-value="2024-05-08" calcext:value-type="date">
            <text:p>2024-05-08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30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32.62" calcext:value-type="float">
            <text:p>132.62</text:p>
          </table:table-cell>
          <table:table-cell table:style-name="ce13" table:content-validation-name="val4" office:value-type="date" office:date-value="2024-05-09" calcext:value-type="date">
            <text:p>2024-05-09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1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29.03" calcext:value-type="float">
            <text:p>29.03</text:p>
          </table:table-cell>
          <table:table-cell table:style-name="ce12" table:content-validation-name="val4" office:value-type="date" office:date-value="2024-05-10" calcext:value-type="date">
            <text:p>2024-05-10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3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58.6" calcext:value-type="float">
            <text:p>158.6</text:p>
          </table:table-cell>
          <table:table-cell table:style-name="ce13" table:content-validation-name="val4" office:value-type="date" office:date-value="2024-05-11" calcext:value-type="date">
            <text:p>2024-05-11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273.17" calcext:value-type="float">
            <text:p>273.17</text:p>
          </table:table-cell>
          <table:table-cell table:style-name="ce12" table:content-validation-name="val4" office:value-type="date" office:date-value="2024-05-12" calcext:value-type="date">
            <text:p>2024-05-12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34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70.06" calcext:value-type="float">
            <text:p>170.06</text:p>
          </table:table-cell>
          <table:table-cell table:style-name="ce13" table:content-validation-name="val4" office:value-type="date" office:date-value="2024-05-13" calcext:value-type="date">
            <text:p>2024-05-13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5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415.66" calcext:value-type="float">
            <text:p>415.66</text:p>
          </table:table-cell>
          <table:table-cell table:style-name="ce12" table:content-validation-name="val4" office:value-type="date" office:date-value="2024-05-14" calcext:value-type="date">
            <text:p>2024-05-14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36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143.06" calcext:value-type="float">
            <text:p>143.06</text:p>
          </table:table-cell>
          <table:table-cell table:style-name="ce13" table:content-validation-name="val4" office:value-type="date" office:date-value="2024-05-15" calcext:value-type="date">
            <text:p>2024-05-15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82.97" calcext:value-type="float">
            <text:p>482.97</text:p>
          </table:table-cell>
          <table:table-cell table:style-name="ce12" table:content-validation-name="val4" office:value-type="date" office:date-value="2024-05-16" calcext:value-type="date">
            <text:p>2024-05-1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38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34.06" calcext:value-type="float">
            <text:p>234.06</text:p>
          </table:table-cell>
          <table:table-cell table:style-name="ce13" table:content-validation-name="val4" office:value-type="date" office:date-value="2024-05-17" calcext:value-type="date">
            <text:p>2024-05-17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39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422.59" calcext:value-type="float">
            <text:p>422.59</text:p>
          </table:table-cell>
          <table:table-cell table:style-name="ce12" table:content-validation-name="val4" office:value-type="date" office:date-value="2024-05-18" calcext:value-type="date">
            <text:p>2024-05-18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0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105.25" calcext:value-type="float">
            <text:p>105.25</text:p>
          </table:table-cell>
          <table:table-cell table:style-name="ce13" table:content-validation-name="val4" office:value-type="date" office:date-value="2024-05-19" calcext:value-type="date">
            <text:p>2024-05-19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4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211.56" calcext:value-type="float">
            <text:p>211.56</text:p>
          </table:table-cell>
          <table:table-cell table:style-name="ce12" table:content-validation-name="val4" office:value-type="date" office:date-value="2024-05-20" calcext:value-type="date">
            <text:p>2024-05-20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352.76" calcext:value-type="float">
            <text:p>352.76</text:p>
          </table:table-cell>
          <table:table-cell table:style-name="ce13" table:content-validation-name="val4" office:value-type="date" office:date-value="2024-05-21" calcext:value-type="date">
            <text:p>2024-05-21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4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77.79" calcext:value-type="float">
            <text:p>77.79</text:p>
          </table:table-cell>
          <table:table-cell table:style-name="ce12" table:content-validation-name="val4" office:value-type="date" office:date-value="2024-05-22" calcext:value-type="date">
            <text:p>2024-05-22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4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75.05" calcext:value-type="float">
            <text:p>75.05</text:p>
          </table:table-cell>
          <table:table-cell table:style-name="ce13" table:content-validation-name="val4" office:value-type="date" office:date-value="2024-05-23" calcext:value-type="date">
            <text:p>2024-05-23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45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85.07" calcext:value-type="float">
            <text:p>485.07</text:p>
          </table:table-cell>
          <table:table-cell table:style-name="ce12" table:content-validation-name="val4" office:value-type="date" office:date-value="2024-05-24" calcext:value-type="date">
            <text:p>2024-05-24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6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360.15" calcext:value-type="float">
            <text:p>360.15</text:p>
          </table:table-cell>
          <table:table-cell table:style-name="ce13" table:content-validation-name="val4" office:value-type="date" office:date-value="2024-05-25" calcext:value-type="date">
            <text:p>2024-05-25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4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0.12" calcext:value-type="float">
            <text:p>30.12</text:p>
          </table:table-cell>
          <table:table-cell table:style-name="ce12" table:content-validation-name="val4" office:value-type="date" office:date-value="2024-05-26" calcext:value-type="date">
            <text:p>2024-05-26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48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205.42" calcext:value-type="float">
            <text:p>205.42</text:p>
          </table:table-cell>
          <table:table-cell table:style-name="ce13" table:content-validation-name="val4" office:value-type="date" office:date-value="2024-05-27" calcext:value-type="date">
            <text:p>2024-05-27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49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22.43" calcext:value-type="float">
            <text:p>222.43</text:p>
          </table:table-cell>
          <table:table-cell table:style-name="ce12" table:content-validation-name="val4" office:value-type="date" office:date-value="2024-05-28" calcext:value-type="date">
            <text:p>2024-05-28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5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374.58" calcext:value-type="float">
            <text:p>374.58</text:p>
          </table:table-cell>
          <table:table-cell table:style-name="ce13" table:content-validation-name="val4" office:value-type="date" office:date-value="2024-05-29" calcext:value-type="date">
            <text:p>2024-05-29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32.92" calcext:value-type="float">
            <text:p>132.92</text:p>
          </table:table-cell>
          <table:table-cell table:style-name="ce12" table:content-validation-name="val4" office:value-type="date" office:date-value="2024-05-30" calcext:value-type="date">
            <text:p>2024-05-30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5" calcext:value-type="string">
            <text:p>05</text:p>
          </table:table-cell>
          <table:table-cell table:style-name="ce16" office:value-type="string" office:string-value="30" calcext:value-type="string">
            <text:p>30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5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00.32" calcext:value-type="float">
            <text:p>100.32</text:p>
          </table:table-cell>
          <table:table-cell table:style-name="ce13" table:content-validation-name="val4" office:value-type="date" office:date-value="2024-05-31" calcext:value-type="date">
            <text:p>2024-05-31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5" calcext:value-type="string">
            <text:p>05</text:p>
          </table:table-cell>
          <table:table-cell table:style-name="ce17" office:value-type="string" office:string-value="31" calcext:value-type="string">
            <text:p>31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3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49.63" calcext:value-type="float">
            <text:p>49.63</text:p>
          </table:table-cell>
          <table:table-cell table:style-name="ce12" table:content-validation-name="val4" office:value-type="date" office:date-value="2024-06-01" calcext:value-type="date">
            <text:p>2024-06-0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54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219.87" calcext:value-type="float">
            <text:p>219.87</text:p>
          </table:table-cell>
          <table:table-cell table:style-name="ce13" table:content-validation-name="val4" office:value-type="date" office:date-value="2024-06-02" calcext:value-type="date">
            <text:p>2024-06-02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5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47.36" calcext:value-type="float">
            <text:p>347.36</text:p>
          </table:table-cell>
          <table:table-cell table:style-name="ce12" table:content-validation-name="val4" office:value-type="date" office:date-value="2024-06-03" calcext:value-type="date">
            <text:p>2024-06-03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56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38.51" calcext:value-type="float">
            <text:p>38.51</text:p>
          </table:table-cell>
          <table:table-cell table:style-name="ce13" table:content-validation-name="val4" office:value-type="date" office:date-value="2024-06-04" calcext:value-type="date">
            <text:p>2024-06-04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58.45" calcext:value-type="float">
            <text:p>458.45</text:p>
          </table:table-cell>
          <table:table-cell table:style-name="ce12" table:content-validation-name="val4" office:value-type="date" office:date-value="2024-06-05" calcext:value-type="date">
            <text:p>2024-06-05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58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226.75" calcext:value-type="float">
            <text:p>226.75</text:p>
          </table:table-cell>
          <table:table-cell table:style-name="ce13" table:content-validation-name="val4" office:value-type="date" office:date-value="2024-06-06" calcext:value-type="date">
            <text:p>2024-06-06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5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27.5" calcext:value-type="float">
            <text:p>127.5</text:p>
          </table:table-cell>
          <table:table-cell table:style-name="ce12" table:content-validation-name="val4" office:value-type="date" office:date-value="2024-06-07" calcext:value-type="date">
            <text:p>2024-06-07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0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56" calcext:value-type="float">
            <text:p>56</text:p>
          </table:table-cell>
          <table:table-cell table:style-name="ce13" table:content-validation-name="val4" office:value-type="date" office:date-value="2024-06-08" calcext:value-type="date">
            <text:p>2024-06-08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61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99.6" calcext:value-type="float">
            <text:p>99.6</text:p>
          </table:table-cell>
          <table:table-cell table:style-name="ce12" table:content-validation-name="val4" office:value-type="date" office:date-value="2024-06-09" calcext:value-type="date">
            <text:p>2024-06-09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67.96" calcext:value-type="float">
            <text:p>467.96</text:p>
          </table:table-cell>
          <table:table-cell table:style-name="ce13" table:content-validation-name="val4" office:value-type="date" office:date-value="2024-06-10" calcext:value-type="date">
            <text:p>2024-06-10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63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322.75" calcext:value-type="float">
            <text:p>322.75</text:p>
          </table:table-cell>
          <table:table-cell table:style-name="ce12" table:content-validation-name="val4" office:value-type="date" office:date-value="2024-06-11" calcext:value-type="date">
            <text:p>2024-06-11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4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263.18" calcext:value-type="float">
            <text:p>263.18</text:p>
          </table:table-cell>
          <table:table-cell table:style-name="ce13" table:content-validation-name="val4" office:value-type="date" office:date-value="2024-06-12" calcext:value-type="date">
            <text:p>2024-06-12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65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31.98" calcext:value-type="float">
            <text:p>331.98</text:p>
          </table:table-cell>
          <table:table-cell table:style-name="ce12" table:content-validation-name="val4" office:value-type="date" office:date-value="2024-06-13" calcext:value-type="date">
            <text:p>2024-06-13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6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223.48" calcext:value-type="float">
            <text:p>223.48</text:p>
          </table:table-cell>
          <table:table-cell table:style-name="ce13" table:content-validation-name="val4" office:value-type="date" office:date-value="2024-06-14" calcext:value-type="date">
            <text:p>2024-06-14</text:p>
          </table:table-cell>
          <table:table-cell table:style-name="ce10" table:content-validation-name="val5" office:value-type="string" calcext:value-type="string">
            <text:p>Cash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67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67.72" calcext:value-type="float">
            <text:p>367.72</text:p>
          </table:table-cell>
          <table:table-cell table:style-name="ce12" table:content-validation-name="val4" office:value-type="date" office:date-value="2024-06-15" calcext:value-type="date">
            <text:p>2024-06-15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68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33.38" calcext:value-type="float">
            <text:p>33.38</text:p>
          </table:table-cell>
          <table:table-cell table:style-name="ce13" table:content-validation-name="val4" office:value-type="date" office:date-value="2024-06-16" calcext:value-type="date">
            <text:p>2024-06-16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6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287.36" calcext:value-type="float">
            <text:p>287.36</text:p>
          </table:table-cell>
          <table:table-cell table:style-name="ce12" table:content-validation-name="val4" office:value-type="date" office:date-value="2024-06-17" calcext:value-type="date">
            <text:p>2024-06-17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70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87.74" calcext:value-type="float">
            <text:p>87.74</text:p>
          </table:table-cell>
          <table:table-cell table:style-name="ce13" table:content-validation-name="val4" office:value-type="date" office:date-value="2024-06-18" calcext:value-type="date">
            <text:p>2024-06-18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68.88" calcext:value-type="float">
            <text:p>68.88</text:p>
          </table:table-cell>
          <table:table-cell table:style-name="ce12" table:content-validation-name="val4" office:value-type="date" office:date-value="2024-06-19" calcext:value-type="date">
            <text:p>2024-06-19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19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72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77.52" calcext:value-type="float">
            <text:p>177.52</text:p>
          </table:table-cell>
          <table:table-cell table:style-name="ce13" table:content-validation-name="val4" office:value-type="date" office:date-value="2024-06-20" calcext:value-type="date">
            <text:p>2024-06-20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20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3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54.98" calcext:value-type="float">
            <text:p>54.98</text:p>
          </table:table-cell>
          <table:table-cell table:style-name="ce12" table:content-validation-name="val4" office:value-type="date" office:date-value="2024-06-21" calcext:value-type="date">
            <text:p>2024-06-2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21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74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56.14" calcext:value-type="float">
            <text:p>56.14</text:p>
          </table:table-cell>
          <table:table-cell table:style-name="ce13" table:content-validation-name="val4" office:value-type="date" office:date-value="2024-06-22" calcext:value-type="date">
            <text:p>2024-06-22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22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5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162.59" calcext:value-type="float">
            <text:p>162.59</text:p>
          </table:table-cell>
          <table:table-cell table:style-name="ce12" table:content-validation-name="val4" office:value-type="date" office:date-value="2024-06-23" calcext:value-type="date">
            <text:p>2024-06-23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23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76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89.96" calcext:value-type="float">
            <text:p>489.96</text:p>
          </table:table-cell>
          <table:table-cell table:style-name="ce13" table:content-validation-name="val4" office:value-type="date" office:date-value="2024-06-24" calcext:value-type="date">
            <text:p>2024-06-24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24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95.91" calcext:value-type="float">
            <text:p>95.91</text:p>
          </table:table-cell>
          <table:table-cell table:style-name="ce12" table:content-validation-name="val4" office:value-type="date" office:date-value="2024-06-25" calcext:value-type="date">
            <text:p>2024-06-25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25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78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8.41" calcext:value-type="float">
            <text:p>18.41</text:p>
          </table:table-cell>
          <table:table-cell table:style-name="ce13" table:content-validation-name="val4" office:value-type="date" office:date-value="2024-06-26" calcext:value-type="date">
            <text:p>2024-06-26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26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79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384.05" calcext:value-type="float">
            <text:p>384.05</text:p>
          </table:table-cell>
          <table:table-cell table:style-name="ce12" table:content-validation-name="val4" office:value-type="date" office:date-value="2024-06-27" calcext:value-type="date">
            <text:p>2024-06-27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27" calcext:value-type="string">
            <text:p>2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0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05.39" calcext:value-type="float">
            <text:p>405.39</text:p>
          </table:table-cell>
          <table:table-cell table:style-name="ce13" table:content-validation-name="val4" office:value-type="date" office:date-value="2024-06-28" calcext:value-type="date">
            <text:p>2024-06-28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28" calcext:value-type="string">
            <text:p>2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81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179.69" calcext:value-type="float">
            <text:p>179.69</text:p>
          </table:table-cell>
          <table:table-cell table:style-name="ce12" table:content-validation-name="val4" office:value-type="date" office:date-value="2024-06-29" calcext:value-type="date">
            <text:p>2024-06-29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6" calcext:value-type="string">
            <text:p>06</text:p>
          </table:table-cell>
          <table:table-cell table:style-name="ce16" office:value-type="string" office:string-value="29" calcext:value-type="string">
            <text:p>2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2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237.69" calcext:value-type="float">
            <text:p>237.69</text:p>
          </table:table-cell>
          <table:table-cell table:style-name="ce13" table:content-validation-name="val4" office:value-type="date" office:date-value="2024-06-30" calcext:value-type="date">
            <text:p>2024-06-30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6" calcext:value-type="string">
            <text:p>06</text:p>
          </table:table-cell>
          <table:table-cell table:style-name="ce17" office:value-type="string" office:string-value="30" calcext:value-type="string">
            <text:p>3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83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328.39" calcext:value-type="float">
            <text:p>328.39</text:p>
          </table:table-cell>
          <table:table-cell table:style-name="ce12" table:content-validation-name="val4" office:value-type="date" office:date-value="2024-07-01" calcext:value-type="date">
            <text:p>2024-07-01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01" calcext:value-type="string">
            <text:p>0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33.55" calcext:value-type="float">
            <text:p>33.55</text:p>
          </table:table-cell>
          <table:table-cell table:style-name="ce13" table:content-validation-name="val4" office:value-type="date" office:date-value="2024-07-02" calcext:value-type="date">
            <text:p>2024-07-02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02" calcext:value-type="string">
            <text:p>0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85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475.08" calcext:value-type="float">
            <text:p>475.08</text:p>
          </table:table-cell>
          <table:table-cell table:style-name="ce12" table:content-validation-name="val4" office:value-type="date" office:date-value="2024-07-03" calcext:value-type="date">
            <text:p>2024-07-03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03" calcext:value-type="string">
            <text:p>0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6</text:p>
          </table:table-cell>
          <table:table-cell table:style-name="ce10" table:content-validation-name="val2" office:value-type="string" calcext:value-type="string">
            <text:p>Furniture</text:p>
          </table:table-cell>
          <table:table-cell table:style-name="ce10" table:content-validation-name="val3" office:value-type="float" office:value="444.47" calcext:value-type="float">
            <text:p>444.47</text:p>
          </table:table-cell>
          <table:table-cell table:style-name="ce13" table:content-validation-name="val4" office:value-type="date" office:date-value="2024-07-04" calcext:value-type="date">
            <text:p>2024-07-04</text:p>
          </table:table-cell>
          <table:table-cell table:style-name="ce10" table:content-validation-name="val5" office:value-type="string" calcext:value-type="string">
            <text:p>Debit Card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04" calcext:value-type="string">
            <text:p>0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87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137.84" calcext:value-type="float">
            <text:p>137.84</text:p>
          </table:table-cell>
          <table:table-cell table:style-name="ce12" table:content-validation-name="val4" office:value-type="date" office:date-value="2024-07-05" calcext:value-type="date">
            <text:p>2024-07-05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05" calcext:value-type="string">
            <text:p>0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88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17.5" calcext:value-type="float">
            <text:p>17.5</text:p>
          </table:table-cell>
          <table:table-cell table:style-name="ce13" table:content-validation-name="val4" office:value-type="date" office:date-value="2024-07-06" calcext:value-type="date">
            <text:p>2024-07-06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06" calcext:value-type="string">
            <text:p>0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89</text:p>
          </table:table-cell>
          <table:table-cell table:style-name="ce9" table:content-validation-name="val2" office:value-type="string" calcext:value-type="string">
            <text:p>Electronics</text:p>
          </table:table-cell>
          <table:table-cell table:style-name="ce9" table:content-validation-name="val3" office:value-type="float" office:value="467.38" calcext:value-type="float">
            <text:p>467.38</text:p>
          </table:table-cell>
          <table:table-cell table:style-name="ce12" table:content-validation-name="val4" office:value-type="date" office:date-value="2024-07-07" calcext:value-type="date">
            <text:p>2024-07-07</text:p>
          </table:table-cell>
          <table:table-cell table:style-name="ce9" table:content-validation-name="val5" office:value-type="string" calcext:value-type="string">
            <text:p>Debit Card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07" calcext:value-type="string">
            <text:p>07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90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255.51" calcext:value-type="float">
            <text:p>255.51</text:p>
          </table:table-cell>
          <table:table-cell table:style-name="ce13" table:content-validation-name="val4" office:value-type="date" office:date-value="2024-07-08" calcext:value-type="date">
            <text:p>2024-07-08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08" calcext:value-type="string">
            <text:p>08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1</text:p>
          </table:table-cell>
          <table:table-cell table:style-name="ce9" table:content-validation-name="val2" office:value-type="string" calcext:value-type="string">
            <text:p>Clothing</text:p>
          </table:table-cell>
          <table:table-cell table:style-name="ce9" table:content-validation-name="val3" office:value-type="float" office:value="274.29" calcext:value-type="float">
            <text:p>274.29</text:p>
          </table:table-cell>
          <table:table-cell table:style-name="ce12" table:content-validation-name="val4" office:value-type="date" office:date-value="2024-07-09" calcext:value-type="date">
            <text:p>2024-07-09</text:p>
          </table:table-cell>
          <table:table-cell table:style-name="ce9" table:content-validation-name="val5" office:value-type="string" calcext:value-type="string">
            <text:p>UPI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09" calcext:value-type="string">
            <text:p>09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92</text:p>
          </table:table-cell>
          <table:table-cell table:style-name="ce10" table:content-validation-name="val2" office:value-type="string" calcext:value-type="string">
            <text:p>Sports</text:p>
          </table:table-cell>
          <table:table-cell table:style-name="ce10" table:content-validation-name="val3" office:value-type="float" office:value="345.14" calcext:value-type="float">
            <text:p>345.14</text:p>
          </table:table-cell>
          <table:table-cell table:style-name="ce13" table:content-validation-name="val4" office:value-type="date" office:date-value="2024-07-10" calcext:value-type="date">
            <text:p>2024-07-10</text:p>
          </table:table-cell>
          <table:table-cell table:style-name="ce10" table:content-validation-name="val5" office:value-type="string" calcext:value-type="string">
            <text:p>Net Banking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10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3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311.77" calcext:value-type="float">
            <text:p>311.77</text:p>
          </table:table-cell>
          <table:table-cell table:style-name="ce12" table:content-validation-name="val4" office:value-type="date" office:date-value="2024-07-11" calcext:value-type="date">
            <text:p>2024-07-11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11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94</text:p>
          </table:table-cell>
          <table:table-cell table:style-name="ce10" table:content-validation-name="val2" office:value-type="string" calcext:value-type="string">
            <text:p>Clothing</text:p>
          </table:table-cell>
          <table:table-cell table:style-name="ce10" table:content-validation-name="val3" office:value-type="float" office:value="472.51" calcext:value-type="float">
            <text:p>472.51</text:p>
          </table:table-cell>
          <table:table-cell table:style-name="ce13" table:content-validation-name="val4" office:value-type="date" office:date-value="2024-07-12" calcext:value-type="date">
            <text:p>2024-07-12</text:p>
          </table:table-cell>
          <table:table-cell table:style-name="ce10" table:content-validation-name="val5" office:value-type="string" calcext:value-type="string">
            <text:p>UPI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12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5</text:p>
          </table:table-cell>
          <table:table-cell table:style-name="ce9" table:content-validation-name="val2" office:value-type="string" calcext:value-type="string">
            <text:p>Furniture</text:p>
          </table:table-cell>
          <table:table-cell table:style-name="ce9" table:content-validation-name="val3" office:value-type="float" office:value="472.68" calcext:value-type="float">
            <text:p>472.68</text:p>
          </table:table-cell>
          <table:table-cell table:style-name="ce12" table:content-validation-name="val4" office:value-type="date" office:date-value="2024-07-13" calcext:value-type="date">
            <text:p>2024-07-13</text:p>
          </table:table-cell>
          <table:table-cell table:style-name="ce9" table:content-validation-name="val5" office:value-type="string" calcext:value-type="string">
            <text:p>Cash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13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96</text:p>
          </table:table-cell>
          <table:table-cell table:style-name="ce10" table:content-validation-name="val2" office:value-type="string" calcext:value-type="string">
            <text:p>Grocery</text:p>
          </table:table-cell>
          <table:table-cell table:style-name="ce10" table:content-validation-name="val3" office:value-type="float" office:value="434.93" calcext:value-type="float">
            <text:p>434.93</text:p>
          </table:table-cell>
          <table:table-cell table:style-name="ce13" table:content-validation-name="val4" office:value-type="date" office:date-value="2024-07-14" calcext:value-type="date">
            <text:p>2024-07-14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14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7</text:p>
          </table:table-cell>
          <table:table-cell table:style-name="ce9" table:content-validation-name="val2" office:value-type="string" calcext:value-type="string">
            <text:p>Grocery</text:p>
          </table:table-cell>
          <table:table-cell table:style-name="ce9" table:content-validation-name="val3" office:value-type="float" office:value="321.84" calcext:value-type="float">
            <text:p>321.84</text:p>
          </table:table-cell>
          <table:table-cell table:style-name="ce12" table:content-validation-name="val4" office:value-type="date" office:date-value="2024-07-15" calcext:value-type="date">
            <text:p>2024-07-15</text:p>
          </table:table-cell>
          <table:table-cell table:style-name="ce9" table:content-validation-name="val5" office:value-type="string" calcext:value-type="string">
            <text:p>Credit Card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15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6" table:content-validation-name="val1" office:value-type="string" calcext:value-type="string">
            <text:p>CUST_198</text:p>
          </table:table-cell>
          <table:table-cell table:style-name="ce10" table:content-validation-name="val2" office:value-type="string" calcext:value-type="string">
            <text:p>Electronics</text:p>
          </table:table-cell>
          <table:table-cell table:style-name="ce10" table:content-validation-name="val3" office:value-type="float" office:value="402.47" calcext:value-type="float">
            <text:p>402.47</text:p>
          </table:table-cell>
          <table:table-cell table:style-name="ce13" table:content-validation-name="val4" office:value-type="date" office:date-value="2024-07-16" calcext:value-type="date">
            <text:p>2024-07-16</text:p>
          </table:table-cell>
          <table:table-cell table:style-name="ce10" table:content-validation-name="val5" office:value-type="string" calcext:value-type="string">
            <text:p>Credit Card</text:p>
          </table:table-cell>
          <table:table-cell table:style-name="ce10" office:value-type="string" office:string-value="07" calcext:value-type="string">
            <text:p>07</text:p>
          </table:table-cell>
          <table:table-cell table:style-name="ce17" office:value-type="string" office:string-value="16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5" table:content-validation-name="val1" office:value-type="string" calcext:value-type="string">
            <text:p>CUST_199</text:p>
          </table:table-cell>
          <table:table-cell table:style-name="ce9" table:content-validation-name="val2" office:value-type="string" calcext:value-type="string">
            <text:p>Sports</text:p>
          </table:table-cell>
          <table:table-cell table:style-name="ce9" table:content-validation-name="val3" office:value-type="float" office:value="341.81" calcext:value-type="float">
            <text:p>341.81</text:p>
          </table:table-cell>
          <table:table-cell table:style-name="ce12" table:content-validation-name="val4" office:value-type="date" office:date-value="2024-07-17" calcext:value-type="date">
            <text:p>2024-07-17</text:p>
          </table:table-cell>
          <table:table-cell table:style-name="ce9" table:content-validation-name="val5" office:value-type="string" calcext:value-type="string">
            <text:p>Net Banking</text:p>
          </table:table-cell>
          <table:table-cell table:style-name="ce9" office:value-type="string" office:string-value="07" calcext:value-type="string">
            <text:p>07</text:p>
          </table:table-cell>
          <table:table-cell table:style-name="ce16" office:value-type="string" office:string-value="17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7" table:content-validation-name="val1" office:value-type="string" calcext:value-type="string">
            <text:p>CUST_200</text:p>
          </table:table-cell>
          <table:table-cell table:style-name="ce11" table:content-validation-name="val2" office:value-type="string" calcext:value-type="string">
            <text:p>Furniture</text:p>
          </table:table-cell>
          <table:table-cell table:style-name="ce11" table:content-validation-name="val3" office:value-type="float" office:value="290.95" calcext:value-type="float">
            <text:p>290.95</text:p>
          </table:table-cell>
          <table:table-cell table:style-name="ce14" table:content-validation-name="val4" office:value-type="date" office:date-value="2024-07-18" calcext:value-type="date">
            <text:p>2024-07-18</text:p>
          </table:table-cell>
          <table:table-cell table:style-name="ce11" table:content-validation-name="val5" office:value-type="string" calcext:value-type="string">
            <text:p>UPI</text:p>
          </table:table-cell>
          <table:table-cell table:style-name="ce11" office:value-type="string" office:string-value="07" calcext:value-type="string">
            <text:p>07</text:p>
          </table:table-cell>
          <table:table-cell table:style-name="ce18" office:value-type="string" office:string-value="18" calcext:value-type="string">
            <text:p>18</text:p>
          </table:table-cell>
          <table:table-cell table:number-columns-repeated="1017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rchase Sum By Date" table:style-name="ta3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Sum - Purchase_Amount</text:p>
          </table:table-cell>
          <table:table-cell table:style-name="ce24" office:value-type="string" calcext:value-type="string">
            <text:p>Date</text:p>
          </table:table-cell>
          <table:table-cell table:style-name="ce29" table:number-columns-repeated="30"/>
          <table:table-cell table:style-name="ce36"/>
          <table:table-cell table:number-columns-repeated="991"/>
        </table:table-row>
        <table:table-row table:style-name="ro1">
          <table:table-cell table:style-name="ce20" office:value-type="string" calcext:value-type="string">
            <text:p>Product_Category</text:p>
          </table:table-cell>
          <table:table-cell table:style-name="ce25" office:value-type="string" calcext:value-type="string">
            <text:p>01</text:p>
          </table:table-cell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03</text:p>
          </table:table-cell>
          <table:table-cell table:style-name="ce30" office:value-type="string" calcext:value-type="string">
            <text:p>04</text:p>
          </table:table-cell>
          <table:table-cell table:style-name="ce30" office:value-type="string" calcext:value-type="string">
            <text:p>05</text:p>
          </table:table-cell>
          <table:table-cell table:style-name="ce30" office:value-type="string" calcext:value-type="string">
            <text:p>06</text:p>
          </table:table-cell>
          <table:table-cell table:style-name="ce30" office:value-type="string" calcext:value-type="string">
            <text:p>07</text:p>
          </table:table-cell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09</text:p>
          </table:table-cell>
          <table:table-cell table:style-name="ce30" office:value-type="string" calcext:value-type="string">
            <text:p>10</text:p>
          </table:table-cell>
          <table:table-cell table:style-name="ce30" office:value-type="string" calcext:value-type="string">
            <text:p>11</text:p>
          </table:table-cell>
          <table:table-cell table:style-name="ce30" office:value-type="string" calcext:value-type="string">
            <text:p>12</text:p>
          </table:table-cell>
          <table:table-cell table:style-name="ce30" office:value-type="string" calcext:value-type="string">
            <text:p>13</text:p>
          </table:table-cell>
          <table:table-cell table:style-name="ce30" office:value-type="string" calcext:value-type="string">
            <text:p>14</text:p>
          </table:table-cell>
          <table:table-cell table:style-name="ce30" office:value-type="string" calcext:value-type="string">
            <text:p>15</text:p>
          </table:table-cell>
          <table:table-cell table:style-name="ce30" office:value-type="string" calcext:value-type="string">
            <text:p>16</text:p>
          </table:table-cell>
          <table:table-cell table:style-name="ce30" office:value-type="string" calcext:value-type="string">
            <text:p>17</text:p>
          </table:table-cell>
          <table:table-cell table:style-name="ce30" office:value-type="string" calcext:value-type="string">
            <text:p>18</text:p>
          </table:table-cell>
          <table:table-cell table:style-name="ce30" office:value-type="string" calcext:value-type="string">
            <text:p>19</text:p>
          </table:table-cell>
          <table:table-cell table:style-name="ce30" office:value-type="string" calcext:value-type="string">
            <text:p>20</text:p>
          </table:table-cell>
          <table:table-cell table:style-name="ce30" office:value-type="string" calcext:value-type="string">
            <text:p>21</text:p>
          </table:table-cell>
          <table:table-cell table:style-name="ce30" office:value-type="string" calcext:value-type="string">
            <text:p>22</text:p>
          </table:table-cell>
          <table:table-cell table:style-name="ce30" office:value-type="string" calcext:value-type="string">
            <text:p>23</text:p>
          </table:table-cell>
          <table:table-cell table:style-name="ce30" office:value-type="string" calcext:value-type="string">
            <text:p>24</text:p>
          </table:table-cell>
          <table:table-cell table:style-name="ce30" office:value-type="string" calcext:value-type="string">
            <text:p>25</text:p>
          </table:table-cell>
          <table:table-cell table:style-name="ce30" office:value-type="string" calcext:value-type="string">
            <text:p>26</text:p>
          </table:table-cell>
          <table:table-cell table:style-name="ce30" office:value-type="string" calcext:value-type="string">
            <text:p>27</text:p>
          </table:table-cell>
          <table:table-cell table:style-name="ce30" office:value-type="string" calcext:value-type="string">
            <text:p>28</text:p>
          </table:table-cell>
          <table:table-cell table:style-name="ce30" office:value-type="string" calcext:value-type="string">
            <text:p>29</text:p>
          </table:table-cell>
          <table:table-cell table:style-name="ce30" office:value-type="string" calcext:value-type="string">
            <text:p>30</text:p>
          </table:table-cell>
          <table:table-cell table:style-name="ce30" office:value-type="string" calcext:value-type="string">
            <text:p>31</text:p>
          </table:table-cell>
          <table:table-cell table:style-name="ce37" office:value-type="string" calcext:value-type="string">
            <text:p>Total Result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Clothing</text:p>
          </table:table-cell>
          <table:table-cell table:style-name="ce26" office:value-type="float" office:value="275.84" calcext:value-type="float">
            <text:p>275.84</text:p>
          </table:table-cell>
          <table:table-cell table:style-name="ce31" office:value-type="float" office:value="33.55" calcext:value-type="float">
            <text:p>33.55</text:p>
          </table:table-cell>
          <table:table-cell table:style-name="ce31" office:value-type="float" office:value="475.08" calcext:value-type="float">
            <text:p>475.08</text:p>
          </table:table-cell>
          <table:table-cell table:style-name="ce31" office:value-type="float" office:value="132.73" calcext:value-type="float">
            <text:p>132.73</text:p>
          </table:table-cell>
          <table:table-cell table:style-name="ce31" office:value-type="float" office:value="299.04" calcext:value-type="float">
            <text:p>299.04</text:p>
          </table:table-cell>
          <table:table-cell table:style-name="ce31" office:value-type="float" office:value="259.02" calcext:value-type="float">
            <text:p>259.02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566.36" calcext:value-type="float">
            <text:p>566.36</text:p>
          </table:table-cell>
          <table:table-cell table:style-name="ce31" office:value-type="float" office:value="701.24" calcext:value-type="float">
            <text:p>701.24</text:p>
          </table:table-cell>
          <table:table-cell table:style-name="ce31" table:number-columns-repeated="2"/>
          <table:table-cell table:style-name="ce31" office:value-type="float" office:value="472.51" calcext:value-type="float">
            <text:p>472.51</text:p>
          </table:table-cell>
          <table:table-cell table:style-name="ce31" office:value-type="float" office:value="462.59" calcext:value-type="float">
            <text:p>462.59</text:p>
          </table:table-cell>
          <table:table-cell table:style-name="ce31" office:value-type="float" office:value="595.82" calcext:value-type="float">
            <text:p>595.82</text:p>
          </table:table-cell>
          <table:table-cell table:style-name="ce31"/>
          <table:table-cell table:style-name="ce31" office:value-type="float" office:value="982.19" calcext:value-type="float">
            <text:p>982.19</text:p>
          </table:table-cell>
          <table:table-cell table:style-name="ce31" office:value-type="float" office:value="234.06" calcext:value-type="float">
            <text:p>234.06</text:p>
          </table:table-cell>
          <table:table-cell table:style-name="ce31" office:value-type="float" office:value="582.22" calcext:value-type="float">
            <text:p>582.22</text:p>
          </table:table-cell>
          <table:table-cell table:style-name="ce31" table:number-columns-repeated="2"/>
          <table:table-cell table:style-name="ce31" office:value-type="float" office:value="167.43" calcext:value-type="float">
            <text:p>167.43</text:p>
          </table:table-cell>
          <table:table-cell table:style-name="ce31" table:number-columns-repeated="2"/>
          <table:table-cell table:style-name="ce31" office:value-type="float" office:value="489.96" calcext:value-type="float">
            <text:p>489.96</text:p>
          </table:table-cell>
          <table:table-cell table:style-name="ce31"/>
          <table:table-cell table:style-name="ce31" office:value-type="float" office:value="44.76" calcext:value-type="float">
            <text:p>44.76</text:p>
          </table:table-cell>
          <table:table-cell table:style-name="ce31" office:value-type="float" office:value="374.64" calcext:value-type="float">
            <text:p>374.64</text:p>
          </table:table-cell>
          <table:table-cell table:style-name="ce31" office:value-type="float" office:value="360.24" calcext:value-type="float">
            <text:p>360.24</text:p>
          </table:table-cell>
          <table:table-cell table:style-name="ce31" office:value-type="float" office:value="605.39" calcext:value-type="float">
            <text:p>605.39</text:p>
          </table:table-cell>
          <table:table-cell table:style-name="ce31" office:value-type="float" office:value="23.53" calcext:value-type="float">
            <text:p>23.53</text:p>
          </table:table-cell>
          <table:table-cell table:style-name="ce33"/>
          <table:table-cell table:style-name="ce38" office:value-type="float" office:value="8431.2" calcext:value-type="float">
            <text:p>8431.2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Electronics</text:p>
          </table:table-cell>
          <table:table-cell table:style-name="ce27" office:value-type="float" office:value="519.57" calcext:value-type="float">
            <text:p>519.57</text:p>
          </table:table-cell>
          <table:table-cell table:style-name="Pivot_20_Table_20_Value" office:value-type="float" office:value="219.87" calcext:value-type="float">
            <text:p>219.87</text:p>
          </table:table-cell>
          <table:table-cell table:style-name="Pivot_20_Table_20_Value" office:value-type="float" office:value="146.65" calcext:value-type="float">
            <text:p>146.65</text:p>
          </table:table-cell>
          <table:table-cell table:style-name="Pivot_20_Table_20_Value" office:value-type="float" office:value="412.7" calcext:value-type="float">
            <text:p>412.7</text:p>
          </table:table-cell>
          <table:table-cell table:style-name="Pivot_20_Table_20_Value"/>
          <table:table-cell table:style-name="Pivot_20_Table_20_Value" office:value-type="float" office:value="17.5" calcext:value-type="float">
            <text:p>17.5</text:p>
          </table:table-cell>
          <table:table-cell table:style-name="Pivot_20_Table_20_Value" office:value-type="float" office:value="594.88" calcext:value-type="float">
            <text:p>594.88</text:p>
          </table:table-cell>
          <table:table-cell table:style-name="Pivot_20_Table_20_Value" office:value-type="float" office:value="445.01" calcext:value-type="float">
            <text:p>445.01</text:p>
          </table:table-cell>
          <table:table-cell table:style-name="Pivot_20_Table_20_Value" office:value-type="float" office:value="338.86" calcext:value-type="float">
            <text:p>338.86</text:p>
          </table:table-cell>
          <table:table-cell table:style-name="Pivot_20_Table_20_Value" office:value-type="float" office:value="467.96" calcext:value-type="float">
            <text:p>467.96</text:p>
          </table:table-cell>
          <table:table-cell table:style-name="Pivot_20_Table_20_Value" office:value-type="float" office:value="855.46" calcext:value-type="float">
            <text:p>855.46</text:p>
          </table:table-cell>
          <table:table-cell table:style-name="Pivot_20_Table_20_Value" office:value-type="float" office:value="263.18" calcext:value-type="float">
            <text:p>263.18</text:p>
          </table:table-cell>
          <table:table-cell table:style-name="Pivot_20_Table_20_Value"/>
          <table:table-cell table:style-name="Pivot_20_Table_20_Value" office:value-type="float" office:value="425.85" calcext:value-type="float">
            <text:p>425.85</text:p>
          </table:table-cell>
          <table:table-cell table:style-name="Pivot_20_Table_20_Value" office:value-type="float" office:value="470.67" calcext:value-type="float">
            <text:p>470.67</text:p>
          </table:table-cell>
          <table:table-cell table:style-name="Pivot_20_Table_20_Value" office:value-type="float" office:value="402.47" calcext:value-type="float">
            <text:p>402.47</text:p>
          </table:table-cell>
          <table:table-cell table:style-name="Pivot_20_Table_20_Value" office:value-type="float" office:value="673.95" calcext:value-type="float">
            <text:p>673.95</text:p>
          </table:table-cell>
          <table:table-cell table:style-name="Pivot_20_Table_20_Value"/>
          <table:table-cell table:style-name="Pivot_20_Table_20_Value" office:value-type="float" office:value="409.97" calcext:value-type="float">
            <text:p>409.97</text:p>
          </table:table-cell>
          <table:table-cell table:style-name="Pivot_20_Table_20_Value" office:value-type="float" office:value="524.62" calcext:value-type="float">
            <text:p>524.62</text:p>
          </table:table-cell>
          <table:table-cell table:style-name="Pivot_20_Table_20_Value"/>
          <table:table-cell table:style-name="Pivot_20_Table_20_Value" office:value-type="float" office:value="442.91" calcext:value-type="float">
            <text:p>442.91</text:p>
          </table:table-cell>
          <table:table-cell table:style-name="Pivot_20_Table_20_Value"/>
          <table:table-cell table:style-name="Pivot_20_Table_20_Value" office:value-type="float" office:value="439.66" calcext:value-type="float">
            <text:p>439.66</text:p>
          </table:table-cell>
          <table:table-cell table:style-name="Pivot_20_Table_20_Value" office:value-type="float" office:value="365.42" calcext:value-type="float">
            <text:p>365.42</text:p>
          </table:table-cell>
          <table:table-cell table:style-name="Pivot_20_Table_20_Value" office:value-type="float" office:value="299.26" calcext:value-type="float">
            <text:p>299.26</text:p>
          </table:table-cell>
          <table:table-cell table:style-name="Pivot_20_Table_20_Value" office:value-type="float" office:value="290.42" calcext:value-type="float">
            <text:p>290.42</text:p>
          </table:table-cell>
          <table:table-cell table:style-name="Pivot_20_Table_20_Value" office:value-type="float" office:value="930.63" calcext:value-type="float">
            <text:p>930.63</text:p>
          </table:table-cell>
          <table:table-cell table:style-name="Pivot_20_Table_20_Value" office:value-type="float" office:value="179.69" calcext:value-type="float">
            <text:p>179.69</text:p>
          </table:table-cell>
          <table:table-cell table:style-name="Pivot_20_Table_20_Value" office:value-type="float" office:value="132.92" calcext:value-type="float">
            <text:p>132.92</text:p>
          </table:table-cell>
          <table:table-cell table:style-name="ce34" office:value-type="float" office:value="100.32" calcext:value-type="float">
            <text:p>100.32</text:p>
          </table:table-cell>
          <table:table-cell table:style-name="ce39" office:value-type="float" office:value="10370.4" calcext:value-type="float">
            <text:p>10370.4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Furniture</text:p>
          </table:table-cell>
          <table:table-cell table:style-name="ce27" office:value-type="float" office:value="1228.01" calcext:value-type="float">
            <text:p>1228.01</text:p>
          </table:table-cell>
          <table:table-cell table:style-name="Pivot_20_Table_20_Value" office:value-type="float" office:value="361.79" calcext:value-type="float">
            <text:p>361.79</text:p>
          </table:table-cell>
          <table:table-cell table:style-name="Pivot_20_Table_20_Value"/>
          <table:table-cell table:style-name="Pivot_20_Table_20_Value" office:value-type="float" office:value="444.47" calcext:value-type="float">
            <text:p>444.47</text:p>
          </table:table-cell>
          <table:table-cell table:style-name="Pivot_20_Table_20_Value" office:value-type="float" office:value="544.42" calcext:value-type="float">
            <text:p>544.42</text:p>
          </table:table-cell>
          <table:table-cell table:style-name="Pivot_20_Table_20_Value" office:value-type="float" office:value="489.66" calcext:value-type="float">
            <text:p>489.66</text:p>
          </table:table-cell>
          <table:table-cell table:style-name="Pivot_20_Table_20_Value" office:value-type="float" office:value="421.08" calcext:value-type="float">
            <text:p>421.08</text:p>
          </table:table-cell>
          <table:table-cell table:style-name="Pivot_20_Table_20_Value"/>
          <table:table-cell table:style-name="Pivot_20_Table_20_Value" office:value-type="float" office:value="222.85" calcext:value-type="float">
            <text:p>222.85</text:p>
          </table:table-cell>
          <table:table-cell table:style-name="Pivot_20_Table_20_Value" office:value-type="float" office:value="835.74" calcext:value-type="float">
            <text:p>835.74</text:p>
          </table:table-cell>
          <table:table-cell table:style-name="Pivot_20_Table_20_Value" office:value-type="float" office:value="670.23" calcext:value-type="float">
            <text:p>670.23</text:p>
          </table:table-cell>
          <table:table-cell table:style-name="Pivot_20_Table_20_Value" office:value-type="float" office:value="765.66" calcext:value-type="float">
            <text:p>765.66</text:p>
          </table:table-cell>
          <table:table-cell table:style-name="Pivot_20_Table_20_Value" office:value-type="float" office:value="472.68" calcext:value-type="float">
            <text:p>472.68</text:p>
          </table:table-cell>
          <table:table-cell table:style-name="Pivot_20_Table_20_Value"/>
          <table:table-cell table:style-name="Pivot_20_Table_20_Value" office:value-type="float" office:value="838.58" calcext:value-type="float">
            <text:p>838.58</text:p>
          </table:table-cell>
          <table:table-cell table:style-name="Pivot_20_Table_20_Value" office:value-type="float" office:value="482.97" calcext:value-type="float">
            <text:p>482.97</text:p>
          </table:table-cell>
          <table:table-cell table:style-name="Pivot_20_Table_20_Value" office:value-type="float" office:value="544.58" calcext:value-type="float">
            <text:p>544.58</text:p>
          </table:table-cell>
          <table:table-cell table:style-name="Pivot_20_Table_20_Value" office:value-type="float" office:value="410.06" calcext:value-type="float">
            <text:p>410.06</text:p>
          </table:table-cell>
          <table:table-cell table:style-name="Pivot_20_Table_20_Value" office:value-type="float" office:value="745.28" calcext:value-type="float">
            <text:p>745.28</text:p>
          </table:table-cell>
          <table:table-cell table:style-name="Pivot_20_Table_20_Value" office:value-type="float" office:value="840.26" calcext:value-type="float">
            <text:p>840.26</text:p>
          </table:table-cell>
          <table:table-cell table:style-name="Pivot_20_Table_20_Value" office:value-type="float" office:value="497.28" calcext:value-type="float">
            <text:p>497.28</text:p>
          </table:table-cell>
          <table:table-cell table:style-name="Pivot_20_Table_20_Value" office:value-type="float" office:value="230.13" calcext:value-type="float">
            <text:p>230.13</text:p>
          </table:table-cell>
          <table:table-cell table:style-name="Pivot_20_Table_20_Value" office:value-type="float" office:value="588.57" calcext:value-type="float">
            <text:p>588.57</text:p>
          </table:table-cell>
          <table:table-cell table:style-name="Pivot_20_Table_20_Value" office:value-type="float" office:value="485.07" calcext:value-type="float">
            <text:p>485.07</text:p>
          </table:table-cell>
          <table:table-cell table:style-name="Pivot_20_Table_20_Value" office:value-type="float" office:value="360.15" calcext:value-type="float">
            <text:p>360.15</text:p>
          </table:table-cell>
          <table:table-cell table:style-name="Pivot_20_Table_20_Value" office:value-type="float" office:value="219.69" calcext:value-type="float">
            <text:p>219.69</text:p>
          </table:table-cell>
          <table:table-cell table:style-name="Pivot_20_Table_20_Value"/>
          <table:table-cell table:style-name="Pivot_20_Table_20_Value" office:value-type="float" office:value="363.26" calcext:value-type="float">
            <text:p>363.26</text:p>
          </table:table-cell>
          <table:table-cell table:style-name="Pivot_20_Table_20_Value" office:value-type="float" office:value="919.66" calcext:value-type="float">
            <text:p>919.66</text:p>
          </table:table-cell>
          <table:table-cell table:style-name="Pivot_20_Table_20_Value" office:value-type="float" office:value="483.06" calcext:value-type="float">
            <text:p>483.06</text:p>
          </table:table-cell>
          <table:table-cell table:style-name="ce34"/>
          <table:table-cell table:style-name="ce39" office:value-type="float" office:value="14465.19" calcext:value-type="float">
            <text:p>14465.19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Grocery</text:p>
          </table:table-cell>
          <table:table-cell table:style-name="ce27"/>
          <table:table-cell table:style-name="Pivot_20_Table_20_Value" office:value-type="float" office:value="247.79" calcext:value-type="float">
            <text:p>247.79</text:p>
          </table:table-cell>
          <table:table-cell table:style-name="Pivot_20_Table_20_Value" office:value-type="float" office:value="1289.32" calcext:value-type="float">
            <text:p>1289.32</text:p>
          </table:table-cell>
          <table:table-cell table:style-name="Pivot_20_Table_20_Value" office:value-type="float" office:value="353.18" calcext:value-type="float">
            <text:p>353.18</text:p>
          </table:table-cell>
          <table:table-cell table:style-name="Pivot_20_Table_20_Value" office:value-type="float" office:value="423.66" calcext:value-type="float">
            <text:p>423.66</text:p>
          </table:table-cell>
          <table:table-cell table:style-name="Pivot_20_Table_20_Value" office:value-type="float" office:value="429.6" calcext:value-type="float">
            <text:p>429.6</text:p>
          </table:table-cell>
          <table:table-cell table:style-name="Pivot_20_Table_20_Value" office:value-type="float" office:value="350.95" calcext:value-type="float">
            <text:p>350.95</text:p>
          </table:table-cell>
          <table:table-cell table:style-name="Pivot_20_Table_20_Value" office:value-type="float" office:value="742.11" calcext:value-type="float">
            <text:p>742.11</text:p>
          </table:table-cell>
          <table:table-cell table:style-name="Pivot_20_Table_20_Value" office:value-type="float" office:value="269.32" calcext:value-type="float">
            <text:p>269.32</text:p>
          </table:table-cell>
          <table:table-cell table:style-name="Pivot_20_Table_20_Value" office:value-type="float" office:value="29.03" calcext:value-type="float">
            <text:p>29.03</text:p>
          </table:table-cell>
          <table:table-cell table:style-name="Pivot_20_Table_20_Value"/>
          <table:table-cell table:style-name="Pivot_20_Table_20_Value" office:value-type="float" office:value="406.66" calcext:value-type="float">
            <text:p>406.66</text:p>
          </table:table-cell>
          <table:table-cell table:style-name="Pivot_20_Table_20_Value" office:value-type="float" office:value="331.98" calcext:value-type="float">
            <text:p>331.98</text:p>
          </table:table-cell>
          <table:table-cell table:style-name="Pivot_20_Table_20_Value" office:value-type="float" office:value="850.59" calcext:value-type="float">
            <text:p>850.59</text:p>
          </table:table-cell>
          <table:table-cell table:style-name="Pivot_20_Table_20_Value" office:value-type="float" office:value="464.9" calcext:value-type="float">
            <text:p>464.9</text:p>
          </table:table-cell>
          <table:table-cell table:style-name="Pivot_20_Table_20_Value" office:value-type="float" office:value="390.75" calcext:value-type="float">
            <text:p>390.75</text:p>
          </table:table-cell>
          <table:table-cell table:style-name="Pivot_20_Table_20_Value"/>
          <table:table-cell table:style-name="Pivot_20_Table_20_Value" office:value-type="float" office:value="155.29" calcext:value-type="float">
            <text:p>155.29</text:p>
          </table:table-cell>
          <table:table-cell table:style-name="Pivot_20_Table_20_Value" office:value-type="float" office:value="215.69" calcext:value-type="float">
            <text:p>215.69</text:p>
          </table:table-cell>
          <table:table-cell table:style-name="Pivot_20_Table_20_Value"/>
          <table:table-cell table:style-name="Pivot_20_Table_20_Value" office:value-type="float" office:value="309.64" calcext:value-type="float">
            <text:p>309.64</text:p>
          </table:table-cell>
          <table:table-cell table:style-name="Pivot_20_Table_20_Value"/>
          <table:table-cell table:style-name="Pivot_20_Table_20_Value" office:value-type="float" office:value="12.54" calcext:value-type="float">
            <text:p>12.54</text:p>
          </table:table-cell>
          <table:table-cell table:style-name="Pivot_20_Table_20_Value" office:value-type="float" office:value="252.01" calcext:value-type="float">
            <text:p>252.01</text:p>
          </table:table-cell>
          <table:table-cell table:style-name="Pivot_20_Table_20_Value" office:value-type="float" office:value="95.91" calcext:value-type="float">
            <text:p>95.91</text:p>
          </table:table-cell>
          <table:table-cell table:style-name="Pivot_20_Table_20_Value" office:value-type="float" office:value="491.26" calcext:value-type="float">
            <text:p>491.26</text:p>
          </table:table-cell>
          <table:table-cell table:style-name="Pivot_20_Table_20_Value" office:value-type="float" office:value="672.99" calcext:value-type="float">
            <text:p>672.99</text:p>
          </table:table-cell>
          <table:table-cell table:style-name="Pivot_20_Table_20_Value" table:number-columns-repeated="2"/>
          <table:table-cell table:style-name="Pivot_20_Table_20_Value" office:value-type="float" office:value="397.48" calcext:value-type="float">
            <text:p>397.48</text:p>
          </table:table-cell>
          <table:table-cell table:style-name="ce34" office:value-type="float" office:value="387.11" calcext:value-type="float">
            <text:p>387.11</text:p>
          </table:table-cell>
          <table:table-cell table:style-name="ce39" office:value-type="float" office:value="9569.76" calcext:value-type="float">
            <text:p>9569.76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Sports</text:p>
          </table:table-cell>
          <table:table-cell table:style-name="ce28"/>
          <table:table-cell table:style-name="ce32" office:value-type="float" office:value="430.27" calcext:value-type="float">
            <text:p>430.27</text:p>
          </table:table-cell>
          <table:table-cell table:style-name="ce32" office:value-type="float" office:value="321.8" calcext:value-type="float">
            <text:p>321.8</text:p>
          </table:table-cell>
          <table:table-cell table:style-name="ce32" office:value-type="float" office:value="401.19" calcext:value-type="float">
            <text:p>401.19</text:p>
          </table:table-cell>
          <table:table-cell table:style-name="ce32" office:value-type="float" office:value="646.55" calcext:value-type="float">
            <text:p>646.55</text:p>
          </table:table-cell>
          <table:table-cell table:style-name="ce32" office:value-type="float" office:value="1183.56" calcext:value-type="float">
            <text:p>1183.56</text:p>
          </table:table-cell>
          <table:table-cell table:style-name="ce32" office:value-type="float" office:value="208.21" calcext:value-type="float">
            <text:p>208.21</text:p>
          </table:table-cell>
          <table:table-cell table:style-name="ce32" office:value-type="float" office:value="431.6" calcext:value-type="float">
            <text:p>431.6</text:p>
          </table:table-cell>
          <table:table-cell table:style-name="ce32" office:value-type="float" office:value="132.62" calcext:value-type="float">
            <text:p>132.62</text:p>
          </table:table-cell>
          <table:table-cell table:style-name="ce32" office:value-type="float" office:value="463.06" calcext:value-type="float">
            <text:p>463.06</text:p>
          </table:table-cell>
          <table:table-cell table:style-name="ce32" office:value-type="float" office:value="481.35" calcext:value-type="float">
            <text:p>481.35</text:p>
          </table:table-cell>
          <table:table-cell table:style-name="ce32" office:value-type="float" office:value="337.77" calcext:value-type="float">
            <text:p>337.77</text:p>
          </table:table-cell>
          <table:table-cell table:style-name="ce32" office:value-type="float" office:value="784.35" calcext:value-type="float">
            <text:p>784.35</text:p>
          </table:table-cell>
          <table:table-cell table:style-name="ce32"/>
          <table:table-cell table:style-name="ce32" office:value-type="float" office:value="331.54" calcext:value-type="float">
            <text:p>331.54</text:p>
          </table:table-cell>
          <table:table-cell table:style-name="ce32"/>
          <table:table-cell table:style-name="ce32" office:value-type="float" office:value="490.93" calcext:value-type="float">
            <text:p>490.93</text:p>
          </table:table-cell>
          <table:table-cell table:style-name="ce32" office:value-type="float" office:value="420.48" calcext:value-type="float">
            <text:p>420.48</text:p>
          </table:table-cell>
          <table:table-cell table:style-name="ce32" office:value-type="float" office:value="105.25" calcext:value-type="float">
            <text:p>105.25</text:p>
          </table:table-cell>
          <table:table-cell table:style-name="ce32"/>
          <table:table-cell table:style-name="ce32" office:value-type="float" office:value="499.74" calcext:value-type="float">
            <text:p>499.74</text:p>
          </table:table-cell>
          <table:table-cell table:style-name="ce32" office:value-type="float" office:value="325.29" calcext:value-type="float">
            <text:p>325.29</text:p>
          </table:table-cell>
          <table:table-cell table:style-name="ce32" office:value-type="float" office:value="395.24" calcext:value-type="float">
            <text:p>395.24</text:p>
          </table:table-cell>
          <table:table-cell table:style-name="ce32" office:value-type="float" office:value="477.01" calcext:value-type="float">
            <text:p>477.01</text:p>
          </table:table-cell>
          <table:table-cell table:style-name="ce32" office:value-type="float" office:value="105.19" calcext:value-type="float">
            <text:p>105.19</text:p>
          </table:table-cell>
          <table:table-cell table:style-name="ce32"/>
          <table:table-cell table:style-name="ce32" office:value-type="float" office:value="384.05" calcext:value-type="float">
            <text:p>384.05</text:p>
          </table:table-cell>
          <table:table-cell table:style-name="ce32" table:number-columns-repeated="3"/>
          <table:table-cell table:style-name="ce35"/>
          <table:table-cell table:style-name="ce40" office:value-type="float" office:value="9357.05" calcext:value-type="float">
            <text:p>9357.05</text:p>
          </table:table-cell>
          <table:table-cell table:number-columns-repeated="99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rchase Sum By Month" table:style-name="ta4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Sum - Purchase_Amount</text:p>
          </table:table-cell>
          <table:table-cell table:style-name="ce24" office:value-type="string" calcext:value-type="string">
            <text:p>Year-Month</text:p>
          </table:table-cell>
          <table:table-cell table:style-name="ce29" table:number-columns-repeated="5"/>
          <table:table-cell table:style-name="ce36"/>
          <table:table-cell table:number-columns-repeated="1016"/>
        </table:table-row>
        <table:table-row table:style-name="ro1">
          <table:table-cell table:style-name="ce20" office:value-type="string" calcext:value-type="string">
            <text:p>Product_Category</text:p>
          </table:table-cell>
          <table:table-cell table:style-name="ce25" office:value-type="string" calcext:value-type="string">
            <text:p>01</text:p>
          </table:table-cell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03</text:p>
          </table:table-cell>
          <table:table-cell table:style-name="ce30" office:value-type="string" calcext:value-type="string">
            <text:p>04</text:p>
          </table:table-cell>
          <table:table-cell table:style-name="ce30" office:value-type="string" calcext:value-type="string">
            <text:p>05</text:p>
          </table:table-cell>
          <table:table-cell table:style-name="ce30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Clothing</text:p>
          </table:table-cell>
          <table:table-cell table:style-name="ce26" office:value-type="float" office:value="771.22" calcext:value-type="float">
            <text:p>771.22</text:p>
          </table:table-cell>
          <table:table-cell table:style-name="ce31" office:value-type="float" office:value="2096.23" calcext:value-type="float">
            <text:p>2096.23</text:p>
          </table:table-cell>
          <table:table-cell table:style-name="ce31" office:value-type="float" office:value="1823.17" calcext:value-type="float">
            <text:p>1823.17</text:p>
          </table:table-cell>
          <table:table-cell table:style-name="ce31" office:value-type="float" office:value="837.65" calcext:value-type="float">
            <text:p>837.65</text:p>
          </table:table-cell>
          <table:table-cell table:style-name="ce31" office:value-type="float" office:value="879.08" calcext:value-type="float">
            <text:p>879.08</text:p>
          </table:table-cell>
          <table:table-cell table:style-name="ce31" office:value-type="float" office:value="768.42" calcext:value-type="float">
            <text:p>768.42</text:p>
          </table:table-cell>
          <table:table-cell table:style-name="ce47" office:value-type="float" office:value="1255.43" calcext:value-type="float">
            <text:p>1255.4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lectronics</text:p>
          </table:table-cell>
          <table:table-cell table:style-name="ce27" office:value-type="float" office:value="558.81" calcext:value-type="float">
            <text:p>558.81</text:p>
          </table:table-cell>
          <table:table-cell table:style-name="Pivot_20_Table_20_Value" office:value-type="float" office:value="1554.77" calcext:value-type="float">
            <text:p>1554.77</text:p>
          </table:table-cell>
          <table:table-cell table:style-name="Pivot_20_Table_20_Value" office:value-type="float" office:value="2389.3" calcext:value-type="float">
            <text:p>2389.3</text:p>
          </table:table-cell>
          <table:table-cell table:style-name="Pivot_20_Table_20_Value" office:value-type="float" office:value="1732.29" calcext:value-type="float">
            <text:p>1732.29</text:p>
          </table:table-cell>
          <table:table-cell table:style-name="Pivot_20_Table_20_Value" office:value-type="float" office:value="615.59" calcext:value-type="float">
            <text:p>615.59</text:p>
          </table:table-cell>
          <table:table-cell table:style-name="Pivot_20_Table_20_Value" office:value-type="float" office:value="2303.9" calcext:value-type="float">
            <text:p>2303.9</text:p>
          </table:table-cell>
          <table:table-cell table:style-name="ce48" office:value-type="float" office:value="1215.74" calcext:value-type="float">
            <text:p>1215.7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Furniture</text:p>
          </table:table-cell>
          <table:table-cell table:style-name="ce27" office:value-type="float" office:value="3287.31" calcext:value-type="float">
            <text:p>3287.31</text:p>
          </table:table-cell>
          <table:table-cell table:style-name="Pivot_20_Table_20_Value" office:value-type="float" office:value="2975.21" calcext:value-type="float">
            <text:p>2975.21</text:p>
          </table:table-cell>
          <table:table-cell table:style-name="Pivot_20_Table_20_Value" office:value-type="float" office:value="1969.26" calcext:value-type="float">
            <text:p>1969.26</text:p>
          </table:table-cell>
          <table:table-cell table:style-name="Pivot_20_Table_20_Value" office:value-type="float" office:value="621.31" calcext:value-type="float">
            <text:p>621.31</text:p>
          </table:table-cell>
          <table:table-cell table:style-name="Pivot_20_Table_20_Value" office:value-type="float" office:value="2959.59" calcext:value-type="float">
            <text:p>2959.59</text:p>
          </table:table-cell>
          <table:table-cell table:style-name="Pivot_20_Table_20_Value" office:value-type="float" office:value="1132.64" calcext:value-type="float">
            <text:p>1132.64</text:p>
          </table:table-cell>
          <table:table-cell table:style-name="ce48" office:value-type="float" office:value="1519.87" calcext:value-type="float">
            <text:p>1519.8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Grocery</text:p>
          </table:table-cell>
          <table:table-cell table:style-name="ce27" office:value-type="float" office:value="2805.95" calcext:value-type="float">
            <text:p>2805.95</text:p>
          </table:table-cell>
          <table:table-cell table:style-name="Pivot_20_Table_20_Value" office:value-type="float" office:value="1034.79" calcext:value-type="float">
            <text:p>1034.79</text:p>
          </table:table-cell>
          <table:table-cell table:style-name="Pivot_20_Table_20_Value" office:value-type="float" office:value="263.34" calcext:value-type="float">
            <text:p>263.34</text:p>
          </table:table-cell>
          <table:table-cell table:style-name="Pivot_20_Table_20_Value" office:value-type="float" office:value="2119.02" calcext:value-type="float">
            <text:p>2119.02</text:p>
          </table:table-cell>
          <table:table-cell table:style-name="Pivot_20_Table_20_Value" office:value-type="float" office:value="1132.46" calcext:value-type="float">
            <text:p>1132.46</text:p>
          </table:table-cell>
          <table:table-cell table:style-name="Pivot_20_Table_20_Value" office:value-type="float" office:value="1201.92" calcext:value-type="float">
            <text:p>1201.92</text:p>
          </table:table-cell>
          <table:table-cell table:style-name="ce48" office:value-type="float" office:value="1012.28" calcext:value-type="float">
            <text:p>1012.28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Sports</text:p>
          </table:table-cell>
          <table:table-cell table:style-name="ce42" office:value-type="float" office:value="1685.02" calcext:value-type="float">
            <text:p>1685.02</text:p>
          </table:table-cell>
          <table:table-cell table:style-name="ce44" office:value-type="float" office:value="801.05" calcext:value-type="float">
            <text:p>801.05</text:p>
          </table:table-cell>
          <table:table-cell table:style-name="ce44" office:value-type="float" office:value="2347.98" calcext:value-type="float">
            <text:p>2347.98</text:p>
          </table:table-cell>
          <table:table-cell table:style-name="ce44" office:value-type="float" office:value="697.82" calcext:value-type="float">
            <text:p>697.82</text:p>
          </table:table-cell>
          <table:table-cell table:style-name="ce44" office:value-type="float" office:value="2066.84" calcext:value-type="float">
            <text:p>2066.84</text:p>
          </table:table-cell>
          <table:table-cell table:style-name="ce44" office:value-type="float" office:value="933.55" calcext:value-type="float">
            <text:p>933.55</text:p>
          </table:table-cell>
          <table:table-cell table:style-name="ce49" office:value-type="float" office:value="824.79" calcext:value-type="float">
            <text:p>824.79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Total Result</text:p>
          </table:table-cell>
          <table:table-cell table:style-name="ce43" office:value-type="float" office:value="9108.31" calcext:value-type="float">
            <text:p>9108.31</text:p>
          </table:table-cell>
          <table:table-cell table:style-name="ce45" office:value-type="float" office:value="8462.05" calcext:value-type="float">
            <text:p>8462.05</text:p>
          </table:table-cell>
          <table:table-cell table:style-name="ce45" office:value-type="float" office:value="8793.05" calcext:value-type="float">
            <text:p>8793.05</text:p>
          </table:table-cell>
          <table:table-cell table:style-name="ce45" office:value-type="float" office:value="6008.09" calcext:value-type="float">
            <text:p>6008.09</text:p>
          </table:table-cell>
          <table:table-cell table:style-name="ce45" office:value-type="float" office:value="7653.56" calcext:value-type="float">
            <text:p>7653.56</text:p>
          </table:table-cell>
          <table:table-cell table:style-name="ce45" office:value-type="float" office:value="6340.43" calcext:value-type="float">
            <text:p>6340.43</text:p>
          </table:table-cell>
          <table:table-cell table:style-name="ce50" office:value-type="float" office:value="5828.11" calcext:value-type="float">
            <text:p>5828.11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5"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8" table:default-cell-style-name="Default"/>
        <table:table-row table:style-name="ro1">
          <table:table-cell table:style-name="ce51" office:value-type="string" calcext:value-type="string">
            <text:p>Count</text:p>
          </table:table-cell>
          <table:table-cell table:style-name="ce52" office:value-type="string" calcext:value-type="string">
            <text:p>Unique</text:p>
          </table:table-cell>
          <table:table-cell table:style-name="ce52" office:value-type="string" calcext:value-type="string">
            <text:p>Category Sum</text:p>
          </table:table-cell>
          <table:table-cell table:style-name="ce52" office:value-type="string" calcext:value-type="string">
            <text:p>Catergory Count</text:p>
          </table:table-cell>
          <table:table-cell table:style-name="ce52" office:value-type="string" calcext:value-type="string">
            <text:p>Count Probablity</text:p>
          </table:table-cell>
          <table:table-cell table:style-name="ce52" office:value-type="string" calcext:value-type="string">
            <text:p>Expected Purchase Amount</text:p>
          </table:table-cell>
          <table:table-cell table:number-columns-repeated="1018"/>
        </table:table-row>
        <table:table-row table:style-name="ro1">
          <table:table-cell table:style-name="ce51" table:formula="of:=COUNTA([$Data.A2:.A1000])" office:value-type="float" office:value="200" calcext:value-type="float">
            <text:p>200</text:p>
          </table:table-cell>
          <table:table-cell table:style-name="ce52" office:value-type="string" calcext:value-type="string">
            <text:p>Furniture</text:p>
          </table:table-cell>
          <table:table-cell table:style-name="ce53" table:formula="of:=SUMIF([$Data.$B$2:.$B1000]; [.B2]; [$Data.$C$2:.$C1000])" office:value-type="float" office:value="14465.19" calcext:value-type="float">
            <text:p>14465.19</text:p>
          </table:table-cell>
          <table:table-cell table:style-name="ce53" table:formula="of:=COUNTIF([$Data.$B$2:.$B1000]; [.B2])" office:value-type="float" office:value="49" calcext:value-type="float">
            <text:p>49</text:p>
          </table:table-cell>
          <table:table-cell table:style-name="ce53" table:formula="of:=[.D2]/[.$A$2]" office:value-type="float" office:value="0.245" calcext:value-type="float">
            <text:p>0.245</text:p>
          </table:table-cell>
          <table:table-cell table:style-name="ce53" table:formula="of:=[.E2] * [.D2]" office:value-type="float" office:value="12.005" calcext:value-type="float">
            <text:p>12.00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Sports</text:p>
          </table:table-cell>
          <table:table-cell table:style-name="ce53" table:formula="of:=SUMIF([$Data.$B$2:.$B1000]; [.B3]; [$Data.$C$2:.$C1000])" office:value-type="float" office:value="9357.05" calcext:value-type="float">
            <text:p>9357.05</text:p>
          </table:table-cell>
          <table:table-cell table:style-name="ce53" table:formula="of:=COUNTIF([$Data.$B$2:.$B1000]; [.B3])" office:value-type="float" office:value="36" calcext:value-type="float">
            <text:p>36</text:p>
          </table:table-cell>
          <table:table-cell table:style-name="ce53" table:formula="of:=[.D3]/[.$A$2]" office:value-type="float" office:value="0.18" calcext:value-type="float">
            <text:p>0.18</text:p>
          </table:table-cell>
          <table:table-cell table:style-name="ce53" table:formula="of:=[.E3] * [.D3]" office:value-type="float" office:value="6.48" calcext:value-type="float">
            <text:p>6.48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Grocery</text:p>
          </table:table-cell>
          <table:table-cell table:style-name="ce53" table:formula="of:=SUMIF([$Data.$B$2:.$B1000]; [.B4]; [$Data.$C$2:.$C1000])" office:value-type="float" office:value="9569.76" calcext:value-type="float">
            <text:p>9569.76</text:p>
          </table:table-cell>
          <table:table-cell table:style-name="ce53" table:formula="of:=COUNTIF([$Data.$B$2:.$B1000]; [.B4])" office:value-type="float" office:value="37" calcext:value-type="float">
            <text:p>37</text:p>
          </table:table-cell>
          <table:table-cell table:style-name="ce53" table:formula="of:=[.D4]/[.$A$2]" office:value-type="float" office:value="0.185" calcext:value-type="float">
            <text:p>0.185</text:p>
          </table:table-cell>
          <table:table-cell table:style-name="ce53" table:formula="of:=[.E4] * [.D4]" office:value-type="float" office:value="6.845" calcext:value-type="float">
            <text:p>6.84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Clothing</text:p>
          </table:table-cell>
          <table:table-cell table:style-name="ce53" table:formula="of:=SUMIF([$Data.$B$2:.$B1000]; [.B5]; [$Data.$C$2:.$C1000])" office:value-type="float" office:value="8431.2" calcext:value-type="float">
            <text:p>8431.2</text:p>
          </table:table-cell>
          <table:table-cell table:style-name="ce53" table:formula="of:=COUNTIF([$Data.$B$2:.$B1000]; [.B5])" office:value-type="float" office:value="35" calcext:value-type="float">
            <text:p>35</text:p>
          </table:table-cell>
          <table:table-cell table:style-name="ce53" table:formula="of:=[.D5]/[.$A$2]" office:value-type="float" office:value="0.175" calcext:value-type="float">
            <text:p>0.175</text:p>
          </table:table-cell>
          <table:table-cell table:style-name="ce53" table:formula="of:=[.E5] * [.D5]" office:value-type="float" office:value="6.125" calcext:value-type="float">
            <text:p>6.12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Electronics</text:p>
          </table:table-cell>
          <table:table-cell table:style-name="ce53" table:formula="of:=SUMIF([$Data.$B$2:.$B1000]; [.B6]; [$Data.$C$2:.$C1000])" office:value-type="float" office:value="10370.4" calcext:value-type="float">
            <text:p>10370.4</text:p>
          </table:table-cell>
          <table:table-cell table:style-name="ce53" table:formula="of:=COUNTIF([$Data.$B$2:.$B1000]; [.B6])" office:value-type="float" office:value="43" calcext:value-type="float">
            <text:p>43</text:p>
          </table:table-cell>
          <table:table-cell table:style-name="ce53" table:formula="of:=[.D6]/[.$A$2]" office:value-type="float" office:value="0.215" calcext:value-type="float">
            <text:p>0.215</text:p>
          </table:table-cell>
          <table:table-cell table:style-name="ce53" table:formula="of:=[.E6] * [.D6]" office:value-type="float" office:value="9.245" calcext:value-type="float">
            <text:p>9.245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ns" table:style-name="ta6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0" table:default-cell-style-name="Default"/>
        <table:table-row table:style-name="ro1">
          <table:table-cell table:style-name="ce51" office:value-type="string" calcext:value-type="string">
            <text:p>Bin Size</text:p>
          </table:table-cell>
          <table:table-cell table:style-name="ce51" office:value-type="string" calcext:value-type="string">
            <text:p>Bins</text:p>
          </table:table-cell>
          <table:table-cell table:style-name="ce51" office:value-type="string" calcext:value-type="string">
            <text:p>Bin Count</text:p>
          </table:table-cell>
          <table:table-cell table:style-name="ce51" office:value-type="string" calcext:value-type="string">
            <text:p>Bin Probablity</text:p>
          </table:table-cell>
          <table:table-cell table:number-columns-repeated="1020"/>
        </table:table-row>
        <table:table-row table:style-name="ro1">
          <table:table-cell table:style-name="ce51" office:value-type="float" office:value="50" calcext:value-type="float">
            <text:p>50</text:p>
          </table:table-cell>
          <table:table-cell table:style-name="ce54" office:value-type="string" calcext:value-type="string">
            <text:p>0-5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17" calcext:value-type="float">
            <text:p>17</text:p>
          </table:table-cell>
          <table:table-cell table:style-name="ce55" table:number-matrix-columns-spanned="1" table:number-matrix-rows-spanned="10" table:formula="of:=[.C2:.C11]/[.$C$12]" office:value-type="float" office:value="0.085" calcext:value-type="float">
            <text:p>0.08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50-10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16" calcext:value-type="float">
            <text:p>16</text:p>
          </table:table-cell>
          <table:table-cell table:style-name="ce55" office:value-type="float" office:value="0.08" calcext:value-type="float">
            <text:p>0.08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100-15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3" calcext:value-type="float">
            <text:p>23</text:p>
          </table:table-cell>
          <table:table-cell table:style-name="ce55" office:value-type="float" office:value="0.115" calcext:value-type="float">
            <text:p>0.11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150-20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0" calcext:value-type="float">
            <text:p>20</text:p>
          </table:table-cell>
          <table:table-cell table:style-name="ce55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200-25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1" calcext:value-type="float">
            <text:p>21</text:p>
          </table:table-cell>
          <table:table-cell table:style-name="ce55" office:value-type="float" office:value="0.105" calcext:value-type="float">
            <text:p>0.10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250-30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2" calcext:value-type="float">
            <text:p>22</text:p>
          </table:table-cell>
          <table:table-cell table:style-name="ce55" office:value-type="float" office:value="0.11" calcext:value-type="float">
            <text:p>0.11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350-40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17" calcext:value-type="float">
            <text:p>17</text:p>
          </table:table-cell>
          <table:table-cell table:style-name="ce55" office:value-type="float" office:value="0.085" calcext:value-type="float">
            <text:p>0.08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400-45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16" calcext:value-type="float">
            <text:p>16</text:p>
          </table:table-cell>
          <table:table-cell table:style-name="ce55" office:value-type="float" office:value="0.08" calcext:value-type="float">
            <text:p>0.08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450-50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3" calcext:value-type="float">
            <text:p>23</text:p>
          </table:table-cell>
          <table:table-cell table:style-name="ce55" office:value-type="float" office:value="0.115" calcext:value-type="float">
            <text:p>0.11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500-550</text:p>
          </table:table-cell>
          <table:table-cell table:style-name="ce55" table:number-matrix-columns-spanned="1" table:number-matrix-rows-spanned="1" table:formula="of:=COUNTIF(COM.MICROSOFT.FLOOR([$Data.$C$2:.$C$201];[.$A$2])/[.$A$2]; ROW()  - 2)" office:value-type="float" office:value="25" calcext:value-type="float">
            <text:p>25</text:p>
          </table:table-cell>
          <table:table-cell table:style-name="ce55"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Total</text:p>
          </table:table-cell>
          <table:table-cell table:style-name="ce55" table:formula="of:=SUM([.C2:.C11])" office:value-type="float" office:value="200" calcext:value-type="float">
            <text:p>200</text:p>
          </table:table-cell>
          <table:table-cell table:style-name="ce55" table:formula="of:=SUM([.D2:.D11])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ations" table:style-name="ta7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6" table:default-cell-style-name="Default"/>
        <table:table-row table:style-name="ro1">
          <table:table-cell table:style-name="ce51" office:value-type="string" calcext:value-type="string">
            <text:p>Total Combinations</text:p>
          </table:table-cell>
          <table:table-cell table:style-name="ce51" office:value-type="string" calcext:value-type="string">
            <text:p>Combination</text:p>
          </table:table-cell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Payment Method</text:p>
          </table:table-cell>
          <table:table-cell table:style-name="ce51" office:value-type="string" calcext:value-type="string">
            <text:p>Count</text:p>
          </table:table-cell>
          <table:table-cell table:style-name="ce51" office:value-type="string" calcext:value-type="string">
            <text:p>Probablity Of Each</text:p>
          </table:table-cell>
          <table:table-cell table:style-name="ce51" office:value-type="string" calcext:value-type="string">
            <text:p>Probablity of Category</text:p>
          </table:table-cell>
          <table:table-cell table:style-name="ce51" office:value-type="string" calcext:value-type="string">
            <text:p>Conditional Probablity of payment method given category</text:p>
          </table:table-cell>
          <table:table-cell table:number-columns-repeated="1016"/>
        </table:table-row>
        <table:table-row table:style-name="ro1">
          <table:table-cell table:style-name="ce51" office:value-type="float" office:value="200" calcext:value-type="float">
            <text:p>200</text:p>
          </table:table-cell>
          <table:table-cell table:style-name="ce53" office:value-type="string" calcext:value-type="string">
            <text:p>Sports - Credit Card</text:p>
          </table:table-cell>
          <table:table-cell table:style-name="ce52" table:formula="of:=IFERROR(__xludf.dummyfunction(&quot;SPLIT(B2, &quot;&quot;-&quot;&quot;)&quot;);&quot;Sports &quot;)" office:value-type="string" office:string-value="Sports " calcext:value-type="string">
            <text:p>Sports </text:p>
          </table:table-cell>
          <table:table-cell table:style-name="ce53" table:formula="of:=IFERROR(__xludf.dummyfunction(&quot;&quot;&quot;COMPUTED_VALUE&quot;&quot;&quot;);&quot; Credit Card&quot;)" office:value-type="string" office:string-value=" Credit Card" calcext:value-type="string">
            <text:p><text:s/>Cred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2])" office:value-type="string" office:string-value="" calcext:value-type="error">
            <text:p>#NAME?</text:p>
          </table:table-cell>
          <table:table-cell table:style-name="ce53" table:formula="of:=[.E2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, &quot;&quot;-&quot;&quot;), 1)), Categories!$B$2:$E$6, 4, FALSE)&quot;);0.18)" office:value-type="float" office:value="0.18" calcext:value-type="float">
            <text:p>0.18</text:p>
          </table:table-cell>
          <table:table-cell table:style-name="ce53" table:number-matrix-columns-spanned="1" table:number-matrix-rows-spanned="25" table:formula="of:=[.G2:.G26]/[.F2:.F26]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Sports - Cash</text:p>
          </table:table-cell>
          <table:table-cell table:style-name="ce52" table:formula="of:=IFERROR(__xludf.dummyfunction(&quot;SPLIT(B3, &quot;&quot;-&quot;&quot;)&quot;);&quot;Sports &quot;)" office:value-type="string" office:string-value="Sports " calcext:value-type="string">
            <text:p>Sports </text:p>
          </table:table-cell>
          <table:table-cell table:style-name="ce53" table:formula="of:=IFERROR(__xludf.dummyfunction(&quot;&quot;&quot;COMPUTED_VALUE&quot;&quot;&quot;);&quot; Cash&quot;)" office:value-type="string" office:string-value=" Cash" calcext:value-type="string">
            <text:p><text:s/>Cash</text:p>
          </table:table-cell>
          <table:table-cell table:style-name="ce53" table:number-matrix-columns-spanned="1" table:number-matrix-rows-spanned="1" table:formula="of:=COUNTIF(concat(concat([$Data.$B$2:.$B$201]; &quot; - &quot;); [$Data.$E$2:.$E$201]); [.B3])" office:value-type="string" office:string-value="" calcext:value-type="error">
            <text:p>#NAME?</text:p>
          </table:table-cell>
          <table:table-cell table:style-name="ce53" table:formula="of:=[.E3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3, &quot;&quot;-&quot;&quot;), 1)), Categories!$B$2:$E$6, 4, FALSE)&quot;);0.18)" office:value-type="float" office:value="0.18" calcext:value-type="float">
            <text:p>0.18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Sports - UPI</text:p>
          </table:table-cell>
          <table:table-cell table:style-name="ce52" table:formula="of:=IFERROR(__xludf.dummyfunction(&quot;SPLIT(B4, &quot;&quot;-&quot;&quot;)&quot;);&quot;Sports &quot;)" office:value-type="string" office:string-value="Sports " calcext:value-type="string">
            <text:p>Sports </text:p>
          </table:table-cell>
          <table:table-cell table:style-name="ce53" table:formula="of:=IFERROR(__xludf.dummyfunction(&quot;&quot;&quot;COMPUTED_VALUE&quot;&quot;&quot;);&quot; UPI&quot;)" office:value-type="string" office:string-value=" UPI" calcext:value-type="string">
            <text:p><text:s/>UPI</text:p>
          </table:table-cell>
          <table:table-cell table:style-name="ce53" table:number-matrix-columns-spanned="1" table:number-matrix-rows-spanned="1" table:formula="of:=COUNTIF(concat(concat([$Data.$B$2:.$B$201]; &quot; - &quot;); [$Data.$E$2:.$E$201]); [.B4])" office:value-type="string" office:string-value="" calcext:value-type="error">
            <text:p>#NAME?</text:p>
          </table:table-cell>
          <table:table-cell table:style-name="ce53" table:formula="of:=[.E4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4, &quot;&quot;-&quot;&quot;), 1)), Categories!$B$2:$E$6, 4, FALSE)&quot;);0.18)" office:value-type="float" office:value="0.18" calcext:value-type="float">
            <text:p>0.18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Sports - Net Banking</text:p>
          </table:table-cell>
          <table:table-cell table:style-name="ce52" table:formula="of:=IFERROR(__xludf.dummyfunction(&quot;SPLIT(B5, &quot;&quot;-&quot;&quot;)&quot;);&quot;Sports &quot;)" office:value-type="string" office:string-value="Sports " calcext:value-type="string">
            <text:p>Sports </text:p>
          </table:table-cell>
          <table:table-cell table:style-name="ce53" table:formula="of:=IFERROR(__xludf.dummyfunction(&quot;&quot;&quot;COMPUTED_VALUE&quot;&quot;&quot;);&quot; Net Banking&quot;)" office:value-type="string" office:string-value=" Net Banking" calcext:value-type="string">
            <text:p><text:s/>Net Banking</text:p>
          </table:table-cell>
          <table:table-cell table:style-name="ce53" table:number-matrix-columns-spanned="1" table:number-matrix-rows-spanned="1" table:formula="of:=COUNTIF(concat(concat([$Data.$B$2:.$B$201]; &quot; - &quot;); [$Data.$E$2:.$E$201]); [.B5])" office:value-type="string" office:string-value="" calcext:value-type="error">
            <text:p>#NAME?</text:p>
          </table:table-cell>
          <table:table-cell table:style-name="ce53" table:formula="of:=[.E5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5, &quot;&quot;-&quot;&quot;), 1)), Categories!$B$2:$E$6, 4, FALSE)&quot;);0.18)" office:value-type="float" office:value="0.18" calcext:value-type="float">
            <text:p>0.18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Sports - Debit Card</text:p>
          </table:table-cell>
          <table:table-cell table:style-name="ce52" table:formula="of:=IFERROR(__xludf.dummyfunction(&quot;SPLIT(B6, &quot;&quot;-&quot;&quot;)&quot;);&quot;Sports &quot;)" office:value-type="string" office:string-value="Sports " calcext:value-type="string">
            <text:p>Sports </text:p>
          </table:table-cell>
          <table:table-cell table:style-name="ce53" table:formula="of:=IFERROR(__xludf.dummyfunction(&quot;&quot;&quot;COMPUTED_VALUE&quot;&quot;&quot;);&quot; Debit Card&quot;)" office:value-type="string" office:string-value=" Debit Card" calcext:value-type="string">
            <text:p><text:s/>Deb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6])" office:value-type="string" office:string-value="" calcext:value-type="error">
            <text:p>#NAME?</text:p>
          </table:table-cell>
          <table:table-cell table:style-name="ce53" table:formula="of:=[.E6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6, &quot;&quot;-&quot;&quot;), 1)), Categories!$B$2:$E$6, 4, FALSE)&quot;);0.18)" office:value-type="float" office:value="0.18" calcext:value-type="float">
            <text:p>0.18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Grocery - Net Banking</text:p>
          </table:table-cell>
          <table:table-cell table:style-name="ce52" table:formula="of:=IFERROR(__xludf.dummyfunction(&quot;SPLIT(B7, &quot;&quot;-&quot;&quot;)&quot;);&quot;Grocery &quot;)" office:value-type="string" office:string-value="Grocery " calcext:value-type="string">
            <text:p>Grocery </text:p>
          </table:table-cell>
          <table:table-cell table:style-name="ce53" table:formula="of:=IFERROR(__xludf.dummyfunction(&quot;&quot;&quot;COMPUTED_VALUE&quot;&quot;&quot;);&quot; Net Banking&quot;)" office:value-type="string" office:string-value=" Net Banking" calcext:value-type="string">
            <text:p><text:s/>Net Banking</text:p>
          </table:table-cell>
          <table:table-cell table:style-name="ce53" table:number-matrix-columns-spanned="1" table:number-matrix-rows-spanned="1" table:formula="of:=COUNTIF(concat(concat([$Data.$B$2:.$B$201]; &quot; - &quot;); [$Data.$E$2:.$E$201]); [.B7])" office:value-type="string" office:string-value="" calcext:value-type="error">
            <text:p>#NAME?</text:p>
          </table:table-cell>
          <table:table-cell table:style-name="ce53" table:formula="of:=[.E7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7, &quot;&quot;-&quot;&quot;), 1)), Categories!$B$2:$E$6, 4, FALSE)&quot;);0.185)" office:value-type="float" office:value="0.185" calcext:value-type="float">
            <text:p>0.18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Grocery - UPI</text:p>
          </table:table-cell>
          <table:table-cell table:style-name="ce52" table:formula="of:=IFERROR(__xludf.dummyfunction(&quot;SPLIT(B8, &quot;&quot;-&quot;&quot;)&quot;);&quot;Grocery &quot;)" office:value-type="string" office:string-value="Grocery " calcext:value-type="string">
            <text:p>Grocery </text:p>
          </table:table-cell>
          <table:table-cell table:style-name="ce53" table:formula="of:=IFERROR(__xludf.dummyfunction(&quot;&quot;&quot;COMPUTED_VALUE&quot;&quot;&quot;);&quot; UPI&quot;)" office:value-type="string" office:string-value=" UPI" calcext:value-type="string">
            <text:p><text:s/>UPI</text:p>
          </table:table-cell>
          <table:table-cell table:style-name="ce53" table:number-matrix-columns-spanned="1" table:number-matrix-rows-spanned="1" table:formula="of:=COUNTIF(concat(concat([$Data.$B$2:.$B$201]; &quot; - &quot;); [$Data.$E$2:.$E$201]); [.B8])" office:value-type="string" office:string-value="" calcext:value-type="error">
            <text:p>#NAME?</text:p>
          </table:table-cell>
          <table:table-cell table:style-name="ce53" table:formula="of:=[.E8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8, &quot;&quot;-&quot;&quot;), 1)), Categories!$B$2:$E$6, 4, FALSE)&quot;);0.185)" office:value-type="float" office:value="0.185" calcext:value-type="float">
            <text:p>0.18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Grocery - Cash</text:p>
          </table:table-cell>
          <table:table-cell table:style-name="ce52" table:formula="of:=IFERROR(__xludf.dummyfunction(&quot;SPLIT(B9, &quot;&quot;-&quot;&quot;)&quot;);&quot;Grocery &quot;)" office:value-type="string" office:string-value="Grocery " calcext:value-type="string">
            <text:p>Grocery </text:p>
          </table:table-cell>
          <table:table-cell table:style-name="ce53" table:formula="of:=IFERROR(__xludf.dummyfunction(&quot;&quot;&quot;COMPUTED_VALUE&quot;&quot;&quot;);&quot; Cash&quot;)" office:value-type="string" office:string-value=" Cash" calcext:value-type="string">
            <text:p><text:s/>Cash</text:p>
          </table:table-cell>
          <table:table-cell table:style-name="ce53" table:number-matrix-columns-spanned="1" table:number-matrix-rows-spanned="1" table:formula="of:=COUNTIF(concat(concat([$Data.$B$2:.$B$201]; &quot; - &quot;); [$Data.$E$2:.$E$201]); [.B9])" office:value-type="string" office:string-value="" calcext:value-type="error">
            <text:p>#NAME?</text:p>
          </table:table-cell>
          <table:table-cell table:style-name="ce53" table:formula="of:=[.E9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9, &quot;&quot;-&quot;&quot;), 1)), Categories!$B$2:$E$6, 4, FALSE)&quot;);0.185)" office:value-type="float" office:value="0.185" calcext:value-type="float">
            <text:p>0.18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Grocery - Credit Card</text:p>
          </table:table-cell>
          <table:table-cell table:style-name="ce52" table:formula="of:=IFERROR(__xludf.dummyfunction(&quot;SPLIT(B10, &quot;&quot;-&quot;&quot;)&quot;);&quot;Grocery &quot;)" office:value-type="string" office:string-value="Grocery " calcext:value-type="string">
            <text:p>Grocery </text:p>
          </table:table-cell>
          <table:table-cell table:style-name="ce53" table:formula="of:=IFERROR(__xludf.dummyfunction(&quot;&quot;&quot;COMPUTED_VALUE&quot;&quot;&quot;);&quot; Credit Card&quot;)" office:value-type="string" office:string-value=" Credit Card" calcext:value-type="string">
            <text:p><text:s/>Cred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10])" office:value-type="string" office:string-value="" calcext:value-type="error">
            <text:p>#NAME?</text:p>
          </table:table-cell>
          <table:table-cell table:style-name="ce53" table:formula="of:=[.E10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0, &quot;&quot;-&quot;&quot;), 1)), Categories!$B$2:$E$6, 4, FALSE)&quot;);0.185)" office:value-type="float" office:value="0.185" calcext:value-type="float">
            <text:p>0.18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Grocery - Debit Card</text:p>
          </table:table-cell>
          <table:table-cell table:style-name="ce52" table:formula="of:=IFERROR(__xludf.dummyfunction(&quot;SPLIT(B11, &quot;&quot;-&quot;&quot;)&quot;);&quot;Grocery &quot;)" office:value-type="string" office:string-value="Grocery " calcext:value-type="string">
            <text:p>Grocery </text:p>
          </table:table-cell>
          <table:table-cell table:style-name="ce53" table:formula="of:=IFERROR(__xludf.dummyfunction(&quot;&quot;&quot;COMPUTED_VALUE&quot;&quot;&quot;);&quot; Debit Card&quot;)" office:value-type="string" office:string-value=" Debit Card" calcext:value-type="string">
            <text:p><text:s/>Deb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11])" office:value-type="string" office:string-value="" calcext:value-type="error">
            <text:p>#NAME?</text:p>
          </table:table-cell>
          <table:table-cell table:style-name="ce53" table:formula="of:=[.E11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1, &quot;&quot;-&quot;&quot;), 1)), Categories!$B$2:$E$6, 4, FALSE)&quot;);0.185)" office:value-type="float" office:value="0.185" calcext:value-type="float">
            <text:p>0.18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string" calcext:value-type="string">
            <text:p>Furniture - Credit Card</text:p>
          </table:table-cell>
          <table:table-cell table:style-name="ce52" table:formula="of:=IFERROR(__xludf.dummyfunction(&quot;SPLIT(B12, &quot;&quot;-&quot;&quot;)&quot;);&quot;Furniture &quot;)" office:value-type="string" office:string-value="Furniture " calcext:value-type="string">
            <text:p>Furniture </text:p>
          </table:table-cell>
          <table:table-cell table:style-name="ce52" table:formula="of:=IFERROR(__xludf.dummyfunction(&quot;&quot;&quot;COMPUTED_VALUE&quot;&quot;&quot;);&quot; Credit Card&quot;)" office:value-type="string" office:string-value=" Credit Card" calcext:value-type="string">
            <text:p><text:s/>Cred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12])" office:value-type="string" office:string-value="" calcext:value-type="error">
            <text:p>#NAME?</text:p>
          </table:table-cell>
          <table:table-cell table:style-name="ce53" table:formula="of:=[.E12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2, &quot;&quot;-&quot;&quot;), 1)), Categories!$B$2:$E$6, 4, FALSE)&quot;);0.245)" office:value-type="float" office:value="0.245" calcext:value-type="float">
            <text:p>0.24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Furniture - Debit Card</text:p>
          </table:table-cell>
          <table:table-cell table:style-name="ce52" table:formula="of:=IFERROR(__xludf.dummyfunction(&quot;SPLIT(B13, &quot;&quot;-&quot;&quot;)&quot;);&quot;Furniture &quot;)" office:value-type="string" office:string-value="Furniture " calcext:value-type="string">
            <text:p>Furniture </text:p>
          </table:table-cell>
          <table:table-cell table:style-name="ce53" table:formula="of:=IFERROR(__xludf.dummyfunction(&quot;&quot;&quot;COMPUTED_VALUE&quot;&quot;&quot;);&quot; Debit Card&quot;)" office:value-type="string" office:string-value=" Debit Card" calcext:value-type="string">
            <text:p><text:s/>Deb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13])" office:value-type="string" office:string-value="" calcext:value-type="error">
            <text:p>#NAME?</text:p>
          </table:table-cell>
          <table:table-cell table:style-name="ce53" table:formula="of:=[.E13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3, &quot;&quot;-&quot;&quot;), 1)), Categories!$B$2:$E$6, 4, FALSE)&quot;);0.245)" office:value-type="float" office:value="0.245" calcext:value-type="float">
            <text:p>0.24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Furniture - Net Banking</text:p>
          </table:table-cell>
          <table:table-cell table:style-name="ce52" table:formula="of:=IFERROR(__xludf.dummyfunction(&quot;SPLIT(B14, &quot;&quot;-&quot;&quot;)&quot;);&quot;Furniture &quot;)" office:value-type="string" office:string-value="Furniture " calcext:value-type="string">
            <text:p>Furniture </text:p>
          </table:table-cell>
          <table:table-cell table:style-name="ce53" table:formula="of:=IFERROR(__xludf.dummyfunction(&quot;&quot;&quot;COMPUTED_VALUE&quot;&quot;&quot;);&quot; Net Banking&quot;)" office:value-type="string" office:string-value=" Net Banking" calcext:value-type="string">
            <text:p><text:s/>Net Banking</text:p>
          </table:table-cell>
          <table:table-cell table:style-name="ce53" table:number-matrix-columns-spanned="1" table:number-matrix-rows-spanned="1" table:formula="of:=COUNTIF(concat(concat([$Data.$B$2:.$B$201]; &quot; - &quot;); [$Data.$E$2:.$E$201]); [.B14])" office:value-type="string" office:string-value="" calcext:value-type="error">
            <text:p>#NAME?</text:p>
          </table:table-cell>
          <table:table-cell table:style-name="ce53" table:formula="of:=[.E14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4, &quot;&quot;-&quot;&quot;), 1)), Categories!$B$2:$E$6, 4, FALSE)&quot;);0.245)" office:value-type="float" office:value="0.245" calcext:value-type="float">
            <text:p>0.24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Furniture - Cash</text:p>
          </table:table-cell>
          <table:table-cell table:style-name="ce52" table:formula="of:=IFERROR(__xludf.dummyfunction(&quot;SPLIT(B15, &quot;&quot;-&quot;&quot;)&quot;);&quot;Furniture &quot;)" office:value-type="string" office:string-value="Furniture " calcext:value-type="string">
            <text:p>Furniture </text:p>
          </table:table-cell>
          <table:table-cell table:style-name="ce53" table:formula="of:=IFERROR(__xludf.dummyfunction(&quot;&quot;&quot;COMPUTED_VALUE&quot;&quot;&quot;);&quot; Cash&quot;)" office:value-type="string" office:string-value=" Cash" calcext:value-type="string">
            <text:p><text:s/>Cash</text:p>
          </table:table-cell>
          <table:table-cell table:style-name="ce53" table:number-matrix-columns-spanned="1" table:number-matrix-rows-spanned="1" table:formula="of:=COUNTIF(concat(concat([$Data.$B$2:.$B$201]; &quot; - &quot;); [$Data.$E$2:.$E$201]); [.B15])" office:value-type="string" office:string-value="" calcext:value-type="error">
            <text:p>#NAME?</text:p>
          </table:table-cell>
          <table:table-cell table:style-name="ce53" table:formula="of:=[.E15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5, &quot;&quot;-&quot;&quot;), 1)), Categories!$B$2:$E$6, 4, FALSE)&quot;);0.245)" office:value-type="float" office:value="0.245" calcext:value-type="float">
            <text:p>0.24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Furniture - UPI</text:p>
          </table:table-cell>
          <table:table-cell table:style-name="ce52" table:formula="of:=IFERROR(__xludf.dummyfunction(&quot;SPLIT(B16, &quot;&quot;-&quot;&quot;)&quot;);&quot;Furniture &quot;)" office:value-type="string" office:string-value="Furniture " calcext:value-type="string">
            <text:p>Furniture </text:p>
          </table:table-cell>
          <table:table-cell table:style-name="ce53" table:formula="of:=IFERROR(__xludf.dummyfunction(&quot;&quot;&quot;COMPUTED_VALUE&quot;&quot;&quot;);&quot; UPI&quot;)" office:value-type="string" office:string-value=" UPI" calcext:value-type="string">
            <text:p><text:s/>UPI</text:p>
          </table:table-cell>
          <table:table-cell table:style-name="ce53" table:number-matrix-columns-spanned="1" table:number-matrix-rows-spanned="1" table:formula="of:=COUNTIF(concat(concat([$Data.$B$2:.$B$201]; &quot; - &quot;); [$Data.$E$2:.$E$201]); [.B16])" office:value-type="string" office:string-value="" calcext:value-type="error">
            <text:p>#NAME?</text:p>
          </table:table-cell>
          <table:table-cell table:style-name="ce53" table:formula="of:=[.E16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6, &quot;&quot;-&quot;&quot;), 1)), Categories!$B$2:$E$6, 4, FALSE)&quot;);0.245)" office:value-type="float" office:value="0.245" calcext:value-type="float">
            <text:p>0.24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Electronics - Cash</text:p>
          </table:table-cell>
          <table:table-cell table:style-name="ce52" table:formula="of:=IFERROR(__xludf.dummyfunction(&quot;SPLIT(B17, &quot;&quot;-&quot;&quot;)&quot;);&quot;Electronics &quot;)" office:value-type="string" office:string-value="Electronics " calcext:value-type="string">
            <text:p>Electronics </text:p>
          </table:table-cell>
          <table:table-cell table:style-name="ce53" table:formula="of:=IFERROR(__xludf.dummyfunction(&quot;&quot;&quot;COMPUTED_VALUE&quot;&quot;&quot;);&quot; Cash&quot;)" office:value-type="string" office:string-value=" Cash" calcext:value-type="string">
            <text:p><text:s/>Cash</text:p>
          </table:table-cell>
          <table:table-cell table:style-name="ce53" table:number-matrix-columns-spanned="1" table:number-matrix-rows-spanned="1" table:formula="of:=COUNTIF(concat(concat([$Data.$B$2:.$B$201]; &quot; - &quot;); [$Data.$E$2:.$E$201]); [.B17])" office:value-type="string" office:string-value="" calcext:value-type="error">
            <text:p>#NAME?</text:p>
          </table:table-cell>
          <table:table-cell table:style-name="ce53" table:formula="of:=[.E17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7, &quot;&quot;-&quot;&quot;), 1)), Categories!$B$2:$E$6, 4, FALSE)&quot;);0.215)" office:value-type="float" office:value="0.215" calcext:value-type="float">
            <text:p>0.21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Electronics - Net Banking</text:p>
          </table:table-cell>
          <table:table-cell table:style-name="ce52" table:formula="of:=IFERROR(__xludf.dummyfunction(&quot;SPLIT(B18, &quot;&quot;-&quot;&quot;)&quot;);&quot;Electronics &quot;)" office:value-type="string" office:string-value="Electronics " calcext:value-type="string">
            <text:p>Electronics </text:p>
          </table:table-cell>
          <table:table-cell table:style-name="ce53" table:formula="of:=IFERROR(__xludf.dummyfunction(&quot;&quot;&quot;COMPUTED_VALUE&quot;&quot;&quot;);&quot; Net Banking&quot;)" office:value-type="string" office:string-value=" Net Banking" calcext:value-type="string">
            <text:p><text:s/>Net Banking</text:p>
          </table:table-cell>
          <table:table-cell table:style-name="ce53" table:number-matrix-columns-spanned="1" table:number-matrix-rows-spanned="1" table:formula="of:=COUNTIF(concat(concat([$Data.$B$2:.$B$201]; &quot; - &quot;); [$Data.$E$2:.$E$201]); [.B18])" office:value-type="string" office:string-value="" calcext:value-type="error">
            <text:p>#NAME?</text:p>
          </table:table-cell>
          <table:table-cell table:style-name="ce53" table:formula="of:=[.E18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8, &quot;&quot;-&quot;&quot;), 1)), Categories!$B$2:$E$6, 4, FALSE)&quot;);0.215)" office:value-type="float" office:value="0.215" calcext:value-type="float">
            <text:p>0.21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Electronics - Debit Card</text:p>
          </table:table-cell>
          <table:table-cell table:style-name="ce52" table:formula="of:=IFERROR(__xludf.dummyfunction(&quot;SPLIT(B19, &quot;&quot;-&quot;&quot;)&quot;);&quot;Electronics &quot;)" office:value-type="string" office:string-value="Electronics " calcext:value-type="string">
            <text:p>Electronics </text:p>
          </table:table-cell>
          <table:table-cell table:style-name="ce53" table:formula="of:=IFERROR(__xludf.dummyfunction(&quot;&quot;&quot;COMPUTED_VALUE&quot;&quot;&quot;);&quot; Debit Card&quot;)" office:value-type="string" office:string-value=" Debit Card" calcext:value-type="string">
            <text:p><text:s/>Deb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19])" office:value-type="string" office:string-value="" calcext:value-type="error">
            <text:p>#NAME?</text:p>
          </table:table-cell>
          <table:table-cell table:style-name="ce53" table:formula="of:=[.E19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19, &quot;&quot;-&quot;&quot;), 1)), Categories!$B$2:$E$6, 4, FALSE)&quot;);0.215)" office:value-type="float" office:value="0.215" calcext:value-type="float">
            <text:p>0.21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Electronics - Credit Card</text:p>
          </table:table-cell>
          <table:table-cell table:style-name="ce52" table:formula="of:=IFERROR(__xludf.dummyfunction(&quot;SPLIT(B20, &quot;&quot;-&quot;&quot;)&quot;);&quot;Electronics &quot;)" office:value-type="string" office:string-value="Electronics " calcext:value-type="string">
            <text:p>Electronics </text:p>
          </table:table-cell>
          <table:table-cell table:style-name="ce53" table:formula="of:=IFERROR(__xludf.dummyfunction(&quot;&quot;&quot;COMPUTED_VALUE&quot;&quot;&quot;);&quot; Credit Card&quot;)" office:value-type="string" office:string-value=" Credit Card" calcext:value-type="string">
            <text:p><text:s/>Cred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20])" office:value-type="string" office:string-value="" calcext:value-type="error">
            <text:p>#NAME?</text:p>
          </table:table-cell>
          <table:table-cell table:style-name="ce53" table:formula="of:=[.E20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0, &quot;&quot;-&quot;&quot;), 1)), Categories!$B$2:$E$6, 4, FALSE)&quot;);0.215)" office:value-type="float" office:value="0.215" calcext:value-type="float">
            <text:p>0.21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Electronics - UPI</text:p>
          </table:table-cell>
          <table:table-cell table:style-name="ce52" table:formula="of:=IFERROR(__xludf.dummyfunction(&quot;SPLIT(B21, &quot;&quot;-&quot;&quot;)&quot;);&quot;Electronics &quot;)" office:value-type="string" office:string-value="Electronics " calcext:value-type="string">
            <text:p>Electronics </text:p>
          </table:table-cell>
          <table:table-cell table:style-name="ce53" table:formula="of:=IFERROR(__xludf.dummyfunction(&quot;&quot;&quot;COMPUTED_VALUE&quot;&quot;&quot;);&quot; UPI&quot;)" office:value-type="string" office:string-value=" UPI" calcext:value-type="string">
            <text:p><text:s/>UPI</text:p>
          </table:table-cell>
          <table:table-cell table:style-name="ce53" table:number-matrix-columns-spanned="1" table:number-matrix-rows-spanned="1" table:formula="of:=COUNTIF(concat(concat([$Data.$B$2:.$B$201]; &quot; - &quot;); [$Data.$E$2:.$E$201]); [.B21])" office:value-type="string" office:string-value="" calcext:value-type="error">
            <text:p>#NAME?</text:p>
          </table:table-cell>
          <table:table-cell table:style-name="ce53" table:formula="of:=[.E21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1, &quot;&quot;-&quot;&quot;), 1)), Categories!$B$2:$E$6, 4, FALSE)&quot;);0.215)" office:value-type="float" office:value="0.215" calcext:value-type="float">
            <text:p>0.21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Clothing - Net Banking</text:p>
          </table:table-cell>
          <table:table-cell table:style-name="ce52" table:formula="of:=IFERROR(__xludf.dummyfunction(&quot;SPLIT(B22, &quot;&quot;-&quot;&quot;)&quot;);&quot;Clothing &quot;)" office:value-type="string" office:string-value="Clothing " calcext:value-type="string">
            <text:p>Clothing </text:p>
          </table:table-cell>
          <table:table-cell table:style-name="ce53" table:formula="of:=IFERROR(__xludf.dummyfunction(&quot;&quot;&quot;COMPUTED_VALUE&quot;&quot;&quot;);&quot; Net Banking&quot;)" office:value-type="string" office:string-value=" Net Banking" calcext:value-type="string">
            <text:p><text:s/>Net Banking</text:p>
          </table:table-cell>
          <table:table-cell table:style-name="ce53" table:number-matrix-columns-spanned="1" table:number-matrix-rows-spanned="1" table:formula="of:=COUNTIF(concat(concat([$Data.$B$2:.$B$201]; &quot; - &quot;); [$Data.$E$2:.$E$201]); [.B22])" office:value-type="string" office:string-value="" calcext:value-type="error">
            <text:p>#NAME?</text:p>
          </table:table-cell>
          <table:table-cell table:style-name="ce53" table:formula="of:=[.E22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2, &quot;&quot;-&quot;&quot;), 1)), Categories!$B$2:$E$6, 4, FALSE)&quot;);0.175)" office:value-type="float" office:value="0.175" calcext:value-type="float">
            <text:p>0.17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Clothing - UPI</text:p>
          </table:table-cell>
          <table:table-cell table:style-name="ce52" table:formula="of:=IFERROR(__xludf.dummyfunction(&quot;SPLIT(B23, &quot;&quot;-&quot;&quot;)&quot;);&quot;Clothing &quot;)" office:value-type="string" office:string-value="Clothing " calcext:value-type="string">
            <text:p>Clothing </text:p>
          </table:table-cell>
          <table:table-cell table:style-name="ce53" table:formula="of:=IFERROR(__xludf.dummyfunction(&quot;&quot;&quot;COMPUTED_VALUE&quot;&quot;&quot;);&quot; UPI&quot;)" office:value-type="string" office:string-value=" UPI" calcext:value-type="string">
            <text:p><text:s/>UPI</text:p>
          </table:table-cell>
          <table:table-cell table:style-name="ce53" table:number-matrix-columns-spanned="1" table:number-matrix-rows-spanned="1" table:formula="of:=COUNTIF(concat(concat([$Data.$B$2:.$B$201]; &quot; - &quot;); [$Data.$E$2:.$E$201]); [.B23])" office:value-type="string" office:string-value="" calcext:value-type="error">
            <text:p>#NAME?</text:p>
          </table:table-cell>
          <table:table-cell table:style-name="ce53" table:formula="of:=[.E23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3, &quot;&quot;-&quot;&quot;), 1)), Categories!$B$2:$E$6, 4, FALSE)&quot;);0.175)" office:value-type="float" office:value="0.175" calcext:value-type="float">
            <text:p>0.17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Clothing - Cash</text:p>
          </table:table-cell>
          <table:table-cell table:style-name="ce52" table:formula="of:=IFERROR(__xludf.dummyfunction(&quot;SPLIT(B24, &quot;&quot;-&quot;&quot;)&quot;);&quot;Clothing &quot;)" office:value-type="string" office:string-value="Clothing " calcext:value-type="string">
            <text:p>Clothing </text:p>
          </table:table-cell>
          <table:table-cell table:style-name="ce53" table:formula="of:=IFERROR(__xludf.dummyfunction(&quot;&quot;&quot;COMPUTED_VALUE&quot;&quot;&quot;);&quot; Cash&quot;)" office:value-type="string" office:string-value=" Cash" calcext:value-type="string">
            <text:p><text:s/>Cash</text:p>
          </table:table-cell>
          <table:table-cell table:style-name="ce53" table:number-matrix-columns-spanned="1" table:number-matrix-rows-spanned="1" table:formula="of:=COUNTIF(concat(concat([$Data.$B$2:.$B$201]; &quot; - &quot;); [$Data.$E$2:.$E$201]); [.B24])" office:value-type="string" office:string-value="" calcext:value-type="error">
            <text:p>#NAME?</text:p>
          </table:table-cell>
          <table:table-cell table:style-name="ce53" table:formula="of:=[.E24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4, &quot;&quot;-&quot;&quot;), 1)), Categories!$B$2:$E$6, 4, FALSE)&quot;);0.175)" office:value-type="float" office:value="0.175" calcext:value-type="float">
            <text:p>0.17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Clothing - Debit Card</text:p>
          </table:table-cell>
          <table:table-cell table:style-name="ce52" table:formula="of:=IFERROR(__xludf.dummyfunction(&quot;SPLIT(B25, &quot;&quot;-&quot;&quot;)&quot;);&quot;Clothing &quot;)" office:value-type="string" office:string-value="Clothing " calcext:value-type="string">
            <text:p>Clothing </text:p>
          </table:table-cell>
          <table:table-cell table:style-name="ce53" table:formula="of:=IFERROR(__xludf.dummyfunction(&quot;&quot;&quot;COMPUTED_VALUE&quot;&quot;&quot;);&quot; Debit Card&quot;)" office:value-type="string" office:string-value=" Debit Card" calcext:value-type="string">
            <text:p><text:s/>Deb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25])" office:value-type="string" office:string-value="" calcext:value-type="error">
            <text:p>#NAME?</text:p>
          </table:table-cell>
          <table:table-cell table:style-name="ce53" table:formula="of:=[.E25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5, &quot;&quot;-&quot;&quot;), 1)), Categories!$B$2:$E$6, 4, FALSE)&quot;);0.175)" office:value-type="float" office:value="0.175" calcext:value-type="float">
            <text:p>0.17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Clothing - Credit Card</text:p>
          </table:table-cell>
          <table:table-cell table:style-name="ce52" table:formula="of:=IFERROR(__xludf.dummyfunction(&quot;SPLIT(B26, &quot;&quot;-&quot;&quot;)&quot;);&quot;Clothing &quot;)" office:value-type="string" office:string-value="Clothing " calcext:value-type="string">
            <text:p>Clothing </text:p>
          </table:table-cell>
          <table:table-cell table:style-name="ce53" table:formula="of:=IFERROR(__xludf.dummyfunction(&quot;&quot;&quot;COMPUTED_VALUE&quot;&quot;&quot;);&quot; Credit Card&quot;)" office:value-type="string" office:string-value=" Credit Card" calcext:value-type="string">
            <text:p><text:s/>Credit Card</text:p>
          </table:table-cell>
          <table:table-cell table:style-name="ce53" table:number-matrix-columns-spanned="1" table:number-matrix-rows-spanned="1" table:formula="of:=COUNTIF(concat(concat([$Data.$B$2:.$B$201]; &quot; - &quot;); [$Data.$E$2:.$E$201]); [.B26])" office:value-type="string" office:string-value="" calcext:value-type="error">
            <text:p>#NAME?</text:p>
          </table:table-cell>
          <table:table-cell table:style-name="ce53" table:formula="of:=[.E26]/[.$A$2]" office:value-type="string" office:string-value="" calcext:value-type="error">
            <text:p>#NAME?</text:p>
          </table:table-cell>
          <table:table-cell table:style-name="ce53" table:formula="of:=IFERROR(__xludf.dummyfunction(&quot;VLOOKUP(TRIM(INDEX(SPLIT(B26, &quot;&quot;-&quot;&quot;), 1)), Categories!$B$2:$E$6, 4, FALSE)&quot;);0.175)" office:value-type="float" office:value="0.175" calcext:value-type="float">
            <text:p>0.175</text:p>
          </table:table-cell>
          <table:table-cell table:style-name="ce53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Data.A1:Data.G201"/>
      </table:database-ranges>
      <table:data-pilot-tables>
        <table:data-pilot-table table:name="Purchase Sum By Date" table:application-data="" table:target-range-address="'Purchase Sum By Date'.A1:'Purchase Sum By Date'.AG7" table:buttons="'Purchase Sum By Date'.A2 'Purchase Sum By Date'.B1" table:grand-total="column" table:show-filter-button="false">
          <table:source-cell-range table:cell-range-address="Data.A1:Data.G201"/>
          <table:data-pilot-field table:source-field-name="Customer_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UST_1" table:display="true" table:show-details="true"/>
                <table:data-pilot-member table:name="CUST_2" table:display="true" table:show-details="true"/>
                <table:data-pilot-member table:name="CUST_3" table:display="true" table:show-details="true"/>
                <table:data-pilot-member table:name="CUST_4" table:display="true" table:show-details="true"/>
                <table:data-pilot-member table:name="CUST_5" table:display="true" table:show-details="true"/>
                <table:data-pilot-member table:name="CUST_6" table:display="true" table:show-details="true"/>
                <table:data-pilot-member table:name="CUST_7" table:display="true" table:show-details="true"/>
                <table:data-pilot-member table:name="CUST_8" table:display="true" table:show-details="true"/>
                <table:data-pilot-member table:name="CUST_9" table:display="true" table:show-details="true"/>
                <table:data-pilot-member table:name="CUST_10" table:display="true" table:show-details="true"/>
                <table:data-pilot-member table:name="CUST_11" table:display="true" table:show-details="true"/>
                <table:data-pilot-member table:name="CUST_12" table:display="true" table:show-details="true"/>
                <table:data-pilot-member table:name="CUST_13" table:display="true" table:show-details="true"/>
                <table:data-pilot-member table:name="CUST_14" table:display="true" table:show-details="true"/>
                <table:data-pilot-member table:name="CUST_15" table:display="true" table:show-details="true"/>
                <table:data-pilot-member table:name="CUST_16" table:display="true" table:show-details="true"/>
                <table:data-pilot-member table:name="CUST_17" table:display="true" table:show-details="true"/>
                <table:data-pilot-member table:name="CUST_18" table:display="true" table:show-details="true"/>
                <table:data-pilot-member table:name="CUST_19" table:display="true" table:show-details="true"/>
                <table:data-pilot-member table:name="CUST_20" table:display="true" table:show-details="true"/>
                <table:data-pilot-member table:name="CUST_21" table:display="true" table:show-details="true"/>
                <table:data-pilot-member table:name="CUST_22" table:display="true" table:show-details="true"/>
                <table:data-pilot-member table:name="CUST_23" table:display="true" table:show-details="true"/>
                <table:data-pilot-member table:name="CUST_24" table:display="true" table:show-details="true"/>
                <table:data-pilot-member table:name="CUST_25" table:display="true" table:show-details="true"/>
                <table:data-pilot-member table:name="CUST_26" table:display="true" table:show-details="true"/>
                <table:data-pilot-member table:name="CUST_27" table:display="true" table:show-details="true"/>
                <table:data-pilot-member table:name="CUST_28" table:display="true" table:show-details="true"/>
                <table:data-pilot-member table:name="CUST_29" table:display="true" table:show-details="true"/>
                <table:data-pilot-member table:name="CUST_30" table:display="true" table:show-details="true"/>
                <table:data-pilot-member table:name="CUST_31" table:display="true" table:show-details="true"/>
                <table:data-pilot-member table:name="CUST_32" table:display="true" table:show-details="true"/>
                <table:data-pilot-member table:name="CUST_33" table:display="true" table:show-details="true"/>
                <table:data-pilot-member table:name="CUST_34" table:display="true" table:show-details="true"/>
                <table:data-pilot-member table:name="CUST_35" table:display="true" table:show-details="true"/>
                <table:data-pilot-member table:name="CUST_36" table:display="true" table:show-details="true"/>
                <table:data-pilot-member table:name="CUST_37" table:display="true" table:show-details="true"/>
                <table:data-pilot-member table:name="CUST_38" table:display="true" table:show-details="true"/>
                <table:data-pilot-member table:name="CUST_39" table:display="true" table:show-details="true"/>
                <table:data-pilot-member table:name="CUST_40" table:display="true" table:show-details="true"/>
                <table:data-pilot-member table:name="CUST_41" table:display="true" table:show-details="true"/>
                <table:data-pilot-member table:name="CUST_42" table:display="true" table:show-details="true"/>
                <table:data-pilot-member table:name="CUST_43" table:display="true" table:show-details="true"/>
                <table:data-pilot-member table:name="CUST_44" table:display="true" table:show-details="true"/>
                <table:data-pilot-member table:name="CUST_45" table:display="true" table:show-details="true"/>
                <table:data-pilot-member table:name="CUST_46" table:display="true" table:show-details="true"/>
                <table:data-pilot-member table:name="CUST_47" table:display="true" table:show-details="true"/>
                <table:data-pilot-member table:name="CUST_48" table:display="true" table:show-details="true"/>
                <table:data-pilot-member table:name="CUST_49" table:display="true" table:show-details="true"/>
                <table:data-pilot-member table:name="CUST_50" table:display="true" table:show-details="true"/>
                <table:data-pilot-member table:name="CUST_51" table:display="true" table:show-details="true"/>
                <table:data-pilot-member table:name="CUST_52" table:display="true" table:show-details="true"/>
                <table:data-pilot-member table:name="CUST_53" table:display="true" table:show-details="true"/>
                <table:data-pilot-member table:name="CUST_54" table:display="true" table:show-details="true"/>
                <table:data-pilot-member table:name="CUST_55" table:display="true" table:show-details="true"/>
                <table:data-pilot-member table:name="CUST_56" table:display="true" table:show-details="true"/>
                <table:data-pilot-member table:name="CUST_57" table:display="true" table:show-details="true"/>
                <table:data-pilot-member table:name="CUST_58" table:display="true" table:show-details="true"/>
                <table:data-pilot-member table:name="CUST_59" table:display="true" table:show-details="true"/>
                <table:data-pilot-member table:name="CUST_60" table:display="true" table:show-details="true"/>
                <table:data-pilot-member table:name="CUST_61" table:display="true" table:show-details="true"/>
                <table:data-pilot-member table:name="CUST_62" table:display="true" table:show-details="true"/>
                <table:data-pilot-member table:name="CUST_63" table:display="true" table:show-details="true"/>
                <table:data-pilot-member table:name="CUST_64" table:display="true" table:show-details="true"/>
                <table:data-pilot-member table:name="CUST_65" table:display="true" table:show-details="true"/>
                <table:data-pilot-member table:name="CUST_66" table:display="true" table:show-details="true"/>
                <table:data-pilot-member table:name="CUST_67" table:display="true" table:show-details="true"/>
                <table:data-pilot-member table:name="CUST_68" table:display="true" table:show-details="true"/>
                <table:data-pilot-member table:name="CUST_69" table:display="true" table:show-details="true"/>
                <table:data-pilot-member table:name="CUST_70" table:display="true" table:show-details="true"/>
                <table:data-pilot-member table:name="CUST_71" table:display="true" table:show-details="true"/>
                <table:data-pilot-member table:name="CUST_72" table:display="true" table:show-details="true"/>
                <table:data-pilot-member table:name="CUST_73" table:display="true" table:show-details="true"/>
                <table:data-pilot-member table:name="CUST_74" table:display="true" table:show-details="true"/>
                <table:data-pilot-member table:name="CUST_75" table:display="true" table:show-details="true"/>
                <table:data-pilot-member table:name="CUST_76" table:display="true" table:show-details="true"/>
                <table:data-pilot-member table:name="CUST_77" table:display="true" table:show-details="true"/>
                <table:data-pilot-member table:name="CUST_78" table:display="true" table:show-details="true"/>
                <table:data-pilot-member table:name="CUST_79" table:display="true" table:show-details="true"/>
                <table:data-pilot-member table:name="CUST_80" table:display="true" table:show-details="true"/>
                <table:data-pilot-member table:name="CUST_81" table:display="true" table:show-details="true"/>
                <table:data-pilot-member table:name="CUST_82" table:display="true" table:show-details="true"/>
                <table:data-pilot-member table:name="CUST_83" table:display="true" table:show-details="true"/>
                <table:data-pilot-member table:name="CUST_84" table:display="true" table:show-details="true"/>
                <table:data-pilot-member table:name="CUST_85" table:display="true" table:show-details="true"/>
                <table:data-pilot-member table:name="CUST_86" table:display="true" table:show-details="true"/>
                <table:data-pilot-member table:name="CUST_87" table:display="true" table:show-details="true"/>
                <table:data-pilot-member table:name="CUST_88" table:display="true" table:show-details="true"/>
                <table:data-pilot-member table:name="CUST_89" table:display="true" table:show-details="true"/>
                <table:data-pilot-member table:name="CUST_90" table:display="true" table:show-details="true"/>
                <table:data-pilot-member table:name="CUST_91" table:display="true" table:show-details="true"/>
                <table:data-pilot-member table:name="CUST_92" table:display="true" table:show-details="true"/>
                <table:data-pilot-member table:name="CUST_93" table:display="true" table:show-details="true"/>
                <table:data-pilot-member table:name="CUST_94" table:display="true" table:show-details="true"/>
                <table:data-pilot-member table:name="CUST_95" table:display="true" table:show-details="true"/>
                <table:data-pilot-member table:name="CUST_96" table:display="true" table:show-details="true"/>
                <table:data-pilot-member table:name="CUST_97" table:display="true" table:show-details="true"/>
                <table:data-pilot-member table:name="CUST_98" table:display="true" table:show-details="true"/>
                <table:data-pilot-member table:name="CUST_99" table:display="true" table:show-details="true"/>
                <table:data-pilot-member table:name="CUST_100" table:display="true" table:show-details="true"/>
                <table:data-pilot-member table:name="CUST_101" table:display="true" table:show-details="true"/>
                <table:data-pilot-member table:name="CUST_102" table:display="true" table:show-details="true"/>
                <table:data-pilot-member table:name="CUST_103" table:display="true" table:show-details="true"/>
                <table:data-pilot-member table:name="CUST_104" table:display="true" table:show-details="true"/>
                <table:data-pilot-member table:name="CUST_105" table:display="true" table:show-details="true"/>
                <table:data-pilot-member table:name="CUST_106" table:display="true" table:show-details="true"/>
                <table:data-pilot-member table:name="CUST_107" table:display="true" table:show-details="true"/>
                <table:data-pilot-member table:name="CUST_108" table:display="true" table:show-details="true"/>
                <table:data-pilot-member table:name="CUST_109" table:display="true" table:show-details="true"/>
                <table:data-pilot-member table:name="CUST_110" table:display="true" table:show-details="true"/>
                <table:data-pilot-member table:name="CUST_111" table:display="true" table:show-details="true"/>
                <table:data-pilot-member table:name="CUST_112" table:display="true" table:show-details="true"/>
                <table:data-pilot-member table:name="CUST_113" table:display="true" table:show-details="true"/>
                <table:data-pilot-member table:name="CUST_114" table:display="true" table:show-details="true"/>
                <table:data-pilot-member table:name="CUST_115" table:display="true" table:show-details="true"/>
                <table:data-pilot-member table:name="CUST_116" table:display="true" table:show-details="true"/>
                <table:data-pilot-member table:name="CUST_117" table:display="true" table:show-details="true"/>
                <table:data-pilot-member table:name="CUST_118" table:display="true" table:show-details="true"/>
                <table:data-pilot-member table:name="CUST_119" table:display="true" table:show-details="true"/>
                <table:data-pilot-member table:name="CUST_120" table:display="true" table:show-details="true"/>
                <table:data-pilot-member table:name="CUST_121" table:display="true" table:show-details="true"/>
                <table:data-pilot-member table:name="CUST_122" table:display="true" table:show-details="true"/>
                <table:data-pilot-member table:name="CUST_123" table:display="true" table:show-details="true"/>
                <table:data-pilot-member table:name="CUST_124" table:display="true" table:show-details="true"/>
                <table:data-pilot-member table:name="CUST_125" table:display="true" table:show-details="true"/>
                <table:data-pilot-member table:name="CUST_126" table:display="true" table:show-details="true"/>
                <table:data-pilot-member table:name="CUST_127" table:display="true" table:show-details="true"/>
                <table:data-pilot-member table:name="CUST_128" table:display="true" table:show-details="true"/>
                <table:data-pilot-member table:name="CUST_129" table:display="true" table:show-details="true"/>
                <table:data-pilot-member table:name="CUST_130" table:display="true" table:show-details="true"/>
                <table:data-pilot-member table:name="CUST_131" table:display="true" table:show-details="true"/>
                <table:data-pilot-member table:name="CUST_132" table:display="true" table:show-details="true"/>
                <table:data-pilot-member table:name="CUST_133" table:display="true" table:show-details="true"/>
                <table:data-pilot-member table:name="CUST_134" table:display="true" table:show-details="true"/>
                <table:data-pilot-member table:name="CUST_135" table:display="true" table:show-details="true"/>
                <table:data-pilot-member table:name="CUST_136" table:display="true" table:show-details="true"/>
                <table:data-pilot-member table:name="CUST_137" table:display="true" table:show-details="true"/>
                <table:data-pilot-member table:name="CUST_138" table:display="true" table:show-details="true"/>
                <table:data-pilot-member table:name="CUST_139" table:display="true" table:show-details="true"/>
                <table:data-pilot-member table:name="CUST_140" table:display="true" table:show-details="true"/>
                <table:data-pilot-member table:name="CUST_141" table:display="true" table:show-details="true"/>
                <table:data-pilot-member table:name="CUST_142" table:display="true" table:show-details="true"/>
                <table:data-pilot-member table:name="CUST_143" table:display="true" table:show-details="true"/>
                <table:data-pilot-member table:name="CUST_144" table:display="true" table:show-details="true"/>
                <table:data-pilot-member table:name="CUST_145" table:display="true" table:show-details="true"/>
                <table:data-pilot-member table:name="CUST_146" table:display="true" table:show-details="true"/>
                <table:data-pilot-member table:name="CUST_147" table:display="true" table:show-details="true"/>
                <table:data-pilot-member table:name="CUST_148" table:display="true" table:show-details="true"/>
                <table:data-pilot-member table:name="CUST_149" table:display="true" table:show-details="true"/>
                <table:data-pilot-member table:name="CUST_150" table:display="true" table:show-details="true"/>
                <table:data-pilot-member table:name="CUST_151" table:display="true" table:show-details="true"/>
                <table:data-pilot-member table:name="CUST_152" table:display="true" table:show-details="true"/>
                <table:data-pilot-member table:name="CUST_153" table:display="true" table:show-details="true"/>
                <table:data-pilot-member table:name="CUST_154" table:display="true" table:show-details="true"/>
                <table:data-pilot-member table:name="CUST_155" table:display="true" table:show-details="true"/>
                <table:data-pilot-member table:name="CUST_156" table:display="true" table:show-details="true"/>
                <table:data-pilot-member table:name="CUST_157" table:display="true" table:show-details="true"/>
                <table:data-pilot-member table:name="CUST_158" table:display="true" table:show-details="true"/>
                <table:data-pilot-member table:name="CUST_159" table:display="true" table:show-details="true"/>
                <table:data-pilot-member table:name="CUST_160" table:display="true" table:show-details="true"/>
                <table:data-pilot-member table:name="CUST_161" table:display="true" table:show-details="true"/>
                <table:data-pilot-member table:name="CUST_162" table:display="true" table:show-details="true"/>
                <table:data-pilot-member table:name="CUST_163" table:display="true" table:show-details="true"/>
                <table:data-pilot-member table:name="CUST_164" table:display="true" table:show-details="true"/>
                <table:data-pilot-member table:name="CUST_165" table:display="true" table:show-details="true"/>
                <table:data-pilot-member table:name="CUST_166" table:display="true" table:show-details="true"/>
                <table:data-pilot-member table:name="CUST_167" table:display="true" table:show-details="true"/>
                <table:data-pilot-member table:name="CUST_168" table:display="true" table:show-details="true"/>
                <table:data-pilot-member table:name="CUST_169" table:display="true" table:show-details="true"/>
                <table:data-pilot-member table:name="CUST_170" table:display="true" table:show-details="true"/>
                <table:data-pilot-member table:name="CUST_171" table:display="true" table:show-details="true"/>
                <table:data-pilot-member table:name="CUST_172" table:display="true" table:show-details="true"/>
                <table:data-pilot-member table:name="CUST_173" table:display="true" table:show-details="true"/>
                <table:data-pilot-member table:name="CUST_174" table:display="true" table:show-details="true"/>
                <table:data-pilot-member table:name="CUST_175" table:display="true" table:show-details="true"/>
                <table:data-pilot-member table:name="CUST_176" table:display="true" table:show-details="true"/>
                <table:data-pilot-member table:name="CUST_177" table:display="true" table:show-details="true"/>
                <table:data-pilot-member table:name="CUST_178" table:display="true" table:show-details="true"/>
                <table:data-pilot-member table:name="CUST_179" table:display="true" table:show-details="true"/>
                <table:data-pilot-member table:name="CUST_180" table:display="true" table:show-details="true"/>
                <table:data-pilot-member table:name="CUST_181" table:display="true" table:show-details="true"/>
                <table:data-pilot-member table:name="CUST_182" table:display="true" table:show-details="true"/>
                <table:data-pilot-member table:name="CUST_183" table:display="true" table:show-details="true"/>
                <table:data-pilot-member table:name="CUST_184" table:display="true" table:show-details="true"/>
                <table:data-pilot-member table:name="CUST_185" table:display="true" table:show-details="true"/>
                <table:data-pilot-member table:name="CUST_186" table:display="true" table:show-details="true"/>
                <table:data-pilot-member table:name="CUST_187" table:display="true" table:show-details="true"/>
                <table:data-pilot-member table:name="CUST_188" table:display="true" table:show-details="true"/>
                <table:data-pilot-member table:name="CUST_189" table:display="true" table:show-details="true"/>
                <table:data-pilot-member table:name="CUST_190" table:display="true" table:show-details="true"/>
                <table:data-pilot-member table:name="CUST_191" table:display="true" table:show-details="true"/>
                <table:data-pilot-member table:name="CUST_192" table:display="true" table:show-details="true"/>
                <table:data-pilot-member table:name="CUST_193" table:display="true" table:show-details="true"/>
                <table:data-pilot-member table:name="CUST_194" table:display="true" table:show-details="true"/>
                <table:data-pilot-member table:name="CUST_195" table:display="true" table:show-details="true"/>
                <table:data-pilot-member table:name="CUST_196" table:display="true" table:show-details="true"/>
                <table:data-pilot-member table:name="CUST_197" table:display="true" table:show-details="true"/>
                <table:data-pilot-member table:name="CUST_198" table:display="true" table:show-details="true"/>
                <table:data-pilot-member table:name="CUST_199" table:display="true" table:show-details="true"/>
                <table:data-pilot-member table:name="CUST_2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rchase_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yment_Metho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redit Card" table:display="true" table:show-details="true"/>
                <table:data-pilot-member table:name="Net Banking" table:display="true" table:show-details="true"/>
                <table:data-pilot-member table:name="Cash" table:display="true" table:show-details="true"/>
                <table:data-pilot-member table:name="UPI" table:display="true" table:show-details="true"/>
                <table:data-pilot-member table:name="Debit Card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Year-Mont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oduct_Categor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lothing" table:display="true" table:show-details="true"/>
                <table:data-pilot-member table:name="Electronics" table:display="true" table:show-details="true"/>
                <table:data-pilot-member table:name="Furniture" table:display="true" table:show-details="true"/>
                <table:data-pilot-member table:name="Grocery" table:display="true" table:show-details="true"/>
                <table:data-pilot-member table:name="Sport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_Amoun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91.88" table:display="true" table:show-details="true"/>
                <table:data-pilot-member table:name="205.42" table:display="true" table:show-details="true"/>
                <table:data-pilot-member table:name="410.05" table:display="true" table:show-details="true"/>
                <table:data-pilot-member table:name="401.19" table:display="true" table:show-details="true"/>
                <table:data-pilot-member table:name="83.85" table:display="true" table:show-details="true"/>
                <table:data-pilot-member table:name="259.02" table:display="true" table:show-details="true"/>
                <table:data-pilot-member table:name="350.95" table:display="true" table:show-details="true"/>
                <table:data-pilot-member table:name="430.6" table:display="true" table:show-details="true"/>
                <table:data-pilot-member table:name="169.72" table:display="true" table:show-details="true"/>
                <table:data-pilot-member table:name="117.92" table:display="true" table:show-details="true"/>
                <table:data-pilot-member table:name="358.46" table:display="true" table:show-details="true"/>
                <table:data-pilot-member table:name="406.66" table:display="true" table:show-details="true"/>
                <table:data-pilot-member table:name="180.85" table:display="true" table:show-details="true"/>
                <table:data-pilot-member table:name="57.13" table:display="true" table:show-details="true"/>
                <table:data-pilot-member table:name="470.86" table:display="true" table:show-details="true"/>
                <table:data-pilot-member table:name="204.81" table:display="true" table:show-details="true"/>
                <table:data-pilot-member table:name="263.7" table:display="true" table:show-details="true"/>
                <table:data-pilot-member table:name="420.48" table:display="true" table:show-details="true"/>
                <table:data-pilot-member table:name="341.09" table:display="true" table:show-details="true"/>
                <table:data-pilot-member table:name="370.26" table:display="true" table:show-details="true"/>
                <table:data-pilot-member table:name="112.45" table:display="true" table:show-details="true"/>
                <table:data-pilot-member table:name="275.31" table:display="true" table:show-details="true"/>
                <table:data-pilot-member table:name="350.93" table:display="true" table:show-details="true"/>
                <table:data-pilot-member table:name="121.99" table:display="true" table:show-details="true"/>
                <table:data-pilot-member table:name="95.73" table:display="true" table:show-details="true"/>
                <table:data-pilot-member table:name="491.26" table:display="true" table:show-details="true"/>
                <table:data-pilot-member table:name="263.15" table:display="true" table:show-details="true"/>
                <table:data-pilot-member table:name="137.81" table:display="true" table:show-details="true"/>
                <table:data-pilot-member table:name="498.16" table:display="true" table:show-details="true"/>
                <table:data-pilot-member table:name="483.06" table:display="true" table:show-details="true"/>
                <table:data-pilot-member table:name="283.56" table:display="true" table:show-details="true"/>
                <table:data-pilot-member table:name="442.49" table:display="true" table:show-details="true"/>
                <table:data-pilot-member table:name="102.47" table:display="true" table:show-details="true"/>
                <table:data-pilot-member table:name="146.65" table:display="true" table:show-details="true"/>
                <table:data-pilot-member table:name="353.18" table:display="true" table:show-details="true"/>
                <table:data-pilot-member table:name="424.86" table:display="true" table:show-details="true"/>
                <table:data-pilot-member table:name="429.6" table:display="true" table:show-details="true"/>
                <table:data-pilot-member table:name="208.21" table:display="true" table:show-details="true"/>
                <table:data-pilot-member table:name="445.01" table:display="true" table:show-details="true"/>
                <table:data-pilot-member table:name="426.95" table:display="true" table:show-details="true"/>
                <table:data-pilot-member table:name="468.46" table:display="true" table:show-details="true"/>
                <table:data-pilot-member table:name="394.82" table:display="true" table:show-details="true"/>
                <table:data-pilot-member table:name="337.8" table:display="true" table:show-details="true"/>
                <table:data-pilot-member table:name="294.54" table:display="true" table:show-details="true"/>
                <table:data-pilot-member table:name="192.42" table:display="true" table:show-details="true"/>
                <table:data-pilot-member table:name="470.67" table:display="true" table:show-details="true"/>
                <table:data-pilot-member table:name="487.1" table:display="true" table:show-details="true"/>
                <table:data-pilot-member table:name="149.12" table:display="true" table:show-details="true"/>
                <table:data-pilot-member table:name="159.63" table:display="true" table:show-details="true"/>
                <table:data-pilot-member table:name="247.95" table:display="true" table:show-details="true"/>
                <table:data-pilot-member table:name="229.73" table:display="true" table:show-details="true"/>
                <table:data-pilot-member table:name="497.28" table:display="true" table:show-details="true"/>
                <table:data-pilot-member table:name="96.2" table:display="true" table:show-details="true"/>
                <table:data-pilot-member table:name="18.86" table:display="true" table:show-details="true"/>
                <table:data-pilot-member table:name="252.01" table:display="true" table:show-details="true"/>
                <table:data-pilot-member table:name="97.62" table:display="true" table:show-details="true"/>
                <table:data-pilot-member table:name="189.57" table:display="true" table:show-details="true"/>
                <table:data-pilot-member table:name="374.64" table:display="true" table:show-details="true"/>
                <table:data-pilot-member table:name="363.26" table:display="true" table:show-details="true"/>
                <table:data-pilot-member table:name="160.95" table:display="true" table:show-details="true"/>
                <table:data-pilot-member table:name="275.84" table:display="true" table:show-details="true"/>
                <table:data-pilot-member table:name="259.32" table:display="true" table:show-details="true"/>
                <table:data-pilot-member table:name="321.8" table:display="true" table:show-details="true"/>
                <table:data-pilot-member table:name="132.73" table:display="true" table:show-details="true"/>
                <table:data-pilot-member table:name="299.04" table:display="true" table:show-details="true"/>
                <table:data-pilot-member table:name="489.66" table:display="true" table:show-details="true"/>
                <table:data-pilot-member table:name="248.5" table:display="true" table:show-details="true"/>
                <table:data-pilot-member table:name="453.99" table:display="true" table:show-details="true"/>
                <table:data-pilot-member table:name="222.85" table:display="true" table:show-details="true"/>
                <table:data-pilot-member table:name="181.54" table:display="true" table:show-details="true"/>
                <table:data-pilot-member table:name="326.1" table:display="true" table:show-details="true"/>
                <table:data-pilot-member table:name="337.77" table:display="true" table:show-details="true"/>
                <table:data-pilot-member table:name="433.44" table:display="true" table:show-details="true"/>
                <table:data-pilot-member table:name="122.79" table:display="true" table:show-details="true"/>
                <table:data-pilot-member table:name="254.6" table:display="true" table:show-details="true"/>
                <table:data-pilot-member table:name="290.28" table:display="true" table:show-details="true"/>
                <table:data-pilot-member table:name="386.59" table:display="true" table:show-details="true"/>
                <table:data-pilot-member table:name="31.37" table:display="true" table:show-details="true"/>
                <table:data-pilot-member table:name="497.33" table:display="true" table:show-details="true"/>
                <table:data-pilot-member table:name="240.27" table:display="true" table:show-details="true"/>
                <table:data-pilot-member table:name="146.98" table:display="true" table:show-details="true"/>
                <table:data-pilot-member table:name="442.91" table:display="true" table:show-details="true"/>
                <table:data-pilot-member table:name="376.38" table:display="true" table:show-details="true"/>
                <table:data-pilot-member table:name="477.01" table:display="true" table:show-details="true"/>
                <table:data-pilot-member table:name="172.07" table:display="true" table:show-details="true"/>
                <table:data-pilot-member table:name="280.85" table:display="true" table:show-details="true"/>
                <table:data-pilot-member table:name="290.42" table:display="true" table:show-details="true"/>
                <table:data-pilot-member table:name="490.36" table:display="true" table:show-details="true"/>
                <table:data-pilot-member table:name="46.92" table:display="true" table:show-details="true"/>
                <table:data-pilot-member table:name="159.79" table:display="true" table:show-details="true"/>
                <table:data-pilot-member table:name="103.55" table:display="true" table:show-details="true"/>
                <table:data-pilot-member table:name="141.55" table:display="true" table:show-details="true"/>
                <table:data-pilot-member table:name="247.79" table:display="true" table:show-details="true"/>
                <table:data-pilot-member table:name="192.62" table:display="true" table:show-details="true"/>
                <table:data-pilot-member table:name="203.4" table:display="true" table:show-details="true"/>
                <table:data-pilot-member table:name="423.66" table:display="true" table:show-details="true"/>
                <table:data-pilot-member table:name="465.71" table:display="true" table:show-details="true"/>
                <table:data-pilot-member table:name="44.5" table:display="true" table:show-details="true"/>
                <table:data-pilot-member table:name="112.37" table:display="true" table:show-details="true"/>
                <table:data-pilot-member table:name="338.86" table:display="true" table:show-details="true"/>
                <table:data-pilot-member table:name="185.74" table:display="true" table:show-details="true"/>
                <table:data-pilot-member table:name="134.54" table:display="true" table:show-details="true"/>
                <table:data-pilot-member table:name="154.69" table:display="true" table:show-details="true"/>
                <table:data-pilot-member table:name="168.05" table:display="true" table:show-details="true"/>
                <table:data-pilot-member table:name="425.85" table:display="true" table:show-details="true"/>
                <table:data-pilot-member table:name="76.94" table:display="true" table:show-details="true"/>
                <table:data-pilot-member table:name="357.37" table:display="true" table:show-details="true"/>
                <table:data-pilot-member table:name="280.88" table:display="true" table:show-details="true"/>
                <table:data-pilot-member table:name="155.29" table:display="true" table:show-details="true"/>
                <table:data-pilot-member table:name="215.69" table:display="true" table:show-details="true"/>
                <table:data-pilot-member table:name="135.54" table:display="true" table:show-details="true"/>
                <table:data-pilot-member table:name="309.64" table:display="true" table:show-details="true"/>
                <table:data-pilot-member table:name="49.98" table:display="true" table:show-details="true"/>
                <table:data-pilot-member table:name="12.54" table:display="true" table:show-details="true"/>
                <table:data-pilot-member table:name="317.67" table:display="true" table:show-details="true"/>
                <table:data-pilot-member table:name="105.19" table:display="true" table:show-details="true"/>
                <table:data-pilot-member table:name="44.76" table:display="true" table:show-details="true"/>
                <table:data-pilot-member table:name="204.42" table:display="true" table:show-details="true"/>
                <table:data-pilot-member table:name="34.88" table:display="true" table:show-details="true"/>
                <table:data-pilot-member table:name="444.44" table:display="true" table:show-details="true"/>
                <table:data-pilot-member table:name="23.53" table:display="true" table:show-details="true"/>
                <table:data-pilot-member table:name="293.64" table:display="true" table:show-details="true"/>
                <table:data-pilot-member table:name="224.85" table:display="true" table:show-details="true"/>
                <table:data-pilot-member table:name="339.29" table:display="true" table:show-details="true"/>
                <table:data-pilot-member table:name="170.79" table:display="true" table:show-details="true"/>
                <table:data-pilot-member table:name="85.97" table:display="true" table:show-details="true"/>
                <table:data-pilot-member table:name="491.1" table:display="true" table:show-details="true"/>
                <table:data-pilot-member table:name="421.08" table:display="true" table:show-details="true"/>
                <table:data-pilot-member table:name="431.6" table:display="true" table:show-details="true"/>
                <table:data-pilot-member table:name="132.62" table:display="true" table:show-details="true"/>
                <table:data-pilot-member table:name="29.03" table:display="true" table:show-details="true"/>
                <table:data-pilot-member table:name="158.6" table:display="true" table:show-details="true"/>
                <table:data-pilot-member table:name="273.17" table:display="true" table:show-details="true"/>
                <table:data-pilot-member table:name="170.06" table:display="true" table:show-details="true"/>
                <table:data-pilot-member table:name="415.66" table:display="true" table:show-details="true"/>
                <table:data-pilot-member table:name="143.06" table:display="true" table:show-details="true"/>
                <table:data-pilot-member table:name="482.97" table:display="true" table:show-details="true"/>
                <table:data-pilot-member table:name="234.06" table:display="true" table:show-details="true"/>
                <table:data-pilot-member table:name="422.59" table:display="true" table:show-details="true"/>
                <table:data-pilot-member table:name="105.25" table:display="true" table:show-details="true"/>
                <table:data-pilot-member table:name="211.56" table:display="true" table:show-details="true"/>
                <table:data-pilot-member table:name="352.76" table:display="true" table:show-details="true"/>
                <table:data-pilot-member table:name="77.79" table:display="true" table:show-details="true"/>
                <table:data-pilot-member table:name="75.05" table:display="true" table:show-details="true"/>
                <table:data-pilot-member table:name="485.07" table:display="true" table:show-details="true"/>
                <table:data-pilot-member table:name="360.15" table:display="true" table:show-details="true"/>
                <table:data-pilot-member table:name="30.12" table:display="true" table:show-details="true"/>
                <table:data-pilot-member table:name="222.43" table:display="true" table:show-details="true"/>
                <table:data-pilot-member table:name="374.58" table:display="true" table:show-details="true"/>
                <table:data-pilot-member table:name="132.92" table:display="true" table:show-details="true"/>
                <table:data-pilot-member table:name="100.32" table:display="true" table:show-details="true"/>
                <table:data-pilot-member table:name="49.63" table:display="true" table:show-details="true"/>
                <table:data-pilot-member table:name="219.87" table:display="true" table:show-details="true"/>
                <table:data-pilot-member table:name="347.36" table:display="true" table:show-details="true"/>
                <table:data-pilot-member table:name="38.51" table:display="true" table:show-details="true"/>
                <table:data-pilot-member table:name="458.45" table:display="true" table:show-details="true"/>
                <table:data-pilot-member table:name="226.75" table:display="true" table:show-details="true"/>
                <table:data-pilot-member table:name="127.5" table:display="true" table:show-details="true"/>
                <table:data-pilot-member table:name="56" table:display="true" table:show-details="true"/>
                <table:data-pilot-member table:name="99.6" table:display="true" table:show-details="true"/>
                <table:data-pilot-member table:name="467.96" table:display="true" table:show-details="true"/>
                <table:data-pilot-member table:name="322.75" table:display="true" table:show-details="true"/>
                <table:data-pilot-member table:name="263.18" table:display="true" table:show-details="true"/>
                <table:data-pilot-member table:name="331.98" table:display="true" table:show-details="true"/>
                <table:data-pilot-member table:name="223.48" table:display="true" table:show-details="true"/>
                <table:data-pilot-member table:name="367.72" table:display="true" table:show-details="true"/>
                <table:data-pilot-member table:name="33.38" table:display="true" table:show-details="true"/>
                <table:data-pilot-member table:name="287.36" table:display="true" table:show-details="true"/>
                <table:data-pilot-member table:name="87.74" table:display="true" table:show-details="true"/>
                <table:data-pilot-member table:name="68.88" table:display="true" table:show-details="true"/>
                <table:data-pilot-member table:name="177.52" table:display="true" table:show-details="true"/>
                <table:data-pilot-member table:name="54.98" table:display="true" table:show-details="true"/>
                <table:data-pilot-member table:name="56.14" table:display="true" table:show-details="true"/>
                <table:data-pilot-member table:name="162.59" table:display="true" table:show-details="true"/>
                <table:data-pilot-member table:name="489.96" table:display="true" table:show-details="true"/>
                <table:data-pilot-member table:name="95.91" table:display="true" table:show-details="true"/>
                <table:data-pilot-member table:name="18.41" table:display="true" table:show-details="true"/>
                <table:data-pilot-member table:name="384.05" table:display="true" table:show-details="true"/>
                <table:data-pilot-member table:name="405.39" table:display="true" table:show-details="true"/>
                <table:data-pilot-member table:name="179.69" table:display="true" table:show-details="true"/>
                <table:data-pilot-member table:name="237.69" table:display="true" table:show-details="true"/>
                <table:data-pilot-member table:name="328.39" table:display="true" table:show-details="true"/>
                <table:data-pilot-member table:name="33.55" table:display="true" table:show-details="true"/>
                <table:data-pilot-member table:name="475.08" table:display="true" table:show-details="true"/>
                <table:data-pilot-member table:name="444.47" table:display="true" table:show-details="true"/>
                <table:data-pilot-member table:name="137.84" table:display="true" table:show-details="true"/>
                <table:data-pilot-member table:name="17.5" table:display="true" table:show-details="true"/>
                <table:data-pilot-member table:name="467.38" table:display="true" table:show-details="true"/>
                <table:data-pilot-member table:name="255.51" table:display="true" table:show-details="true"/>
                <table:data-pilot-member table:name="274.29" table:display="true" table:show-details="true"/>
                <table:data-pilot-member table:name="345.14" table:display="true" table:show-details="true"/>
                <table:data-pilot-member table:name="311.77" table:display="true" table:show-details="true"/>
                <table:data-pilot-member table:name="472.51" table:display="true" table:show-details="true"/>
                <table:data-pilot-member table:name="472.68" table:display="true" table:show-details="true"/>
                <table:data-pilot-member table:name="434.93" table:display="true" table:show-details="true"/>
                <table:data-pilot-member table:name="321.84" table:display="true" table:show-details="true"/>
                <table:data-pilot-member table:name="402.47" table:display="true" table:show-details="true"/>
                <table:data-pilot-member table:name="341.81" table:display="true" table:show-details="true"/>
                <table:data-pilot-member table:name="290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urchase Sum By Month" table:application-data="" table:target-range-address="'Purchase Sum By Month'.A1:'Purchase Sum By Month'.H8" table:buttons="'Purchase Sum By Month'.A2 'Purchase Sum By Month'.B1" table:grand-total="row" table:show-filter-button="false">
          <table:source-cell-range table:cell-range-address="Data.A1:Data.F201"/>
          <table:data-pilot-field table:source-field-name="Customer_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UST_1" table:display="true" table:show-details="true"/>
                <table:data-pilot-member table:name="CUST_2" table:display="true" table:show-details="true"/>
                <table:data-pilot-member table:name="CUST_3" table:display="true" table:show-details="true"/>
                <table:data-pilot-member table:name="CUST_4" table:display="true" table:show-details="true"/>
                <table:data-pilot-member table:name="CUST_5" table:display="true" table:show-details="true"/>
                <table:data-pilot-member table:name="CUST_6" table:display="true" table:show-details="true"/>
                <table:data-pilot-member table:name="CUST_7" table:display="true" table:show-details="true"/>
                <table:data-pilot-member table:name="CUST_8" table:display="true" table:show-details="true"/>
                <table:data-pilot-member table:name="CUST_9" table:display="true" table:show-details="true"/>
                <table:data-pilot-member table:name="CUST_10" table:display="true" table:show-details="true"/>
                <table:data-pilot-member table:name="CUST_11" table:display="true" table:show-details="true"/>
                <table:data-pilot-member table:name="CUST_12" table:display="true" table:show-details="true"/>
                <table:data-pilot-member table:name="CUST_13" table:display="true" table:show-details="true"/>
                <table:data-pilot-member table:name="CUST_14" table:display="true" table:show-details="true"/>
                <table:data-pilot-member table:name="CUST_15" table:display="true" table:show-details="true"/>
                <table:data-pilot-member table:name="CUST_16" table:display="true" table:show-details="true"/>
                <table:data-pilot-member table:name="CUST_17" table:display="true" table:show-details="true"/>
                <table:data-pilot-member table:name="CUST_18" table:display="true" table:show-details="true"/>
                <table:data-pilot-member table:name="CUST_19" table:display="true" table:show-details="true"/>
                <table:data-pilot-member table:name="CUST_20" table:display="true" table:show-details="true"/>
                <table:data-pilot-member table:name="CUST_21" table:display="true" table:show-details="true"/>
                <table:data-pilot-member table:name="CUST_22" table:display="true" table:show-details="true"/>
                <table:data-pilot-member table:name="CUST_23" table:display="true" table:show-details="true"/>
                <table:data-pilot-member table:name="CUST_24" table:display="true" table:show-details="true"/>
                <table:data-pilot-member table:name="CUST_25" table:display="true" table:show-details="true"/>
                <table:data-pilot-member table:name="CUST_26" table:display="true" table:show-details="true"/>
                <table:data-pilot-member table:name="CUST_27" table:display="true" table:show-details="true"/>
                <table:data-pilot-member table:name="CUST_28" table:display="true" table:show-details="true"/>
                <table:data-pilot-member table:name="CUST_29" table:display="true" table:show-details="true"/>
                <table:data-pilot-member table:name="CUST_30" table:display="true" table:show-details="true"/>
                <table:data-pilot-member table:name="CUST_31" table:display="true" table:show-details="true"/>
                <table:data-pilot-member table:name="CUST_32" table:display="true" table:show-details="true"/>
                <table:data-pilot-member table:name="CUST_33" table:display="true" table:show-details="true"/>
                <table:data-pilot-member table:name="CUST_34" table:display="true" table:show-details="true"/>
                <table:data-pilot-member table:name="CUST_35" table:display="true" table:show-details="true"/>
                <table:data-pilot-member table:name="CUST_36" table:display="true" table:show-details="true"/>
                <table:data-pilot-member table:name="CUST_37" table:display="true" table:show-details="true"/>
                <table:data-pilot-member table:name="CUST_38" table:display="true" table:show-details="true"/>
                <table:data-pilot-member table:name="CUST_39" table:display="true" table:show-details="true"/>
                <table:data-pilot-member table:name="CUST_40" table:display="true" table:show-details="true"/>
                <table:data-pilot-member table:name="CUST_41" table:display="true" table:show-details="true"/>
                <table:data-pilot-member table:name="CUST_42" table:display="true" table:show-details="true"/>
                <table:data-pilot-member table:name="CUST_43" table:display="true" table:show-details="true"/>
                <table:data-pilot-member table:name="CUST_44" table:display="true" table:show-details="true"/>
                <table:data-pilot-member table:name="CUST_45" table:display="true" table:show-details="true"/>
                <table:data-pilot-member table:name="CUST_46" table:display="true" table:show-details="true"/>
                <table:data-pilot-member table:name="CUST_47" table:display="true" table:show-details="true"/>
                <table:data-pilot-member table:name="CUST_48" table:display="true" table:show-details="true"/>
                <table:data-pilot-member table:name="CUST_49" table:display="true" table:show-details="true"/>
                <table:data-pilot-member table:name="CUST_50" table:display="true" table:show-details="true"/>
                <table:data-pilot-member table:name="CUST_51" table:display="true" table:show-details="true"/>
                <table:data-pilot-member table:name="CUST_52" table:display="true" table:show-details="true"/>
                <table:data-pilot-member table:name="CUST_53" table:display="true" table:show-details="true"/>
                <table:data-pilot-member table:name="CUST_54" table:display="true" table:show-details="true"/>
                <table:data-pilot-member table:name="CUST_55" table:display="true" table:show-details="true"/>
                <table:data-pilot-member table:name="CUST_56" table:display="true" table:show-details="true"/>
                <table:data-pilot-member table:name="CUST_57" table:display="true" table:show-details="true"/>
                <table:data-pilot-member table:name="CUST_58" table:display="true" table:show-details="true"/>
                <table:data-pilot-member table:name="CUST_59" table:display="true" table:show-details="true"/>
                <table:data-pilot-member table:name="CUST_60" table:display="true" table:show-details="true"/>
                <table:data-pilot-member table:name="CUST_61" table:display="true" table:show-details="true"/>
                <table:data-pilot-member table:name="CUST_62" table:display="true" table:show-details="true"/>
                <table:data-pilot-member table:name="CUST_63" table:display="true" table:show-details="true"/>
                <table:data-pilot-member table:name="CUST_64" table:display="true" table:show-details="true"/>
                <table:data-pilot-member table:name="CUST_65" table:display="true" table:show-details="true"/>
                <table:data-pilot-member table:name="CUST_66" table:display="true" table:show-details="true"/>
                <table:data-pilot-member table:name="CUST_67" table:display="true" table:show-details="true"/>
                <table:data-pilot-member table:name="CUST_68" table:display="true" table:show-details="true"/>
                <table:data-pilot-member table:name="CUST_69" table:display="true" table:show-details="true"/>
                <table:data-pilot-member table:name="CUST_70" table:display="true" table:show-details="true"/>
                <table:data-pilot-member table:name="CUST_71" table:display="true" table:show-details="true"/>
                <table:data-pilot-member table:name="CUST_72" table:display="true" table:show-details="true"/>
                <table:data-pilot-member table:name="CUST_73" table:display="true" table:show-details="true"/>
                <table:data-pilot-member table:name="CUST_74" table:display="true" table:show-details="true"/>
                <table:data-pilot-member table:name="CUST_75" table:display="true" table:show-details="true"/>
                <table:data-pilot-member table:name="CUST_76" table:display="true" table:show-details="true"/>
                <table:data-pilot-member table:name="CUST_77" table:display="true" table:show-details="true"/>
                <table:data-pilot-member table:name="CUST_78" table:display="true" table:show-details="true"/>
                <table:data-pilot-member table:name="CUST_79" table:display="true" table:show-details="true"/>
                <table:data-pilot-member table:name="CUST_80" table:display="true" table:show-details="true"/>
                <table:data-pilot-member table:name="CUST_81" table:display="true" table:show-details="true"/>
                <table:data-pilot-member table:name="CUST_82" table:display="true" table:show-details="true"/>
                <table:data-pilot-member table:name="CUST_83" table:display="true" table:show-details="true"/>
                <table:data-pilot-member table:name="CUST_84" table:display="true" table:show-details="true"/>
                <table:data-pilot-member table:name="CUST_85" table:display="true" table:show-details="true"/>
                <table:data-pilot-member table:name="CUST_86" table:display="true" table:show-details="true"/>
                <table:data-pilot-member table:name="CUST_87" table:display="true" table:show-details="true"/>
                <table:data-pilot-member table:name="CUST_88" table:display="true" table:show-details="true"/>
                <table:data-pilot-member table:name="CUST_89" table:display="true" table:show-details="true"/>
                <table:data-pilot-member table:name="CUST_90" table:display="true" table:show-details="true"/>
                <table:data-pilot-member table:name="CUST_91" table:display="true" table:show-details="true"/>
                <table:data-pilot-member table:name="CUST_92" table:display="true" table:show-details="true"/>
                <table:data-pilot-member table:name="CUST_93" table:display="true" table:show-details="true"/>
                <table:data-pilot-member table:name="CUST_94" table:display="true" table:show-details="true"/>
                <table:data-pilot-member table:name="CUST_95" table:display="true" table:show-details="true"/>
                <table:data-pilot-member table:name="CUST_96" table:display="true" table:show-details="true"/>
                <table:data-pilot-member table:name="CUST_97" table:display="true" table:show-details="true"/>
                <table:data-pilot-member table:name="CUST_98" table:display="true" table:show-details="true"/>
                <table:data-pilot-member table:name="CUST_99" table:display="true" table:show-details="true"/>
                <table:data-pilot-member table:name="CUST_100" table:display="true" table:show-details="true"/>
                <table:data-pilot-member table:name="CUST_101" table:display="true" table:show-details="true"/>
                <table:data-pilot-member table:name="CUST_102" table:display="true" table:show-details="true"/>
                <table:data-pilot-member table:name="CUST_103" table:display="true" table:show-details="true"/>
                <table:data-pilot-member table:name="CUST_104" table:display="true" table:show-details="true"/>
                <table:data-pilot-member table:name="CUST_105" table:display="true" table:show-details="true"/>
                <table:data-pilot-member table:name="CUST_106" table:display="true" table:show-details="true"/>
                <table:data-pilot-member table:name="CUST_107" table:display="true" table:show-details="true"/>
                <table:data-pilot-member table:name="CUST_108" table:display="true" table:show-details="true"/>
                <table:data-pilot-member table:name="CUST_109" table:display="true" table:show-details="true"/>
                <table:data-pilot-member table:name="CUST_110" table:display="true" table:show-details="true"/>
                <table:data-pilot-member table:name="CUST_111" table:display="true" table:show-details="true"/>
                <table:data-pilot-member table:name="CUST_112" table:display="true" table:show-details="true"/>
                <table:data-pilot-member table:name="CUST_113" table:display="true" table:show-details="true"/>
                <table:data-pilot-member table:name="CUST_114" table:display="true" table:show-details="true"/>
                <table:data-pilot-member table:name="CUST_115" table:display="true" table:show-details="true"/>
                <table:data-pilot-member table:name="CUST_116" table:display="true" table:show-details="true"/>
                <table:data-pilot-member table:name="CUST_117" table:display="true" table:show-details="true"/>
                <table:data-pilot-member table:name="CUST_118" table:display="true" table:show-details="true"/>
                <table:data-pilot-member table:name="CUST_119" table:display="true" table:show-details="true"/>
                <table:data-pilot-member table:name="CUST_120" table:display="true" table:show-details="true"/>
                <table:data-pilot-member table:name="CUST_121" table:display="true" table:show-details="true"/>
                <table:data-pilot-member table:name="CUST_122" table:display="true" table:show-details="true"/>
                <table:data-pilot-member table:name="CUST_123" table:display="true" table:show-details="true"/>
                <table:data-pilot-member table:name="CUST_124" table:display="true" table:show-details="true"/>
                <table:data-pilot-member table:name="CUST_125" table:display="true" table:show-details="true"/>
                <table:data-pilot-member table:name="CUST_126" table:display="true" table:show-details="true"/>
                <table:data-pilot-member table:name="CUST_127" table:display="true" table:show-details="true"/>
                <table:data-pilot-member table:name="CUST_128" table:display="true" table:show-details="true"/>
                <table:data-pilot-member table:name="CUST_129" table:display="true" table:show-details="true"/>
                <table:data-pilot-member table:name="CUST_130" table:display="true" table:show-details="true"/>
                <table:data-pilot-member table:name="CUST_131" table:display="true" table:show-details="true"/>
                <table:data-pilot-member table:name="CUST_132" table:display="true" table:show-details="true"/>
                <table:data-pilot-member table:name="CUST_133" table:display="true" table:show-details="true"/>
                <table:data-pilot-member table:name="CUST_134" table:display="true" table:show-details="true"/>
                <table:data-pilot-member table:name="CUST_135" table:display="true" table:show-details="true"/>
                <table:data-pilot-member table:name="CUST_136" table:display="true" table:show-details="true"/>
                <table:data-pilot-member table:name="CUST_137" table:display="true" table:show-details="true"/>
                <table:data-pilot-member table:name="CUST_138" table:display="true" table:show-details="true"/>
                <table:data-pilot-member table:name="CUST_139" table:display="true" table:show-details="true"/>
                <table:data-pilot-member table:name="CUST_140" table:display="true" table:show-details="true"/>
                <table:data-pilot-member table:name="CUST_141" table:display="true" table:show-details="true"/>
                <table:data-pilot-member table:name="CUST_142" table:display="true" table:show-details="true"/>
                <table:data-pilot-member table:name="CUST_143" table:display="true" table:show-details="true"/>
                <table:data-pilot-member table:name="CUST_144" table:display="true" table:show-details="true"/>
                <table:data-pilot-member table:name="CUST_145" table:display="true" table:show-details="true"/>
                <table:data-pilot-member table:name="CUST_146" table:display="true" table:show-details="true"/>
                <table:data-pilot-member table:name="CUST_147" table:display="true" table:show-details="true"/>
                <table:data-pilot-member table:name="CUST_148" table:display="true" table:show-details="true"/>
                <table:data-pilot-member table:name="CUST_149" table:display="true" table:show-details="true"/>
                <table:data-pilot-member table:name="CUST_150" table:display="true" table:show-details="true"/>
                <table:data-pilot-member table:name="CUST_151" table:display="true" table:show-details="true"/>
                <table:data-pilot-member table:name="CUST_152" table:display="true" table:show-details="true"/>
                <table:data-pilot-member table:name="CUST_153" table:display="true" table:show-details="true"/>
                <table:data-pilot-member table:name="CUST_154" table:display="true" table:show-details="true"/>
                <table:data-pilot-member table:name="CUST_155" table:display="true" table:show-details="true"/>
                <table:data-pilot-member table:name="CUST_156" table:display="true" table:show-details="true"/>
                <table:data-pilot-member table:name="CUST_157" table:display="true" table:show-details="true"/>
                <table:data-pilot-member table:name="CUST_158" table:display="true" table:show-details="true"/>
                <table:data-pilot-member table:name="CUST_159" table:display="true" table:show-details="true"/>
                <table:data-pilot-member table:name="CUST_160" table:display="true" table:show-details="true"/>
                <table:data-pilot-member table:name="CUST_161" table:display="true" table:show-details="true"/>
                <table:data-pilot-member table:name="CUST_162" table:display="true" table:show-details="true"/>
                <table:data-pilot-member table:name="CUST_163" table:display="true" table:show-details="true"/>
                <table:data-pilot-member table:name="CUST_164" table:display="true" table:show-details="true"/>
                <table:data-pilot-member table:name="CUST_165" table:display="true" table:show-details="true"/>
                <table:data-pilot-member table:name="CUST_166" table:display="true" table:show-details="true"/>
                <table:data-pilot-member table:name="CUST_167" table:display="true" table:show-details="true"/>
                <table:data-pilot-member table:name="CUST_168" table:display="true" table:show-details="true"/>
                <table:data-pilot-member table:name="CUST_169" table:display="true" table:show-details="true"/>
                <table:data-pilot-member table:name="CUST_170" table:display="true" table:show-details="true"/>
                <table:data-pilot-member table:name="CUST_171" table:display="true" table:show-details="true"/>
                <table:data-pilot-member table:name="CUST_172" table:display="true" table:show-details="true"/>
                <table:data-pilot-member table:name="CUST_173" table:display="true" table:show-details="true"/>
                <table:data-pilot-member table:name="CUST_174" table:display="true" table:show-details="true"/>
                <table:data-pilot-member table:name="CUST_175" table:display="true" table:show-details="true"/>
                <table:data-pilot-member table:name="CUST_176" table:display="true" table:show-details="true"/>
                <table:data-pilot-member table:name="CUST_177" table:display="true" table:show-details="true"/>
                <table:data-pilot-member table:name="CUST_178" table:display="true" table:show-details="true"/>
                <table:data-pilot-member table:name="CUST_179" table:display="true" table:show-details="true"/>
                <table:data-pilot-member table:name="CUST_180" table:display="true" table:show-details="true"/>
                <table:data-pilot-member table:name="CUST_181" table:display="true" table:show-details="true"/>
                <table:data-pilot-member table:name="CUST_182" table:display="true" table:show-details="true"/>
                <table:data-pilot-member table:name="CUST_183" table:display="true" table:show-details="true"/>
                <table:data-pilot-member table:name="CUST_184" table:display="true" table:show-details="true"/>
                <table:data-pilot-member table:name="CUST_185" table:display="true" table:show-details="true"/>
                <table:data-pilot-member table:name="CUST_186" table:display="true" table:show-details="true"/>
                <table:data-pilot-member table:name="CUST_187" table:display="true" table:show-details="true"/>
                <table:data-pilot-member table:name="CUST_188" table:display="true" table:show-details="true"/>
                <table:data-pilot-member table:name="CUST_189" table:display="true" table:show-details="true"/>
                <table:data-pilot-member table:name="CUST_190" table:display="true" table:show-details="true"/>
                <table:data-pilot-member table:name="CUST_191" table:display="true" table:show-details="true"/>
                <table:data-pilot-member table:name="CUST_192" table:display="true" table:show-details="true"/>
                <table:data-pilot-member table:name="CUST_193" table:display="true" table:show-details="true"/>
                <table:data-pilot-member table:name="CUST_194" table:display="true" table:show-details="true"/>
                <table:data-pilot-member table:name="CUST_195" table:display="true" table:show-details="true"/>
                <table:data-pilot-member table:name="CUST_196" table:display="true" table:show-details="true"/>
                <table:data-pilot-member table:name="CUST_197" table:display="true" table:show-details="true"/>
                <table:data-pilot-member table:name="CUST_198" table:display="true" table:show-details="true"/>
                <table:data-pilot-member table:name="CUST_199" table:display="true" table:show-details="true"/>
                <table:data-pilot-member table:name="CUST_2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rchase_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yment_Metho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redit Card" table:display="true" table:show-details="true"/>
                <table:data-pilot-member table:name="Net Banking" table:display="true" table:show-details="true"/>
                <table:data-pilot-member table:name="Cash" table:display="true" table:show-details="true"/>
                <table:data-pilot-member table:name="UPI" table:display="true" table:show-details="true"/>
                <table:data-pilot-member table:name="Debit Card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oduct_Categor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lothing" table:display="true" table:show-details="true"/>
                <table:data-pilot-member table:name="Electronics" table:display="true" table:show-details="true"/>
                <table:data-pilot-member table:name="Furniture" table:display="true" table:show-details="true"/>
                <table:data-pilot-member table:name="Grocery" table:display="true" table:show-details="true"/>
                <table:data-pilot-member table:name="Sport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-Month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_Amoun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91.88" table:display="true" table:show-details="true"/>
                <table:data-pilot-member table:name="205.42" table:display="true" table:show-details="true"/>
                <table:data-pilot-member table:name="410.05" table:display="true" table:show-details="true"/>
                <table:data-pilot-member table:name="401.19" table:display="true" table:show-details="true"/>
                <table:data-pilot-member table:name="83.85" table:display="true" table:show-details="true"/>
                <table:data-pilot-member table:name="259.02" table:display="true" table:show-details="true"/>
                <table:data-pilot-member table:name="350.95" table:display="true" table:show-details="true"/>
                <table:data-pilot-member table:name="430.6" table:display="true" table:show-details="true"/>
                <table:data-pilot-member table:name="169.72" table:display="true" table:show-details="true"/>
                <table:data-pilot-member table:name="117.92" table:display="true" table:show-details="true"/>
                <table:data-pilot-member table:name="358.46" table:display="true" table:show-details="true"/>
                <table:data-pilot-member table:name="406.66" table:display="true" table:show-details="true"/>
                <table:data-pilot-member table:name="180.85" table:display="true" table:show-details="true"/>
                <table:data-pilot-member table:name="57.13" table:display="true" table:show-details="true"/>
                <table:data-pilot-member table:name="470.86" table:display="true" table:show-details="true"/>
                <table:data-pilot-member table:name="204.81" table:display="true" table:show-details="true"/>
                <table:data-pilot-member table:name="263.7" table:display="true" table:show-details="true"/>
                <table:data-pilot-member table:name="420.48" table:display="true" table:show-details="true"/>
                <table:data-pilot-member table:name="341.09" table:display="true" table:show-details="true"/>
                <table:data-pilot-member table:name="370.26" table:display="true" table:show-details="true"/>
                <table:data-pilot-member table:name="112.45" table:display="true" table:show-details="true"/>
                <table:data-pilot-member table:name="275.31" table:display="true" table:show-details="true"/>
                <table:data-pilot-member table:name="350.93" table:display="true" table:show-details="true"/>
                <table:data-pilot-member table:name="121.99" table:display="true" table:show-details="true"/>
                <table:data-pilot-member table:name="95.73" table:display="true" table:show-details="true"/>
                <table:data-pilot-member table:name="491.26" table:display="true" table:show-details="true"/>
                <table:data-pilot-member table:name="263.15" table:display="true" table:show-details="true"/>
                <table:data-pilot-member table:name="137.81" table:display="true" table:show-details="true"/>
                <table:data-pilot-member table:name="498.16" table:display="true" table:show-details="true"/>
                <table:data-pilot-member table:name="483.06" table:display="true" table:show-details="true"/>
                <table:data-pilot-member table:name="283.56" table:display="true" table:show-details="true"/>
                <table:data-pilot-member table:name="442.49" table:display="true" table:show-details="true"/>
                <table:data-pilot-member table:name="102.47" table:display="true" table:show-details="true"/>
                <table:data-pilot-member table:name="146.65" table:display="true" table:show-details="true"/>
                <table:data-pilot-member table:name="353.18" table:display="true" table:show-details="true"/>
                <table:data-pilot-member table:name="424.86" table:display="true" table:show-details="true"/>
                <table:data-pilot-member table:name="429.6" table:display="true" table:show-details="true"/>
                <table:data-pilot-member table:name="208.21" table:display="true" table:show-details="true"/>
                <table:data-pilot-member table:name="445.01" table:display="true" table:show-details="true"/>
                <table:data-pilot-member table:name="426.95" table:display="true" table:show-details="true"/>
                <table:data-pilot-member table:name="468.46" table:display="true" table:show-details="true"/>
                <table:data-pilot-member table:name="394.82" table:display="true" table:show-details="true"/>
                <table:data-pilot-member table:name="337.8" table:display="true" table:show-details="true"/>
                <table:data-pilot-member table:name="294.54" table:display="true" table:show-details="true"/>
                <table:data-pilot-member table:name="192.42" table:display="true" table:show-details="true"/>
                <table:data-pilot-member table:name="470.67" table:display="true" table:show-details="true"/>
                <table:data-pilot-member table:name="487.1" table:display="true" table:show-details="true"/>
                <table:data-pilot-member table:name="149.12" table:display="true" table:show-details="true"/>
                <table:data-pilot-member table:name="159.63" table:display="true" table:show-details="true"/>
                <table:data-pilot-member table:name="247.95" table:display="true" table:show-details="true"/>
                <table:data-pilot-member table:name="229.73" table:display="true" table:show-details="true"/>
                <table:data-pilot-member table:name="497.28" table:display="true" table:show-details="true"/>
                <table:data-pilot-member table:name="96.2" table:display="true" table:show-details="true"/>
                <table:data-pilot-member table:name="18.86" table:display="true" table:show-details="true"/>
                <table:data-pilot-member table:name="252.01" table:display="true" table:show-details="true"/>
                <table:data-pilot-member table:name="97.62" table:display="true" table:show-details="true"/>
                <table:data-pilot-member table:name="189.57" table:display="true" table:show-details="true"/>
                <table:data-pilot-member table:name="374.64" table:display="true" table:show-details="true"/>
                <table:data-pilot-member table:name="363.26" table:display="true" table:show-details="true"/>
                <table:data-pilot-member table:name="160.95" table:display="true" table:show-details="true"/>
                <table:data-pilot-member table:name="275.84" table:display="true" table:show-details="true"/>
                <table:data-pilot-member table:name="259.32" table:display="true" table:show-details="true"/>
                <table:data-pilot-member table:name="321.8" table:display="true" table:show-details="true"/>
                <table:data-pilot-member table:name="132.73" table:display="true" table:show-details="true"/>
                <table:data-pilot-member table:name="299.04" table:display="true" table:show-details="true"/>
                <table:data-pilot-member table:name="489.66" table:display="true" table:show-details="true"/>
                <table:data-pilot-member table:name="248.5" table:display="true" table:show-details="true"/>
                <table:data-pilot-member table:name="453.99" table:display="true" table:show-details="true"/>
                <table:data-pilot-member table:name="222.85" table:display="true" table:show-details="true"/>
                <table:data-pilot-member table:name="181.54" table:display="true" table:show-details="true"/>
                <table:data-pilot-member table:name="326.1" table:display="true" table:show-details="true"/>
                <table:data-pilot-member table:name="337.77" table:display="true" table:show-details="true"/>
                <table:data-pilot-member table:name="433.44" table:display="true" table:show-details="true"/>
                <table:data-pilot-member table:name="122.79" table:display="true" table:show-details="true"/>
                <table:data-pilot-member table:name="254.6" table:display="true" table:show-details="true"/>
                <table:data-pilot-member table:name="290.28" table:display="true" table:show-details="true"/>
                <table:data-pilot-member table:name="386.59" table:display="true" table:show-details="true"/>
                <table:data-pilot-member table:name="31.37" table:display="true" table:show-details="true"/>
                <table:data-pilot-member table:name="497.33" table:display="true" table:show-details="true"/>
                <table:data-pilot-member table:name="240.27" table:display="true" table:show-details="true"/>
                <table:data-pilot-member table:name="146.98" table:display="true" table:show-details="true"/>
                <table:data-pilot-member table:name="442.91" table:display="true" table:show-details="true"/>
                <table:data-pilot-member table:name="376.38" table:display="true" table:show-details="true"/>
                <table:data-pilot-member table:name="477.01" table:display="true" table:show-details="true"/>
                <table:data-pilot-member table:name="172.07" table:display="true" table:show-details="true"/>
                <table:data-pilot-member table:name="280.85" table:display="true" table:show-details="true"/>
                <table:data-pilot-member table:name="290.42" table:display="true" table:show-details="true"/>
                <table:data-pilot-member table:name="490.36" table:display="true" table:show-details="true"/>
                <table:data-pilot-member table:name="46.92" table:display="true" table:show-details="true"/>
                <table:data-pilot-member table:name="159.79" table:display="true" table:show-details="true"/>
                <table:data-pilot-member table:name="103.55" table:display="true" table:show-details="true"/>
                <table:data-pilot-member table:name="141.55" table:display="true" table:show-details="true"/>
                <table:data-pilot-member table:name="247.79" table:display="true" table:show-details="true"/>
                <table:data-pilot-member table:name="192.62" table:display="true" table:show-details="true"/>
                <table:data-pilot-member table:name="203.4" table:display="true" table:show-details="true"/>
                <table:data-pilot-member table:name="423.66" table:display="true" table:show-details="true"/>
                <table:data-pilot-member table:name="465.71" table:display="true" table:show-details="true"/>
                <table:data-pilot-member table:name="44.5" table:display="true" table:show-details="true"/>
                <table:data-pilot-member table:name="112.37" table:display="true" table:show-details="true"/>
                <table:data-pilot-member table:name="338.86" table:display="true" table:show-details="true"/>
                <table:data-pilot-member table:name="185.74" table:display="true" table:show-details="true"/>
                <table:data-pilot-member table:name="134.54" table:display="true" table:show-details="true"/>
                <table:data-pilot-member table:name="154.69" table:display="true" table:show-details="true"/>
                <table:data-pilot-member table:name="168.05" table:display="true" table:show-details="true"/>
                <table:data-pilot-member table:name="425.85" table:display="true" table:show-details="true"/>
                <table:data-pilot-member table:name="76.94" table:display="true" table:show-details="true"/>
                <table:data-pilot-member table:name="357.37" table:display="true" table:show-details="true"/>
                <table:data-pilot-member table:name="280.88" table:display="true" table:show-details="true"/>
                <table:data-pilot-member table:name="155.29" table:display="true" table:show-details="true"/>
                <table:data-pilot-member table:name="215.69" table:display="true" table:show-details="true"/>
                <table:data-pilot-member table:name="135.54" table:display="true" table:show-details="true"/>
                <table:data-pilot-member table:name="309.64" table:display="true" table:show-details="true"/>
                <table:data-pilot-member table:name="49.98" table:display="true" table:show-details="true"/>
                <table:data-pilot-member table:name="12.54" table:display="true" table:show-details="true"/>
                <table:data-pilot-member table:name="317.67" table:display="true" table:show-details="true"/>
                <table:data-pilot-member table:name="105.19" table:display="true" table:show-details="true"/>
                <table:data-pilot-member table:name="44.76" table:display="true" table:show-details="true"/>
                <table:data-pilot-member table:name="204.42" table:display="true" table:show-details="true"/>
                <table:data-pilot-member table:name="34.88" table:display="true" table:show-details="true"/>
                <table:data-pilot-member table:name="444.44" table:display="true" table:show-details="true"/>
                <table:data-pilot-member table:name="23.53" table:display="true" table:show-details="true"/>
                <table:data-pilot-member table:name="293.64" table:display="true" table:show-details="true"/>
                <table:data-pilot-member table:name="224.85" table:display="true" table:show-details="true"/>
                <table:data-pilot-member table:name="339.29" table:display="true" table:show-details="true"/>
                <table:data-pilot-member table:name="170.79" table:display="true" table:show-details="true"/>
                <table:data-pilot-member table:name="85.97" table:display="true" table:show-details="true"/>
                <table:data-pilot-member table:name="491.1" table:display="true" table:show-details="true"/>
                <table:data-pilot-member table:name="421.08" table:display="true" table:show-details="true"/>
                <table:data-pilot-member table:name="431.6" table:display="true" table:show-details="true"/>
                <table:data-pilot-member table:name="132.62" table:display="true" table:show-details="true"/>
                <table:data-pilot-member table:name="29.03" table:display="true" table:show-details="true"/>
                <table:data-pilot-member table:name="158.6" table:display="true" table:show-details="true"/>
                <table:data-pilot-member table:name="273.17" table:display="true" table:show-details="true"/>
                <table:data-pilot-member table:name="170.06" table:display="true" table:show-details="true"/>
                <table:data-pilot-member table:name="415.66" table:display="true" table:show-details="true"/>
                <table:data-pilot-member table:name="143.06" table:display="true" table:show-details="true"/>
                <table:data-pilot-member table:name="482.97" table:display="true" table:show-details="true"/>
                <table:data-pilot-member table:name="234.06" table:display="true" table:show-details="true"/>
                <table:data-pilot-member table:name="422.59" table:display="true" table:show-details="true"/>
                <table:data-pilot-member table:name="105.25" table:display="true" table:show-details="true"/>
                <table:data-pilot-member table:name="211.56" table:display="true" table:show-details="true"/>
                <table:data-pilot-member table:name="352.76" table:display="true" table:show-details="true"/>
                <table:data-pilot-member table:name="77.79" table:display="true" table:show-details="true"/>
                <table:data-pilot-member table:name="75.05" table:display="true" table:show-details="true"/>
                <table:data-pilot-member table:name="485.07" table:display="true" table:show-details="true"/>
                <table:data-pilot-member table:name="360.15" table:display="true" table:show-details="true"/>
                <table:data-pilot-member table:name="30.12" table:display="true" table:show-details="true"/>
                <table:data-pilot-member table:name="222.43" table:display="true" table:show-details="true"/>
                <table:data-pilot-member table:name="374.58" table:display="true" table:show-details="true"/>
                <table:data-pilot-member table:name="132.92" table:display="true" table:show-details="true"/>
                <table:data-pilot-member table:name="100.32" table:display="true" table:show-details="true"/>
                <table:data-pilot-member table:name="49.63" table:display="true" table:show-details="true"/>
                <table:data-pilot-member table:name="219.87" table:display="true" table:show-details="true"/>
                <table:data-pilot-member table:name="347.36" table:display="true" table:show-details="true"/>
                <table:data-pilot-member table:name="38.51" table:display="true" table:show-details="true"/>
                <table:data-pilot-member table:name="458.45" table:display="true" table:show-details="true"/>
                <table:data-pilot-member table:name="226.75" table:display="true" table:show-details="true"/>
                <table:data-pilot-member table:name="127.5" table:display="true" table:show-details="true"/>
                <table:data-pilot-member table:name="56" table:display="true" table:show-details="true"/>
                <table:data-pilot-member table:name="99.6" table:display="true" table:show-details="true"/>
                <table:data-pilot-member table:name="467.96" table:display="true" table:show-details="true"/>
                <table:data-pilot-member table:name="322.75" table:display="true" table:show-details="true"/>
                <table:data-pilot-member table:name="263.18" table:display="true" table:show-details="true"/>
                <table:data-pilot-member table:name="331.98" table:display="true" table:show-details="true"/>
                <table:data-pilot-member table:name="223.48" table:display="true" table:show-details="true"/>
                <table:data-pilot-member table:name="367.72" table:display="true" table:show-details="true"/>
                <table:data-pilot-member table:name="33.38" table:display="true" table:show-details="true"/>
                <table:data-pilot-member table:name="287.36" table:display="true" table:show-details="true"/>
                <table:data-pilot-member table:name="87.74" table:display="true" table:show-details="true"/>
                <table:data-pilot-member table:name="68.88" table:display="true" table:show-details="true"/>
                <table:data-pilot-member table:name="177.52" table:display="true" table:show-details="true"/>
                <table:data-pilot-member table:name="54.98" table:display="true" table:show-details="true"/>
                <table:data-pilot-member table:name="56.14" table:display="true" table:show-details="true"/>
                <table:data-pilot-member table:name="162.59" table:display="true" table:show-details="true"/>
                <table:data-pilot-member table:name="489.96" table:display="true" table:show-details="true"/>
                <table:data-pilot-member table:name="95.91" table:display="true" table:show-details="true"/>
                <table:data-pilot-member table:name="18.41" table:display="true" table:show-details="true"/>
                <table:data-pilot-member table:name="384.05" table:display="true" table:show-details="true"/>
                <table:data-pilot-member table:name="405.39" table:display="true" table:show-details="true"/>
                <table:data-pilot-member table:name="179.69" table:display="true" table:show-details="true"/>
                <table:data-pilot-member table:name="237.69" table:display="true" table:show-details="true"/>
                <table:data-pilot-member table:name="328.39" table:display="true" table:show-details="true"/>
                <table:data-pilot-member table:name="33.55" table:display="true" table:show-details="true"/>
                <table:data-pilot-member table:name="475.08" table:display="true" table:show-details="true"/>
                <table:data-pilot-member table:name="444.47" table:display="true" table:show-details="true"/>
                <table:data-pilot-member table:name="137.84" table:display="true" table:show-details="true"/>
                <table:data-pilot-member table:name="17.5" table:display="true" table:show-details="true"/>
                <table:data-pilot-member table:name="467.38" table:display="true" table:show-details="true"/>
                <table:data-pilot-member table:name="255.51" table:display="true" table:show-details="true"/>
                <table:data-pilot-member table:name="274.29" table:display="true" table:show-details="true"/>
                <table:data-pilot-member table:name="345.14" table:display="true" table:show-details="true"/>
                <table:data-pilot-member table:name="311.77" table:display="true" table:show-details="true"/>
                <table:data-pilot-member table:name="472.51" table:display="true" table:show-details="true"/>
                <table:data-pilot-member table:name="472.68" table:display="true" table:show-details="true"/>
                <table:data-pilot-member table:name="434.93" table:display="true" table:show-details="true"/>
                <table:data-pilot-member table:name="321.84" table:display="true" table:show-details="true"/>
                <table:data-pilot-member table:name="402.47" table:display="true" table:show-details="true"/>
                <table:data-pilot-member table:name="341.81" table:display="true" table:show-details="true"/>
                <table:data-pilot-member table:name="290.9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e_20_Sum_20_By_20_Date" style:display-name="PageStyle_Purchase Sum By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e_20_Sum_20_By_20_Month" style:display-name="PageStyle_Purchase Sum By Mon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s" style:display-name="PageStyle_B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ations" style:display-name="PageStyle_Combin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888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ea4335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chart-properties chart:solid-type="cuboid"/>
      <style:graphic-properties draw:fill-color="#34a853"/>
    </style:style>
    <style:style style:name="ch12" style:family="chart">
      <style:chart-properties chart:solid-type="cuboid"/>
      <style:graphic-properties draw:fill-color="#ff6d01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981cm" svg:height="9.816cm" xlink:href=".." xlink:type="simple" chart:class="chart:bar" chart:style-name="ch1">
        <chart:legend chart:legend-position="end" svg:x="13.506cm" svg:y="3.613cm" style:legend-expansion="high" chart:style-name="ch2"/>
        <chart:plot-area chart:style-name="ch3" table:cell-range-address="Categories.B2:Categories.B6 Categories.F2:Categories.F6" chart:data-source-has-labels="column" svg:x="0.319cm" svg:y="0.196cm" svg:width="12.868cm" svg:height="9.424cm">
          <chartooo:coordinate-region svg:x="0.79cm" svg:y="0.396cm" svg:width="12.397cm" svg:height="8.727cm"/>
          <chart:axis chart:dimension="x" chart:name="primary-x" chart:style-name="ch4" chartooo:axis-type="text">
            <chart:categories table:cell-range-address="Categories.B2:Categories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tegories.F2:Categories.F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Furniture</text:p>
                <draw:g>
                  <svg:desc>Categories.B2:Categories.B6</svg:desc>
                </draw:g>
              </table:table-cell>
              <table:table-cell office:value-type="float" office:value="12.005">
                <text:p>12.005</text:p>
                <draw:g>
                  <svg:desc>Categories.F2:Categories.F6</svg:desc>
                </draw:g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6.845">
                <text:p>6.845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9.245">
                <text:p>9.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15.981cm" svg:height="9.816cm" xlink:href=".." xlink:type="simple" chart:class="chart:bar" chart:style-name="ch1">
        <chart:legend chart:legend-position="end" svg:x="14.009cm" svg:y="2.368cm" style:legend-expansion="high" chart:style-name="ch2"/>
        <chart:plot-area chart:style-name="ch3" table:cell-range-address="Bins.B2:Bins.C11" chart:data-source-has-labels="column" svg:x="0.319cm" svg:y="0.196cm" svg:width="13.371cm" svg:height="9.424cm">
          <chartooo:coordinate-region svg:x="0.79cm" svg:y="0.395cm" svg:width="12.9cm" svg:height="8.728cm"/>
          <chart:axis chart:dimension="x" chart:name="primary-x" chart:style-name="ch4" chartooo:axis-type="text">
            <chart:categories table:cell-range-address="Bins.B2:Bins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ns.C2:Bins.C1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-50</text:p>
                <draw:g>
                  <svg:desc>Bins.B2:Bins.B11</svg:desc>
                </draw:g>
              </table:table-cell>
              <table:table-cell office:value-type="float" office:value="17">
                <text:p>17</text:p>
                <draw:g>
                  <svg:desc>Bins.C2:Bins.C11</svg:desc>
                </draw:g>
              </table:table-cell>
            </table:table-row>
            <table:table-row>
              <table:table-cell office:value-type="string">
                <text:p>50-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-1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-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-2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-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0-4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-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-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-55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11cm" svg:y="3.613cm" style:legend-expansion="high" chart:style-name="ch2"/>
        <chart:plot-area chart:style-name="ch3" table:cell-range-address="'Purchase Sum By Month'.A2:'Purchase Sum By Month'.H7" chart:data-source-has-labels="both" svg:x="0.317cm" svg:y="0.196cm" svg:width="12.177cm" svg:height="9.424cm">
          <chartooo:coordinate-region svg:x="1.159cm" svg:y="0.395cm" svg:width="11.148cm" svg:height="8.728cm"/>
          <chart:axis chart:dimension="x" chart:name="primary-x" chart:style-name="ch4" chartooo:axis-type="text">
            <chart:categories table:cell-range-address="'Purchase Sum By Month'.B2:'Purchase Sum By Month'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urchase Sum By Month'.B3:'Purchase Sum By Month'.H3" chart:label-cell-address="'Purchase Sum By Month'.A3:'Purchase Sum By Month'.A3" chart:class="chart:line">
            <chart:data-point chart:repeated="7"/>
          </chart:series>
          <chart:series chart:style-name="ch8" chart:values-cell-range-address="'Purchase Sum By Month'.B4:'Purchase Sum By Month'.H4" chart:label-cell-address="'Purchase Sum By Month'.A4:'Purchase Sum By Month'.A4" chart:class="chart:line">
            <chart:data-point chart:repeated="7"/>
          </chart:series>
          <chart:series chart:style-name="ch9" chart:values-cell-range-address="'Purchase Sum By Month'.B5:'Purchase Sum By Month'.H5" chart:label-cell-address="'Purchase Sum By Month'.A5:'Purchase Sum By Month'.A5" chart:class="chart:line">
            <chart:data-point chart:repeated="7"/>
          </chart:series>
          <chart:series chart:style-name="ch10" chart:values-cell-range-address="'Purchase Sum By Month'.B6:'Purchase Sum By Month'.H6" chart:label-cell-address="'Purchase Sum By Month'.A6:'Purchase Sum By Month'.A6" chart:class="chart:line">
            <chart:data-point chart:repeated="7"/>
          </chart:series>
          <chart:series chart:style-name="ch11" chart:values-cell-range-address="'Purchase Sum By Month'.B7:'Purchase Sum By Month'.H7" chart:label-cell-address="'Purchase Sum By Month'.A7:'Purchase Sum By Month'.A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</text:p>
                <draw:g>
                  <svg:desc>'Purchase Sum By Month'.B2:'Purchase Sum By Month'.H2</svg:desc>
                </draw:g>
              </table:table-cell>
              <table:table-cell office:value-type="string">
                <text:p>02</text:p>
              </table:table-cell>
              <table:table-cell office:value-type="string">
                <text:p>03</text:p>
              </table:table-cell>
              <table:table-cell office:value-type="string">
                <text:p>04</text:p>
              </table:table-cell>
              <table:table-cell office:value-type="string">
                <text:p>05</text:p>
              </table:table-cell>
              <table:table-cell office:value-type="string">
                <text:p>06</text:p>
              </table:table-cell>
              <table:table-cell office:value-type="string">
                <text:p>07</text:p>
              </table:table-cell>
            </table:table-row>
          </table:table-header-rows>
          <table:table-rows>
            <table:table-row>
              <table:table-cell office:value-type="string">
                <text:p>Clothing</text:p>
                <draw:g>
                  <svg:desc>'Purchase Sum By Month'.A3:'Purchase Sum By Month'.A3</svg:desc>
                </draw:g>
              </table:table-cell>
              <table:table-cell office:value-type="float" office:value="771.22">
                <text:p>771.22</text:p>
                <draw:g>
                  <svg:desc>'Purchase Sum By Month'.B3:'Purchase Sum By Month'.H3</svg:desc>
                </draw:g>
              </table:table-cell>
              <table:table-cell office:value-type="float" office:value="2096.23">
                <text:p>2096.23</text:p>
              </table:table-cell>
              <table:table-cell office:value-type="float" office:value="1823.17">
                <text:p>1823.17</text:p>
              </table:table-cell>
              <table:table-cell office:value-type="float" office:value="837.65">
                <text:p>837.65</text:p>
              </table:table-cell>
              <table:table-cell office:value-type="float" office:value="879.08">
                <text:p>879.08</text:p>
              </table:table-cell>
              <table:table-cell office:value-type="float" office:value="768.42">
                <text:p>768.42</text:p>
              </table:table-cell>
              <table:table-cell office:value-type="float" office:value="1255.43">
                <text:p>1255.43</text:p>
              </table:table-cell>
            </table:table-row>
            <table:table-row>
              <table:table-cell office:value-type="string">
                <text:p>Electronics</text:p>
                <draw:g>
                  <svg:desc>'Purchase Sum By Month'.A4:'Purchase Sum By Month'.A4</svg:desc>
                </draw:g>
              </table:table-cell>
              <table:table-cell office:value-type="float" office:value="558.81">
                <text:p>558.81</text:p>
                <draw:g>
                  <svg:desc>'Purchase Sum By Month'.B4:'Purchase Sum By Month'.H4</svg:desc>
                </draw:g>
              </table:table-cell>
              <table:table-cell office:value-type="float" office:value="1554.77">
                <text:p>1554.77</text:p>
              </table:table-cell>
              <table:table-cell office:value-type="float" office:value="2389.3">
                <text:p>2389.3</text:p>
              </table:table-cell>
              <table:table-cell office:value-type="float" office:value="1732.29">
                <text:p>1732.29</text:p>
              </table:table-cell>
              <table:table-cell office:value-type="float" office:value="615.59">
                <text:p>615.59</text:p>
              </table:table-cell>
              <table:table-cell office:value-type="float" office:value="2303.9">
                <text:p>2303.9</text:p>
              </table:table-cell>
              <table:table-cell office:value-type="float" office:value="1215.74">
                <text:p>1215.74</text:p>
              </table:table-cell>
            </table:table-row>
            <table:table-row>
              <table:table-cell office:value-type="string">
                <text:p>Furniture</text:p>
                <draw:g>
                  <svg:desc>'Purchase Sum By Month'.A5:'Purchase Sum By Month'.A5</svg:desc>
                </draw:g>
              </table:table-cell>
              <table:table-cell office:value-type="float" office:value="3287.31">
                <text:p>3287.31</text:p>
                <draw:g>
                  <svg:desc>'Purchase Sum By Month'.B5:'Purchase Sum By Month'.H5</svg:desc>
                </draw:g>
              </table:table-cell>
              <table:table-cell office:value-type="float" office:value="2975.21">
                <text:p>2975.21</text:p>
              </table:table-cell>
              <table:table-cell office:value-type="float" office:value="1969.26">
                <text:p>1969.26</text:p>
              </table:table-cell>
              <table:table-cell office:value-type="float" office:value="621.31">
                <text:p>621.31</text:p>
              </table:table-cell>
              <table:table-cell office:value-type="float" office:value="2959.59">
                <text:p>2959.59</text:p>
              </table:table-cell>
              <table:table-cell office:value-type="float" office:value="1132.64">
                <text:p>1132.64</text:p>
              </table:table-cell>
              <table:table-cell office:value-type="float" office:value="1519.87">
                <text:p>1519.87</text:p>
              </table:table-cell>
            </table:table-row>
            <table:table-row>
              <table:table-cell office:value-type="string">
                <text:p>Grocery</text:p>
                <draw:g>
                  <svg:desc>'Purchase Sum By Month'.A6:'Purchase Sum By Month'.A6</svg:desc>
                </draw:g>
              </table:table-cell>
              <table:table-cell office:value-type="float" office:value="2805.95">
                <text:p>2805.95</text:p>
                <draw:g>
                  <svg:desc>'Purchase Sum By Month'.B6:'Purchase Sum By Month'.H6</svg:desc>
                </draw:g>
              </table:table-cell>
              <table:table-cell office:value-type="float" office:value="1034.79">
                <text:p>1034.79</text:p>
              </table:table-cell>
              <table:table-cell office:value-type="float" office:value="263.34">
                <text:p>263.34</text:p>
              </table:table-cell>
              <table:table-cell office:value-type="float" office:value="2119.02">
                <text:p>2119.02</text:p>
              </table:table-cell>
              <table:table-cell office:value-type="float" office:value="1132.46">
                <text:p>1132.46</text:p>
              </table:table-cell>
              <table:table-cell office:value-type="float" office:value="1201.92">
                <text:p>1201.92</text:p>
              </table:table-cell>
              <table:table-cell office:value-type="float" office:value="1012.28">
                <text:p>1012.28</text:p>
              </table:table-cell>
            </table:table-row>
            <table:table-row>
              <table:table-cell office:value-type="string">
                <text:p>Sports</text:p>
                <draw:g>
                  <svg:desc>'Purchase Sum By Month'.A7:'Purchase Sum By Month'.A7</svg:desc>
                </draw:g>
              </table:table-cell>
              <table:table-cell office:value-type="float" office:value="1685.02">
                <text:p>1685.02</text:p>
                <draw:g>
                  <svg:desc>'Purchase Sum By Month'.B7:'Purchase Sum By Month'.H7</svg:desc>
                </draw:g>
              </table:table-cell>
              <table:table-cell office:value-type="float" office:value="801.05">
                <text:p>801.05</text:p>
              </table:table-cell>
              <table:table-cell office:value-type="float" office:value="2347.98">
                <text:p>2347.98</text:p>
              </table:table-cell>
              <table:table-cell office:value-type="float" office:value="697.82">
                <text:p>697.82</text:p>
              </table:table-cell>
              <table:table-cell office:value-type="float" office:value="2066.84">
                <text:p>2066.84</text:p>
              </table:table-cell>
              <table:table-cell office:value-type="float" office:value="933.55">
                <text:p>933.55</text:p>
              </table:table-cell>
              <table:table-cell office:value-type="float" office:value="824.79">
                <text:p>824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11cm" svg:y="3.613cm" style:legend-expansion="high" chart:style-name="ch2"/>
        <chart:plot-area chart:style-name="ch3" table:cell-range-address="'Purchase Sum By Date'.A2:'Purchase Sum By Date'.AF7" chart:data-source-has-labels="both" svg:x="0.317cm" svg:y="0.196cm" svg:width="12.177cm" svg:height="9.424cm">
          <chartooo:coordinate-region svg:x="0.974cm" svg:y="0.395cm" svg:width="11.149cm" svg:height="8.728cm"/>
          <chart:axis chart:dimension="x" chart:name="primary-x" chart:style-name="ch4" chartooo:axis-type="text">
            <chart:categories table:cell-range-address="'Purchase Sum By Date'.B2:'Purchase Sum By Date'.A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urchase Sum By Date'.B3:'Purchase Sum By Date'.AF3" chart:label-cell-address="'Purchase Sum By Date'.A3:'Purchase Sum By Date'.A3" chart:class="chart:line">
            <chart:data-point chart:repeated="31"/>
          </chart:series>
          <chart:series chart:style-name="ch8" chart:values-cell-range-address="'Purchase Sum By Date'.B4:'Purchase Sum By Date'.AF4" chart:label-cell-address="'Purchase Sum By Date'.A4:'Purchase Sum By Date'.A4" chart:class="chart:line">
            <chart:data-point chart:repeated="31"/>
          </chart:series>
          <chart:series chart:style-name="ch9" chart:values-cell-range-address="'Purchase Sum By Date'.B5:'Purchase Sum By Date'.AF5" chart:label-cell-address="'Purchase Sum By Date'.A5:'Purchase Sum By Date'.A5" chart:class="chart:line">
            <chart:data-point chart:repeated="31"/>
          </chart:series>
          <chart:series chart:style-name="ch10" chart:values-cell-range-address="'Purchase Sum By Date'.B6:'Purchase Sum By Date'.AF6" chart:label-cell-address="'Purchase Sum By Date'.A6:'Purchase Sum By Date'.A6" chart:class="chart:line">
            <chart:data-point chart:repeated="31"/>
          </chart:series>
          <chart:series chart:style-name="ch11" chart:values-cell-range-address="'Purchase Sum By Date'.B7:'Purchase Sum By Date'.AF7" chart:label-cell-address="'Purchase Sum By Date'.A7:'Purchase Sum By Date'.A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</text:p>
                <draw:g>
                  <svg:desc>'Purchase Sum By Date'.B2:'Purchase Sum By Date'.AF2</svg:desc>
                </draw:g>
              </table:table-cell>
              <table:table-cell office:value-type="string">
                <text:p>02</text:p>
              </table:table-cell>
              <table:table-cell office:value-type="string">
                <text:p>03</text:p>
              </table:table-cell>
              <table:table-cell office:value-type="string">
                <text:p>04</text:p>
              </table:table-cell>
              <table:table-cell office:value-type="string">
                <text:p>05</text:p>
              </table:table-cell>
              <table:table-cell office:value-type="string">
                <text:p>06</text:p>
              </table:table-cell>
              <table:table-cell office:value-type="string">
                <text:p>07</text:p>
              </table:table-cell>
              <table:table-cell office:value-type="string">
                <text:p>08</text:p>
              </table:table-cell>
              <table:table-cell office:value-type="string">
                <text:p>0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Clothing</text:p>
                <draw:g>
                  <svg:desc>'Purchase Sum By Date'.A3:'Purchase Sum By Date'.A3</svg:desc>
                </draw:g>
              </table:table-cell>
              <table:table-cell office:value-type="float" office:value="275.84">
                <text:p>275.84</text:p>
                <draw:g>
                  <svg:desc>'Purchase Sum By Date'.B3:'Purchase Sum By Date'.AF3</svg:desc>
                </draw:g>
              </table:table-cell>
              <table:table-cell office:value-type="float" office:value="33.55">
                <text:p>33.55</text:p>
              </table:table-cell>
              <table:table-cell office:value-type="float" office:value="475.08">
                <text:p>475.08</text:p>
              </table:table-cell>
              <table:table-cell office:value-type="float" office:value="132.73">
                <text:p>132.73</text:p>
              </table:table-cell>
              <table:table-cell office:value-type="float" office:value="299.04">
                <text:p>299.04</text:p>
              </table:table-cell>
              <table:table-cell office:value-type="float" office:value="259.02">
                <text:p>259.02</text:p>
              </table:table-cell>
              <table:table-cell office:value-type="float" office:value="293">
                <text:p>293</text:p>
              </table:table-cell>
              <table:table-cell office:value-type="float" office:value="566.36">
                <text:p>566.36</text:p>
              </table:table-cell>
              <table:table-cell office:value-type="float" office:value="701.24">
                <text:p>70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.51">
                <text:p>472.51</text:p>
              </table:table-cell>
              <table:table-cell office:value-type="float" office:value="462.59">
                <text:p>462.59</text:p>
              </table:table-cell>
              <table:table-cell office:value-type="float" office:value="595.82">
                <text:p>595.82</text:p>
              </table:table-cell>
              <table:table-cell office:value-type="float" office:value="NaN">
                <text:p>NaN</text:p>
              </table:table-cell>
              <table:table-cell office:value-type="float" office:value="982.19">
                <text:p>982.19</text:p>
              </table:table-cell>
              <table:table-cell office:value-type="float" office:value="234.06">
                <text:p>234.06</text:p>
              </table:table-cell>
              <table:table-cell office:value-type="float" office:value="582.22">
                <text:p>58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.43">
                <text:p>167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.96">
                <text:p>489.96</text:p>
              </table:table-cell>
              <table:table-cell office:value-type="float" office:value="NaN">
                <text:p>NaN</text:p>
              </table:table-cell>
              <table:table-cell office:value-type="float" office:value="44.76">
                <text:p>44.76</text:p>
              </table:table-cell>
              <table:table-cell office:value-type="float" office:value="374.64">
                <text:p>374.64</text:p>
              </table:table-cell>
              <table:table-cell office:value-type="float" office:value="360.24">
                <text:p>360.24</text:p>
              </table:table-cell>
              <table:table-cell office:value-type="float" office:value="605.39">
                <text:p>605.39</text:p>
              </table:table-cell>
              <table:table-cell office:value-type="float" office:value="23.53">
                <text:p>2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ectronics</text:p>
                <draw:g>
                  <svg:desc>'Purchase Sum By Date'.A4:'Purchase Sum By Date'.A4</svg:desc>
                </draw:g>
              </table:table-cell>
              <table:table-cell office:value-type="float" office:value="519.57">
                <text:p>519.57</text:p>
                <draw:g>
                  <svg:desc>'Purchase Sum By Date'.B4:'Purchase Sum By Date'.AF4</svg:desc>
                </draw:g>
              </table:table-cell>
              <table:table-cell office:value-type="float" office:value="219.87">
                <text:p>219.87</text:p>
              </table:table-cell>
              <table:table-cell office:value-type="float" office:value="146.65">
                <text:p>146.65</text:p>
              </table:table-cell>
              <table:table-cell office:value-type="float" office:value="412.7">
                <text:p>412.7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4.88">
                <text:p>594.88</text:p>
              </table:table-cell>
              <table:table-cell office:value-type="float" office:value="445.01">
                <text:p>445.01</text:p>
              </table:table-cell>
              <table:table-cell office:value-type="float" office:value="338.86">
                <text:p>338.86</text:p>
              </table:table-cell>
              <table:table-cell office:value-type="float" office:value="467.96">
                <text:p>467.96</text:p>
              </table:table-cell>
              <table:table-cell office:value-type="float" office:value="855.46">
                <text:p>855.46</text:p>
              </table:table-cell>
              <table:table-cell office:value-type="float" office:value="263.18">
                <text:p>263.18</text:p>
              </table:table-cell>
              <table:table-cell office:value-type="float" office:value="NaN">
                <text:p>NaN</text:p>
              </table:table-cell>
              <table:table-cell office:value-type="float" office:value="425.85">
                <text:p>425.85</text:p>
              </table:table-cell>
              <table:table-cell office:value-type="float" office:value="470.67">
                <text:p>470.67</text:p>
              </table:table-cell>
              <table:table-cell office:value-type="float" office:value="402.47">
                <text:p>402.47</text:p>
              </table:table-cell>
              <table:table-cell office:value-type="float" office:value="673.95">
                <text:p>673.95</text:p>
              </table:table-cell>
              <table:table-cell office:value-type="float" office:value="NaN">
                <text:p>NaN</text:p>
              </table:table-cell>
              <table:table-cell office:value-type="float" office:value="409.97">
                <text:p>409.97</text:p>
              </table:table-cell>
              <table:table-cell office:value-type="float" office:value="524.62">
                <text:p>524.62</text:p>
              </table:table-cell>
              <table:table-cell office:value-type="float" office:value="NaN">
                <text:p>NaN</text:p>
              </table:table-cell>
              <table:table-cell office:value-type="float" office:value="442.91">
                <text:p>442.91</text:p>
              </table:table-cell>
              <table:table-cell office:value-type="float" office:value="NaN">
                <text:p>NaN</text:p>
              </table:table-cell>
              <table:table-cell office:value-type="float" office:value="439.66">
                <text:p>439.66</text:p>
              </table:table-cell>
              <table:table-cell office:value-type="float" office:value="365.42">
                <text:p>365.42</text:p>
              </table:table-cell>
              <table:table-cell office:value-type="float" office:value="299.26">
                <text:p>299.26</text:p>
              </table:table-cell>
              <table:table-cell office:value-type="float" office:value="290.42">
                <text:p>290.42</text:p>
              </table:table-cell>
              <table:table-cell office:value-type="float" office:value="930.63">
                <text:p>930.63</text:p>
              </table:table-cell>
              <table:table-cell office:value-type="float" office:value="179.69">
                <text:p>179.69</text:p>
              </table:table-cell>
              <table:table-cell office:value-type="float" office:value="132.92">
                <text:p>132.92</text:p>
              </table:table-cell>
              <table:table-cell office:value-type="float" office:value="100.32">
                <text:p>100.32</text:p>
              </table:table-cell>
            </table:table-row>
            <table:table-row>
              <table:table-cell office:value-type="string">
                <text:p>Furniture</text:p>
                <draw:g>
                  <svg:desc>'Purchase Sum By Date'.A5:'Purchase Sum By Date'.A5</svg:desc>
                </draw:g>
              </table:table-cell>
              <table:table-cell office:value-type="float" office:value="1228.01">
                <text:p>1228.01</text:p>
                <draw:g>
                  <svg:desc>'Purchase Sum By Date'.B5:'Purchase Sum By Date'.AF5</svg:desc>
                </draw:g>
              </table:table-cell>
              <table:table-cell office:value-type="float" office:value="361.79">
                <text:p>361.79</text:p>
              </table:table-cell>
              <table:table-cell office:value-type="float" office:value="NaN">
                <text:p>NaN</text:p>
              </table:table-cell>
              <table:table-cell office:value-type="float" office:value="444.47">
                <text:p>444.47</text:p>
              </table:table-cell>
              <table:table-cell office:value-type="float" office:value="544.42">
                <text:p>544.42</text:p>
              </table:table-cell>
              <table:table-cell office:value-type="float" office:value="489.66">
                <text:p>489.66</text:p>
              </table:table-cell>
              <table:table-cell office:value-type="float" office:value="421.08">
                <text:p>421.08</text:p>
              </table:table-cell>
              <table:table-cell office:value-type="float" office:value="NaN">
                <text:p>NaN</text:p>
              </table:table-cell>
              <table:table-cell office:value-type="float" office:value="222.85">
                <text:p>222.85</text:p>
              </table:table-cell>
              <table:table-cell office:value-type="float" office:value="835.74">
                <text:p>835.74</text:p>
              </table:table-cell>
              <table:table-cell office:value-type="float" office:value="670.23">
                <text:p>670.23</text:p>
              </table:table-cell>
              <table:table-cell office:value-type="float" office:value="765.66">
                <text:p>765.66</text:p>
              </table:table-cell>
              <table:table-cell office:value-type="float" office:value="472.68">
                <text:p>472.68</text:p>
              </table:table-cell>
              <table:table-cell office:value-type="float" office:value="NaN">
                <text:p>NaN</text:p>
              </table:table-cell>
              <table:table-cell office:value-type="float" office:value="838.58">
                <text:p>838.58</text:p>
              </table:table-cell>
              <table:table-cell office:value-type="float" office:value="482.97">
                <text:p>482.97</text:p>
              </table:table-cell>
              <table:table-cell office:value-type="float" office:value="544.58">
                <text:p>544.58</text:p>
              </table:table-cell>
              <table:table-cell office:value-type="float" office:value="410.06">
                <text:p>410.06</text:p>
              </table:table-cell>
              <table:table-cell office:value-type="float" office:value="745.28">
                <text:p>745.28</text:p>
              </table:table-cell>
              <table:table-cell office:value-type="float" office:value="840.26">
                <text:p>840.26</text:p>
              </table:table-cell>
              <table:table-cell office:value-type="float" office:value="497.28">
                <text:p>497.28</text:p>
              </table:table-cell>
              <table:table-cell office:value-type="float" office:value="230.13">
                <text:p>230.13</text:p>
              </table:table-cell>
              <table:table-cell office:value-type="float" office:value="588.57">
                <text:p>588.57</text:p>
              </table:table-cell>
              <table:table-cell office:value-type="float" office:value="485.07">
                <text:p>485.07</text:p>
              </table:table-cell>
              <table:table-cell office:value-type="float" office:value="360.15">
                <text:p>360.15</text:p>
              </table:table-cell>
              <table:table-cell office:value-type="float" office:value="219.69">
                <text:p>219.69</text:p>
              </table:table-cell>
              <table:table-cell office:value-type="float" office:value="NaN">
                <text:p>NaN</text:p>
              </table:table-cell>
              <table:table-cell office:value-type="float" office:value="363.26">
                <text:p>363.26</text:p>
              </table:table-cell>
              <table:table-cell office:value-type="float" office:value="919.66">
                <text:p>919.66</text:p>
              </table:table-cell>
              <table:table-cell office:value-type="float" office:value="483.06">
                <text:p>48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cery</text:p>
                <draw:g>
                  <svg:desc>'Purchase Sum By Date'.A6:'Purchase Sum By Date'.A6</svg:desc>
                </draw:g>
              </table:table-cell>
              <table:table-cell office:value-type="float" office:value="NaN">
                <text:p>NaN</text:p>
                <draw:g>
                  <svg:desc>'Purchase Sum By Date'.B6:'Purchase Sum By Date'.AF6</svg:desc>
                </draw:g>
              </table:table-cell>
              <table:table-cell office:value-type="float" office:value="247.79">
                <text:p>247.79</text:p>
              </table:table-cell>
              <table:table-cell office:value-type="float" office:value="1289.32">
                <text:p>1289.32</text:p>
              </table:table-cell>
              <table:table-cell office:value-type="float" office:value="353.18">
                <text:p>353.18</text:p>
              </table:table-cell>
              <table:table-cell office:value-type="float" office:value="423.66">
                <text:p>423.66</text:p>
              </table:table-cell>
              <table:table-cell office:value-type="float" office:value="429.6">
                <text:p>429.6</text:p>
              </table:table-cell>
              <table:table-cell office:value-type="float" office:value="350.95">
                <text:p>350.95</text:p>
              </table:table-cell>
              <table:table-cell office:value-type="float" office:value="742.11">
                <text:p>742.11</text:p>
              </table:table-cell>
              <table:table-cell office:value-type="float" office:value="269.32">
                <text:p>269.32</text:p>
              </table:table-cell>
              <table:table-cell office:value-type="float" office:value="29.03">
                <text:p>29.03</text:p>
              </table:table-cell>
              <table:table-cell office:value-type="float" office:value="NaN">
                <text:p>NaN</text:p>
              </table:table-cell>
              <table:table-cell office:value-type="float" office:value="406.66">
                <text:p>406.66</text:p>
              </table:table-cell>
              <table:table-cell office:value-type="float" office:value="331.98">
                <text:p>331.98</text:p>
              </table:table-cell>
              <table:table-cell office:value-type="float" office:value="850.59">
                <text:p>850.59</text:p>
              </table:table-cell>
              <table:table-cell office:value-type="float" office:value="464.9">
                <text:p>464.9</text:p>
              </table:table-cell>
              <table:table-cell office:value-type="float" office:value="390.75">
                <text:p>390.75</text:p>
              </table:table-cell>
              <table:table-cell office:value-type="float" office:value="NaN">
                <text:p>NaN</text:p>
              </table:table-cell>
              <table:table-cell office:value-type="float" office:value="155.29">
                <text:p>155.29</text:p>
              </table:table-cell>
              <table:table-cell office:value-type="float" office:value="215.69">
                <text:p>215.69</text:p>
              </table:table-cell>
              <table:table-cell office:value-type="float" office:value="NaN">
                <text:p>NaN</text:p>
              </table:table-cell>
              <table:table-cell office:value-type="float" office:value="309.64">
                <text:p>309.64</text:p>
              </table:table-cell>
              <table:table-cell office:value-type="float" office:value="NaN">
                <text:p>NaN</text:p>
              </table:table-cell>
              <table:table-cell office:value-type="float" office:value="12.54">
                <text:p>12.54</text:p>
              </table:table-cell>
              <table:table-cell office:value-type="float" office:value="252.01">
                <text:p>252.01</text:p>
              </table:table-cell>
              <table:table-cell office:value-type="float" office:value="95.91">
                <text:p>95.91</text:p>
              </table:table-cell>
              <table:table-cell office:value-type="float" office:value="491.26">
                <text:p>491.26</text:p>
              </table:table-cell>
              <table:table-cell office:value-type="float" office:value="672.99">
                <text:p>67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48">
                <text:p>397.48</text:p>
              </table:table-cell>
              <table:table-cell office:value-type="float" office:value="387.11">
                <text:p>387.11</text:p>
              </table:table-cell>
            </table:table-row>
            <table:table-row>
              <table:table-cell office:value-type="string">
                <text:p>Sports</text:p>
                <draw:g>
                  <svg:desc>'Purchase Sum By Date'.A7:'Purchase Sum By Date'.A7</svg:desc>
                </draw:g>
              </table:table-cell>
              <table:table-cell office:value-type="float" office:value="NaN">
                <text:p>NaN</text:p>
                <draw:g>
                  <svg:desc>'Purchase Sum By Date'.B7:'Purchase Sum By Date'.AF7</svg:desc>
                </draw:g>
              </table:table-cell>
              <table:table-cell office:value-type="float" office:value="430.27">
                <text:p>430.27</text:p>
              </table:table-cell>
              <table:table-cell office:value-type="float" office:value="321.8">
                <text:p>321.8</text:p>
              </table:table-cell>
              <table:table-cell office:value-type="float" office:value="401.19">
                <text:p>401.19</text:p>
              </table:table-cell>
              <table:table-cell office:value-type="float" office:value="646.55">
                <text:p>646.55</text:p>
              </table:table-cell>
              <table:table-cell office:value-type="float" office:value="1183.56">
                <text:p>1183.56</text:p>
              </table:table-cell>
              <table:table-cell office:value-type="float" office:value="208.21">
                <text:p>208.21</text:p>
              </table:table-cell>
              <table:table-cell office:value-type="float" office:value="431.6">
                <text:p>431.6</text:p>
              </table:table-cell>
              <table:table-cell office:value-type="float" office:value="132.62">
                <text:p>132.62</text:p>
              </table:table-cell>
              <table:table-cell office:value-type="float" office:value="463.06">
                <text:p>463.06</text:p>
              </table:table-cell>
              <table:table-cell office:value-type="float" office:value="481.35">
                <text:p>481.35</text:p>
              </table:table-cell>
              <table:table-cell office:value-type="float" office:value="337.77">
                <text:p>337.77</text:p>
              </table:table-cell>
              <table:table-cell office:value-type="float" office:value="784.35">
                <text:p>784.35</text:p>
              </table:table-cell>
              <table:table-cell office:value-type="float" office:value="NaN">
                <text:p>NaN</text:p>
              </table:table-cell>
              <table:table-cell office:value-type="float" office:value="331.54">
                <text:p>331.54</text:p>
              </table:table-cell>
              <table:table-cell office:value-type="float" office:value="NaN">
                <text:p>NaN</text:p>
              </table:table-cell>
              <table:table-cell office:value-type="float" office:value="490.93">
                <text:p>490.93</text:p>
              </table:table-cell>
              <table:table-cell office:value-type="float" office:value="420.48">
                <text:p>420.48</text:p>
              </table:table-cell>
              <table:table-cell office:value-type="float" office:value="105.25">
                <text:p>105.25</text:p>
              </table:table-cell>
              <table:table-cell office:value-type="float" office:value="NaN">
                <text:p>NaN</text:p>
              </table:table-cell>
              <table:table-cell office:value-type="float" office:value="499.74">
                <text:p>499.74</text:p>
              </table:table-cell>
              <table:table-cell office:value-type="float" office:value="325.29">
                <text:p>325.29</text:p>
              </table:table-cell>
              <table:table-cell office:value-type="float" office:value="395.24">
                <text:p>395.24</text:p>
              </table:table-cell>
              <table:table-cell office:value-type="float" office:value="477.01">
                <text:p>477.01</text:p>
              </table:table-cell>
              <table:table-cell office:value-type="float" office:value="105.19">
                <text:p>105.19</text:p>
              </table:table-cell>
              <table:table-cell office:value-type="float" office:value="NaN">
                <text:p>NaN</text:p>
              </table:table-cell>
              <table:table-cell office:value-type="float" office:value="384.05">
                <text:p>38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